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94a2" officeooo:paragraph-rsid="001c94a2" style:font-weight-asian="bold" style:font-weight-complex="bold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style:font-name="Times New Roman" fo:font-size="11pt" style:font-size-asian="11pt"/>
    </style:style>
    <style:style style:name="T4" style:family="text">
      <style:text-properties fo:font-variant="normal" fo:text-transform="none" style:text-position="0% 100%" fo:font-style="normal" style:text-underline-style="none" fo:font-weight="normal"/>
    </style:style>
    <style:style style:name="T5" style:family="text">
      <style:text-properties officeooo:rsid="001c94a2"/>
    </style:style>
    <style:style style:name="T6" style:family="text">
      <style:text-properties fo:color="#c9211e" loext: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書籍</text:span><text:span text:style-name="T1"><text:note text:id="ftn0" text:note-class="footnote"><text:note-citation>1</text:note-citation><text:note-body><text:p text:style-name="Footnote"><text:reference-mark-start text:name="ZOTERO_ITEM CSL_CITATION {&quot;citationID&quot;:&quot;zoyZUeDZ&quot;,&quot;properties&quot;:{&quot;formattedCitation&quot;:&quot;\\uc0\\u26954{}\\uc0\\u29287{}\\uc0\\u35895{}\\uc0\\u65306{}\\uc0\\u12298{}\\uc0\\u28122{}\\uc0\\u30524{}\\uc0\\u20808{}\\uc0\\u30693{}\\uc0\\u32822{}\\uc0\\u21033{}\\uc0\\u31859{}\\uc0\\u12299{}\\uc0\\u65288{}\\uc0\\u21488{}\\uc0\\u21271{}\\uc0\\u65306{}\\uc0\\u26657{}\\uc0\\u22290{}\\uc0\\u20986{}\\uc0\\u29256{}\\uc0\\u31038{}\\uc0\\u65292{}2003\\uc0\\u65289{}\\uc0\\u65292{}74\\uc0\\u8211{}76\\uc0\\u12290{}&quot;,&quot;plainCitation&quot;:&quot;楊牧谷：《淚眼先知耶利米》（台北：校園出版社，2003），74–76。&quot;,&quot;noteIndex&quot;:1},&quot;citationItems&quot;:[{&quot;id&quot;:5,&quot;uris&quot;:[&quot;http://zotero.org/users/4857872/items/Y5JHMC6V&quot;],&quot;uri&quot;:[&quot;http://zotero.org/users/4857872/items/Y5JHMC6V&quot;],&quot;itemData&quot;:{&quot;id&quot;:5,&quot;type&quot;:&quot;book&quot;,&quot;event-place&quot;:&quot;台北&quot;,&quot;language&quot;:&quot;zh-CN&quot;,&quot;publisher&quot;:&quot;校園出版社&quot;,&quot;publisher-place&quot;:&quot;台北&quot;,&quot;title&quot;:&quot;淚眼先知耶利米&quot;,&quot;author&quot;:[{&quot;literal&quot;:&quot;楊牧谷&quot;}],&quot;issued&quot;:{&quot;date-parts&quot;:[[&quot;2003&quot;]]}},&quot;locator&quot;:&quot;74-76&quot;,&quot;label&quot;:&quot;page&quot;}],&quot;schema&quot;:&quot;https://github.com/citation-style-language/schema/raw/master/csl-citation.json&quot;} RNDC0CKeb81KF"/><text:span text:style-name="T4">楊牧谷：《淚眼先知耶利米》（台北：校園出版社，2003），74–76。</text:span><text:reference-mark-end text:name="ZOTERO_ITEM CSL_CITATION {&quot;citationID&quot;:&quot;zoyZUeDZ&quot;,&quot;properties&quot;:{&quot;formattedCitation&quot;:&quot;\\uc0\\u26954{}\\uc0\\u29287{}\\uc0\\u35895{}\\uc0\\u65306{}\\uc0\\u12298{}\\uc0\\u28122{}\\uc0\\u30524{}\\uc0\\u20808{}\\uc0\\u30693{}\\uc0\\u32822{}\\uc0\\u21033{}\\uc0\\u31859{}\\uc0\\u12299{}\\uc0\\u65288{}\\uc0\\u21488{}\\uc0\\u21271{}\\uc0\\u65306{}\\uc0\\u26657{}\\uc0\\u22290{}\\uc0\\u20986{}\\uc0\\u29256{}\\uc0\\u31038{}\\uc0\\u65292{}2003\\uc0\\u65289{}\\uc0\\u65292{}74\\uc0\\u8211{}76\\uc0\\u12290{}&quot;,&quot;plainCitation&quot;:&quot;楊牧谷：《淚眼先知耶利米》（台北：校園出版社，2003），74–76。&quot;,&quot;noteIndex&quot;:1},&quot;citationItems&quot;:[{&quot;id&quot;:5,&quot;uris&quot;:[&quot;http://zotero.org/users/4857872/items/Y5JHMC6V&quot;],&quot;uri&quot;:[&quot;http://zotero.org/users/4857872/items/Y5JHMC6V&quot;],&quot;itemData&quot;:{&quot;id&quot;:5,&quot;type&quot;:&quot;book&quot;,&quot;event-place&quot;:&quot;台北&quot;,&quot;language&quot;:&quot;zh-CN&quot;,&quot;publisher&quot;:&quot;校園出版社&quot;,&quot;publisher-place&quot;:&quot;台北&quot;,&quot;title&quot;:&quot;淚眼先知耶利米&quot;,&quot;author&quot;:[{&quot;literal&quot;:&quot;楊牧谷&quot;}],&quot;issued&quot;:{&quot;date-parts&quot;:[[&quot;2003&quot;]]}},&quot;locator&quot;:&quot;74-76&quot;,&quot;label&quot;:&quot;page&quot;}],&quot;schema&quot;:&quot;https://github.com/citation-style-language/schema/raw/master/csl-citation.json&quot;} RNDC0CKeb81KF"/></text:p></text:note-body></text:note></text:span><text:span text:style-name="T1"> </text:span><text:span text:style-name="T1"><text:note text:id="ftn1" text:note-class="footnote"><text:note-citation>2</text:note-citation><text:note-body><text:p text:style-name="Footnote"><text:reference-mark-start text:name="ZOTERO_ITEM CSL_CITATION {&quot;citationID&quot;:&quot;BeWBxPck&quot;,&quot;properties&quot;:{&quot;formattedCitation&quot;:&quot;\\uc0\\u26954{}\\uc0\\u29287{}\\uc0\\u35895{}\\uc0\\u65306{}\\uc0\\u12298{}\\uc0\\u28122{}\\uc0\\u30524{}\\uc0\\u20808{}\\uc0\\u30693{}\\uc0\\u32822{}\\uc0\\u21033{}\\uc0\\u31859{}\\uc0\\u12299{}\\uc0\\u65292{}70\\uc0\\u12290{}&quot;,&quot;plainCitation&quot;:&quot;楊牧谷：《淚眼先知耶利米》，70。&quot;,&quot;noteIndex&quot;:2},&quot;citationItems&quot;:[{&quot;id&quot;:5,&quot;uris&quot;:[&quot;http://zotero.org/users/4857872/items/Y5JHMC6V&quot;],&quot;uri&quot;:[&quot;http://zotero.org/users/4857872/items/Y5JHMC6V&quot;],&quot;itemData&quot;:{&quot;id&quot;:5,&quot;type&quot;:&quot;book&quot;,&quot;event-place&quot;:&quot;台北&quot;,&quot;language&quot;:&quot;zh-CN&quot;,&quot;publisher&quot;:&quot;校園出版社&quot;,&quot;publisher-place&quot;:&quot;台北&quot;,&quot;title&quot;:&quot;淚眼先知耶利米&quot;,&quot;author&quot;:[{&quot;literal&quot;:&quot;楊牧谷&quot;}],&quot;issued&quot;:{&quot;date-parts&quot;:[[&quot;2003&quot;]]}},&quot;locator&quot;:&quot;70&quot;,&quot;label&quot;:&quot;page&quot;}],&quot;schema&quot;:&quot;https://github.com/citation-style-language/schema/raw/master/csl-citation.json&quot;} RNDbSEPuGeVIz"/><text:span text:style-name="T4">楊牧谷：《淚眼先知耶利米》，70。</text:span><text:reference-mark-end text:name="ZOTERO_ITEM CSL_CITATION {&quot;citationID&quot;:&quot;BeWBxPck&quot;,&quot;properties&quot;:{&quot;formattedCitation&quot;:&quot;\\uc0\\u26954{}\\uc0\\u29287{}\\uc0\\u35895{}\\uc0\\u65306{}\\uc0\\u12298{}\\uc0\\u28122{}\\uc0\\u30524{}\\uc0\\u20808{}\\uc0\\u30693{}\\uc0\\u32822{}\\uc0\\u21033{}\\uc0\\u31859{}\\uc0\\u12299{}\\uc0\\u65292{}70\\uc0\\u12290{}&quot;,&quot;plainCitation&quot;:&quot;楊牧谷：《淚眼先知耶利米》，70。&quot;,&quot;noteIndex&quot;:2},&quot;citationItems&quot;:[{&quot;id&quot;:5,&quot;uris&quot;:[&quot;http://zotero.org/users/4857872/items/Y5JHMC6V&quot;],&quot;uri&quot;:[&quot;http://zotero.org/users/4857872/items/Y5JHMC6V&quot;],&quot;itemData&quot;:{&quot;id&quot;:5,&quot;type&quot;:&quot;book&quot;,&quot;event-place&quot;:&quot;台北&quot;,&quot;language&quot;:&quot;zh-CN&quot;,&quot;publisher&quot;:&quot;校園出版社&quot;,&quot;publisher-place&quot;:&quot;台北&quot;,&quot;title&quot;:&quot;淚眼先知耶利米&quot;,&quot;author&quot;:[{&quot;literal&quot;:&quot;楊牧谷&quot;}],&quot;issued&quot;:{&quot;date-parts&quot;:[[&quot;2003&quot;]]}},&quot;locator&quot;:&quot;70&quot;,&quot;label&quot;:&quot;page&quot;}],&quot;schema&quot;:&quot;https://github.com/citation-style-language/schema/raw/master/csl-citation.json&quot;} RNDbSEPuGeVIz"/></text:p></text:note-body></text:note></text:span></text:p>
      <text:p text:style-name="Standard"/>
      <text:p text:style-name="Standard"><text:span text:style-name="T1">編著</text:span><text:span text:style-name="T1"><text:note text:id="ftn2" text:note-class="footnote"><text:note-citation>3</text:note-citation><text:note-body><text:p text:style-name="Footnote"><text:reference-mark-start text:name="ZOTERO_ITEM CSL_CITATION {&quot;citationID&quot;:&quot;002Z4GuZ&quot;,&quot;properties&quot;:{&quot;formattedCitation&quot;:&quot;\\uc0\\u26446{}\\uc0\\u19977{}\\uc0\\u35895{}\\uc0\\u32534{}\\uc0\\u65306{}\\uc0\\u12298{}\\uc0\\u33290{}\\uc0\\u32004{}\\uc0\\u23567{}\\uc0\\u21697{}\\uc0\\u12299{}\\uc0\\u65288{}\\uc0\\u21488{}\\uc0\\u21271{}\\uc0\\u65306{}\\uc0\\u26657{}\\uc0\\u22290{}\\uc0\\u20986{}\\uc0\\u29256{}\\uc0\\u31038{}\\uc0\\u65292{}2003\\uc0\\u65289{}\\uc0\\u65292{}24\\uc0\\u12290{}&quot;,&quot;plainCitation&quot;:&quot;李三谷编：《舊約小品》（台北：校園出版社，2003），24。&quot;,&quot;noteIndex&quot;:3},&quot;citationItems&quot;:[{&quot;id&quot;:6,&quot;uris&quot;:[&quot;http://zotero.org/users/4857872/items/QL9IUPJ3&quot;],&quot;uri&quot;:[&quot;http://zotero.org/users/4857872/items/QL9IUPJ3&quot;],&quot;itemData&quot;:{&quot;id&quot;:6,&quot;type&quot;:&quot;book&quot;,&quot;event-place&quot;:&quot;台北&quot;,&quot;language&quot;:&quot;zh-CN&quot;,&quot;publisher&quot;:&quot;校園出版社&quot;,&quot;publisher-place&quot;:&quot;台北&quot;,&quot;title&quot;:&quot;舊約小品&quot;,&quot;editor&quot;:[{&quot;literal&quot;:&quot;李三谷&quot;}],&quot;issued&quot;:{&quot;date-parts&quot;:[[&quot;2003&quot;]]}},&quot;locator&quot;:&quot;24&quot;,&quot;label&quot;:&quot;page&quot;}],&quot;schema&quot;:&quot;https://github.com/citation-style-language/schema/raw/master/csl-citation.json&quot;} RND1dS92ntdhU"/><text:span text:style-name="T4">李三谷编：《舊約小品》（台北：校園出版社，2003），24。</text:span><text:reference-mark-end text:name="ZOTERO_ITEM CSL_CITATION {&quot;citationID&quot;:&quot;002Z4GuZ&quot;,&quot;properties&quot;:{&quot;formattedCitation&quot;:&quot;\\uc0\\u26446{}\\uc0\\u19977{}\\uc0\\u35895{}\\uc0\\u32534{}\\uc0\\u65306{}\\uc0\\u12298{}\\uc0\\u33290{}\\uc0\\u32004{}\\uc0\\u23567{}\\uc0\\u21697{}\\uc0\\u12299{}\\uc0\\u65288{}\\uc0\\u21488{}\\uc0\\u21271{}\\uc0\\u65306{}\\uc0\\u26657{}\\uc0\\u22290{}\\uc0\\u20986{}\\uc0\\u29256{}\\uc0\\u31038{}\\uc0\\u65292{}2003\\uc0\\u65289{}\\uc0\\u65292{}24\\uc0\\u12290{}&quot;,&quot;plainCitation&quot;:&quot;李三谷编：《舊約小品》（台北：校園出版社，2003），24。&quot;,&quot;noteIndex&quot;:3},&quot;citationItems&quot;:[{&quot;id&quot;:6,&quot;uris&quot;:[&quot;http://zotero.org/users/4857872/items/QL9IUPJ3&quot;],&quot;uri&quot;:[&quot;http://zotero.org/users/4857872/items/QL9IUPJ3&quot;],&quot;itemData&quot;:{&quot;id&quot;:6,&quot;type&quot;:&quot;book&quot;,&quot;event-place&quot;:&quot;台北&quot;,&quot;language&quot;:&quot;zh-CN&quot;,&quot;publisher&quot;:&quot;校園出版社&quot;,&quot;publisher-place&quot;:&quot;台北&quot;,&quot;title&quot;:&quot;舊約小品&quot;,&quot;editor&quot;:[{&quot;literal&quot;:&quot;李三谷&quot;}],&quot;issued&quot;:{&quot;date-parts&quot;:[[&quot;2003&quot;]]}},&quot;locator&quot;:&quot;24&quot;,&quot;label&quot;:&quot;page&quot;}],&quot;schema&quot;:&quot;https://github.com/citation-style-language/schema/raw/master/csl-citation.json&quot;} RND1dS92ntdhU"/></text:p></text:note-body></text:note></text:span><text:span text:style-name="T1"> </text:span><text:span text:style-name="T1"><text:note text:id="ftn3" text:note-class="footnote"><text:note-citation>4</text:note-citation><text:note-body><text:p text:style-name="Footnote"><text:reference-mark-start text:name="ZOTERO_ITEM CSL_CITATION {&quot;citationID&quot;:&quot;2xOtKG0o&quot;,&quot;properties&quot;:{&quot;formattedCitation&quot;:&quot;\\uc0\\u26446{}\\uc0\\u19977{}\\uc0\\u35895{}\\uc0\\u32534{}\\uc0\\u65306{}\\uc0\\u12298{}\\uc0\\u33290{}\\uc0\\u32004{}\\uc0\\u23567{}\\uc0\\u21697{}\\uc0\\u12299{}\\uc0\\u65292{}29\\uc0\\u12290{}&quot;,&quot;plainCitation&quot;:&quot;李三谷编：《舊約小品》，29。&quot;,&quot;noteIndex&quot;:4},&quot;citationItems&quot;:[{&quot;id&quot;:6,&quot;uris&quot;:[&quot;http://zotero.org/users/4857872/items/QL9IUPJ3&quot;],&quot;uri&quot;:[&quot;http://zotero.org/users/4857872/items/QL9IUPJ3&quot;],&quot;itemData&quot;:{&quot;id&quot;:6,&quot;type&quot;:&quot;book&quot;,&quot;event-place&quot;:&quot;台北&quot;,&quot;language&quot;:&quot;zh-CN&quot;,&quot;publisher&quot;:&quot;校園出版社&quot;,&quot;publisher-place&quot;:&quot;台北&quot;,&quot;title&quot;:&quot;舊約小品&quot;,&quot;editor&quot;:[{&quot;literal&quot;:&quot;李三谷&quot;}],&quot;issued&quot;:{&quot;date-parts&quot;:[[&quot;2003&quot;]]}},&quot;locator&quot;:&quot;29&quot;,&quot;label&quot;:&quot;page&quot;}],&quot;schema&quot;:&quot;https://github.com/citation-style-language/schema/raw/master/csl-citation.json&quot;} RNDrH8IscRkFj"/><text:span text:style-name="T4">李三谷编：《舊約小品》，29。</text:span><text:reference-mark-end text:name="ZOTERO_ITEM CSL_CITATION {&quot;citationID&quot;:&quot;2xOtKG0o&quot;,&quot;properties&quot;:{&quot;formattedCitation&quot;:&quot;\\uc0\\u26446{}\\uc0\\u19977{}\\uc0\\u35895{}\\uc0\\u32534{}\\uc0\\u65306{}\\uc0\\u12298{}\\uc0\\u33290{}\\uc0\\u32004{}\\uc0\\u23567{}\\uc0\\u21697{}\\uc0\\u12299{}\\uc0\\u65292{}29\\uc0\\u12290{}&quot;,&quot;plainCitation&quot;:&quot;李三谷编：《舊約小品》，29。&quot;,&quot;noteIndex&quot;:4},&quot;citationItems&quot;:[{&quot;id&quot;:6,&quot;uris&quot;:[&quot;http://zotero.org/users/4857872/items/QL9IUPJ3&quot;],&quot;uri&quot;:[&quot;http://zotero.org/users/4857872/items/QL9IUPJ3&quot;],&quot;itemData&quot;:{&quot;id&quot;:6,&quot;type&quot;:&quot;book&quot;,&quot;event-place&quot;:&quot;台北&quot;,&quot;language&quot;:&quot;zh-CN&quot;,&quot;publisher&quot;:&quot;校園出版社&quot;,&quot;publisher-place&quot;:&quot;台北&quot;,&quot;title&quot;:&quot;舊約小品&quot;,&quot;editor&quot;:[{&quot;literal&quot;:&quot;李三谷&quot;}],&quot;issued&quot;:{&quot;date-parts&quot;:[[&quot;2003&quot;]]}},&quot;locator&quot;:&quot;29&quot;,&quot;label&quot;:&quot;page&quot;}],&quot;schema&quot;:&quot;https://github.com/citation-style-language/schema/raw/master/csl-citation.json&quot;} RNDrH8IscRkFj"/></text:p></text:note-body></text:note></text:span></text:p>
      <text:p text:style-name="Standard"/>
      <text:p text:style-name="Standard"><text:span text:style-name="T1">兩個或三個作者</text:span><text:span text:style-name="T3">(</text:span><text:span text:style-name="T1">或編者）</text:span><text:span text:style-name="T1"><text:note text:id="ftn4" text:note-class="footnote"><text:note-citation>5</text:note-citation><text:note-body><text:p text:style-name="Footnote"><text:reference-mark-start text:name="ZOTERO_ITEM CSL_CITATION {&quot;citationID&quot;:&quot;0aCvLrMf&quot;,&quot;properties&quot;:{&quot;formattedCitation&quot;:&quot;\\uc0\\u26460{}\\uc0\\u24503{}\\uc0\\u27665{}\\uc0\\u12289{}\\uc0\\u24373{}\\uc0\\u24859{}\\uc0\\u26954{}\\uc0\\u21644{}\\uc0\\u38515{}\\uc0\\u35920{}\\uc0\\u35029{}\\uc0\\u65306{}\\uc0\\u12298{}\\uc0\\u38632{}\\uc0\\u36942{}\\uc0\\u22825{}\\uc0\\u26228{}\\uc0\\u12299{}\\uc0\\u65288{}\\uc0\\u26032{}\\uc0\\u21152{}\\uc0\\u22369{}\\uc0\\u65306{}\\uc0\\u21644{}\\uc0\\u32879{}\\uc0\\u20986{}\\uc0\\u29256{}\\uc0\\u31038{}\\uc0\\u65292{}2003\\uc0\\u65289{}\\uc0\\u65292{}36\\uc0\\u12290{}&quot;,&quot;plainCitation&quot;:&quot;杜德民、張愛楊和陳豐裕：《雨過天晴》（新加坡：和聯出版社，2003），36。&quot;,&quot;noteIndex&quot;:5},&quot;citationItems&quot;:[{&quot;id&quot;:156,&quot;uris&quot;:[&quot;http://zotero.org/users/4857872/items/KYR6Z7XV&quot;],&quot;uri&quot;:[&quot;http://zotero.org/users/4857872/items/KYR6Z7XV&quot;],&quot;itemData&quot;:{&quot;id&quot;:156,&quot;type&quot;:&quot;book&quot;,&quot;event-place&quot;:&quot;新加坡&quot;,&quot;language&quot;:&quot;zh-TW&quot;,&quot;publisher&quot;:&quot;和聯出版社&quot;,&quot;publisher-place&quot;:&quot;新加坡&quot;,&quot;title&quot;:&quot;雨過天晴&quot;,&quot;author&quot;:[{&quot;literal&quot;:&quot;杜德民&quot;},{&quot;literal&quot;:&quot;張愛楊&quot;},{&quot;literal&quot;:&quot;陳豐裕&quot;}],&quot;issued&quot;:{&quot;date-parts&quot;:[[&quot;2003&quot;]]}},&quot;locator&quot;:&quot;36&quot;,&quot;label&quot;:&quot;page&quot;}],&quot;schema&quot;:&quot;https://github.com/citation-style-language/schema/raw/master/csl-citation.json&quot;} RNDGQU5YBNhGu"/><text:span text:style-name="T4">杜德民、張愛楊和陳豐裕：《雨過天晴》（新加坡：和聯出版社，2003），36。</text:span><text:reference-mark-end text:name="ZOTERO_ITEM CSL_CITATION {&quot;citationID&quot;:&quot;0aCvLrMf&quot;,&quot;properties&quot;:{&quot;formattedCitation&quot;:&quot;\\uc0\\u26460{}\\uc0\\u24503{}\\uc0\\u27665{}\\uc0\\u12289{}\\uc0\\u24373{}\\uc0\\u24859{}\\uc0\\u26954{}\\uc0\\u21644{}\\uc0\\u38515{}\\uc0\\u35920{}\\uc0\\u35029{}\\uc0\\u65306{}\\uc0\\u12298{}\\uc0\\u38632{}\\uc0\\u36942{}\\uc0\\u22825{}\\uc0\\u26228{}\\uc0\\u12299{}\\uc0\\u65288{}\\uc0\\u26032{}\\uc0\\u21152{}\\uc0\\u22369{}\\uc0\\u65306{}\\uc0\\u21644{}\\uc0\\u32879{}\\uc0\\u20986{}\\uc0\\u29256{}\\uc0\\u31038{}\\uc0\\u65292{}2003\\uc0\\u65289{}\\uc0\\u65292{}36\\uc0\\u12290{}&quot;,&quot;plainCitation&quot;:&quot;杜德民、張愛楊和陳豐裕：《雨過天晴》（新加坡：和聯出版社，2003），36。&quot;,&quot;noteIndex&quot;:5},&quot;citationItems&quot;:[{&quot;id&quot;:156,&quot;uris&quot;:[&quot;http://zotero.org/users/4857872/items/KYR6Z7XV&quot;],&quot;uri&quot;:[&quot;http://zotero.org/users/4857872/items/KYR6Z7XV&quot;],&quot;itemData&quot;:{&quot;id&quot;:156,&quot;type&quot;:&quot;book&quot;,&quot;event-place&quot;:&quot;新加坡&quot;,&quot;language&quot;:&quot;zh-TW&quot;,&quot;publisher&quot;:&quot;和聯出版社&quot;,&quot;publisher-place&quot;:&quot;新加坡&quot;,&quot;title&quot;:&quot;雨過天晴&quot;,&quot;author&quot;:[{&quot;literal&quot;:&quot;杜德民&quot;},{&quot;literal&quot;:&quot;張愛楊&quot;},{&quot;literal&quot;:&quot;陳豐裕&quot;}],&quot;issued&quot;:{&quot;date-parts&quot;:[[&quot;2003&quot;]]}},&quot;locator&quot;:&quot;36&quot;,&quot;label&quot;:&quot;page&quot;}],&quot;schema&quot;:&quot;https://github.com/citation-style-language/schema/raw/master/csl-citation.json&quot;} RNDGQU5YBNhGu"/></text:p></text:note-body></text:note></text:span><text:span text:style-name="T1"> </text:span><text:span text:style-name="T1"><text:note text:id="ftn5" text:note-class="footnote"><text:note-citation>6</text:note-citation><text:note-body><text:p text:style-name="Footnote"><text:reference-mark-start text:name="ZOTERO_ITEM CSL_CITATION {&quot;citationID&quot;:&quot;uewBucdL&quot;,&quot;properties&quot;:{&quot;formattedCitation&quot;:&quot;\\uc0\\u26460{}\\uc0\\u24503{}\\uc0\\u27665{}\\uc0\\u12289{}\\uc0\\u24373{}\\uc0\\u24859{}\\uc0\\u26954{}\\uc0\\u21644{}\\uc0\\u38515{}\\uc0\\u35920{}\\uc0\\u35029{}\\uc0\\u65306{}\\uc0\\u12298{}\\uc0\\u38632{}\\uc0\\u36942{}\\uc0\\u22825{}\\uc0\\u26228{}\\uc0\\u12299{}\\uc0\\u65292{}45\\uc0\\u12290{}&quot;,&quot;plainCitation&quot;:&quot;杜德民、張愛楊和陳豐裕：《雨過天晴》，45。&quot;,&quot;noteIndex&quot;:6},&quot;citationItems&quot;:[{&quot;id&quot;:156,&quot;uris&quot;:[&quot;http://zotero.org/users/4857872/items/KYR6Z7XV&quot;],&quot;uri&quot;:[&quot;http://zotero.org/users/4857872/items/KYR6Z7XV&quot;],&quot;itemData&quot;:{&quot;id&quot;:156,&quot;type&quot;:&quot;book&quot;,&quot;event-place&quot;:&quot;新加坡&quot;,&quot;language&quot;:&quot;zh-TW&quot;,&quot;publisher&quot;:&quot;和聯出版社&quot;,&quot;publisher-place&quot;:&quot;新加坡&quot;,&quot;title&quot;:&quot;雨過天晴&quot;,&quot;author&quot;:[{&quot;literal&quot;:&quot;杜德民&quot;},{&quot;literal&quot;:&quot;張愛楊&quot;},{&quot;literal&quot;:&quot;陳豐裕&quot;}],&quot;issued&quot;:{&quot;date-parts&quot;:[[&quot;2003&quot;]]}},&quot;locator&quot;:&quot;45&quot;,&quot;label&quot;:&quot;page&quot;}],&quot;schema&quot;:&quot;https://github.com/citation-style-language/schema/raw/master/csl-citation.json&quot;} RNDxkwZt4LxI3"/><text:span text:style-name="T4">杜德民、張愛楊和陳豐裕：《雨過天晴》，45。</text:span><text:reference-mark-end text:name="ZOTERO_ITEM CSL_CITATION {&quot;citationID&quot;:&quot;uewBucdL&quot;,&quot;properties&quot;:{&quot;formattedCitation&quot;:&quot;\\uc0\\u26460{}\\uc0\\u24503{}\\uc0\\u27665{}\\uc0\\u12289{}\\uc0\\u24373{}\\uc0\\u24859{}\\uc0\\u26954{}\\uc0\\u21644{}\\uc0\\u38515{}\\uc0\\u35920{}\\uc0\\u35029{}\\uc0\\u65306{}\\uc0\\u12298{}\\uc0\\u38632{}\\uc0\\u36942{}\\uc0\\u22825{}\\uc0\\u26228{}\\uc0\\u12299{}\\uc0\\u65292{}45\\uc0\\u12290{}&quot;,&quot;plainCitation&quot;:&quot;杜德民、張愛楊和陳豐裕：《雨過天晴》，45。&quot;,&quot;noteIndex&quot;:6},&quot;citationItems&quot;:[{&quot;id&quot;:156,&quot;uris&quot;:[&quot;http://zotero.org/users/4857872/items/KYR6Z7XV&quot;],&quot;uri&quot;:[&quot;http://zotero.org/users/4857872/items/KYR6Z7XV&quot;],&quot;itemData&quot;:{&quot;id&quot;:156,&quot;type&quot;:&quot;book&quot;,&quot;event-place&quot;:&quot;新加坡&quot;,&quot;language&quot;:&quot;zh-TW&quot;,&quot;publisher&quot;:&quot;和聯出版社&quot;,&quot;publisher-place&quot;:&quot;新加坡&quot;,&quot;title&quot;:&quot;雨過天晴&quot;,&quot;author&quot;:[{&quot;literal&quot;:&quot;杜德民&quot;},{&quot;literal&quot;:&quot;張愛楊&quot;},{&quot;literal&quot;:&quot;陳豐裕&quot;}],&quot;issued&quot;:{&quot;date-parts&quot;:[[&quot;2003&quot;]]}},&quot;locator&quot;:&quot;45&quot;,&quot;label&quot;:&quot;page&quot;}],&quot;schema&quot;:&quot;https://github.com/citation-style-language/schema/raw/master/csl-citation.json&quot;} RNDxkwZt4LxI3"/></text:p></text:note-body></text:note></text:span></text:p>
      <text:p text:style-name="Standard"/>
      <text:p text:style-name="Standard"><text:span text:style-name="T1">三個以上作者（或編者）</text:span><text:span text:style-name="T1"><text:note text:id="ftn6" text:note-class="footnote"><text:note-citation>7</text:note-citation><text:note-body><text:p text:style-name="Footnote"><text:reference-mark-start text:name="ZOTERO_ITEM CSL_CITATION {&quot;citationID&quot;:&quot;lSxXbW0w&quot;,&quot;properties&quot;:{&quot;formattedCitation&quot;:&quot;\\uc0\\u39825{}\\uc0\\u32173{}\\uc0\\u37406{}\\uc0\\u31561{}\\uc0\\u65306{}\\uc0\\u12298{}\\uc0\\u32854{}\\uc0\\u32147{}\\uc0\\u27491{}\\uc0\\u20856{}\\uc0\\u33287{}\\uc0\\u32147{}\\uc0\\u22806{}\\uc0\\u25991{}\\uc0\\u29563{}\\uc0\\u23566{}\\uc0\\u35542{}\\uc0\\u12299{}\\uc0\\u65288{}\\uc0\\u32854{}\\uc0\\u32147{}\\uc0\\u23566{}\\uc0\\u35542{}\\uc0\\u21474{}\\uc0\\u26360{}\\uc0\\u65292{}\\uc0\\u39321{}\\uc0\\u28207{}\\uc0\\u65306{}\\uc0\\u22522{}\\uc0\\u36947{}\\uc0\\u65292{}2001\\uc0\\u65289{}\\uc0\\u65292{}47\\uc0\\u8211{}49\\uc0\\u12290{}&quot;,&quot;plainCitation&quot;:&quot;鮑維鈞等：《聖經正典與經外文獻導論》（聖經導論叢書，香港：基道，2001），47–49。&quot;,&quot;noteIndex&quot;:7},&quot;citationItems&quot;:[{&quot;id&quot;:3,&quot;uris&quot;:[&quot;http://zotero.org/users/4857872/items/42TKZQQH&quot;],&quot;uri&quot;:[&quot;http://zotero.org/users/4857872/items/42TKZQQH&quot;],&quot;itemData&quot;:{&quot;id&quot;:3,&quot;type&quot;:&quot;book&quot;,&quot;collection-title&quot;:&quot;聖經導論叢書&quot;,&quot;event-place&quot;:&quot;香港&quot;,&quot;language&quot;:&quot;zh-CN&quot;,&quot;publisher&quot;:&quot;基道&quot;,&quot;publisher-place&quot;:&quot;香港&quot;,&quot;title&quot;:&quot;聖經正典與經外文獻導論&quot;,&quot;author&quot;:[{&quot;literal&quot;:&quot;鮑維鈞&quot;},{&quot;literal&quot;:&quot;黃錫木&quot;},{&quot;literal&quot;:&quot;羅慶才&quot;},{&quot;literal&quot;:&quot;張略&quot;},{&quot;literal&quot;:&quot;岑少麟&quot;}],&quot;issued&quot;:{&quot;date-parts&quot;:[[&quot;2001&quot;]]}},&quot;locator&quot;:&quot;47-49&quot;,&quot;label&quot;:&quot;page&quot;}],&quot;schema&quot;:&quot;https://github.com/citation-style-language/schema/raw/master/csl-citation.json&quot;} RND1c28Ly3HOV"/><text:span text:style-name="T4">鮑維鈞等：《聖經正典與經外文獻導論》（聖經導論叢書，香港：基道，2001），47–49。</text:span><text:reference-mark-end text:name="ZOTERO_ITEM CSL_CITATION {&quot;citationID&quot;:&quot;lSxXbW0w&quot;,&quot;properties&quot;:{&quot;formattedCitation&quot;:&quot;\\uc0\\u39825{}\\uc0\\u32173{}\\uc0\\u37406{}\\uc0\\u31561{}\\uc0\\u65306{}\\uc0\\u12298{}\\uc0\\u32854{}\\uc0\\u32147{}\\uc0\\u27491{}\\uc0\\u20856{}\\uc0\\u33287{}\\uc0\\u32147{}\\uc0\\u22806{}\\uc0\\u25991{}\\uc0\\u29563{}\\uc0\\u23566{}\\uc0\\u35542{}\\uc0\\u12299{}\\uc0\\u65288{}\\uc0\\u32854{}\\uc0\\u32147{}\\uc0\\u23566{}\\uc0\\u35542{}\\uc0\\u21474{}\\uc0\\u26360{}\\uc0\\u65292{}\\uc0\\u39321{}\\uc0\\u28207{}\\uc0\\u65306{}\\uc0\\u22522{}\\uc0\\u36947{}\\uc0\\u65292{}2001\\uc0\\u65289{}\\uc0\\u65292{}47\\uc0\\u8211{}49\\uc0\\u12290{}&quot;,&quot;plainCitation&quot;:&quot;鮑維鈞等：《聖經正典與經外文獻導論》（聖經導論叢書，香港：基道，2001），47–49。&quot;,&quot;noteIndex&quot;:7},&quot;citationItems&quot;:[{&quot;id&quot;:3,&quot;uris&quot;:[&quot;http://zotero.org/users/4857872/items/42TKZQQH&quot;],&quot;uri&quot;:[&quot;http://zotero.org/users/4857872/items/42TKZQQH&quot;],&quot;itemData&quot;:{&quot;id&quot;:3,&quot;type&quot;:&quot;book&quot;,&quot;collection-title&quot;:&quot;聖經導論叢書&quot;,&quot;event-place&quot;:&quot;香港&quot;,&quot;language&quot;:&quot;zh-CN&quot;,&quot;publisher&quot;:&quot;基道&quot;,&quot;publisher-place&quot;:&quot;香港&quot;,&quot;title&quot;:&quot;聖經正典與經外文獻導論&quot;,&quot;author&quot;:[{&quot;literal&quot;:&quot;鮑維鈞&quot;},{&quot;literal&quot;:&quot;黃錫木&quot;},{&quot;literal&quot;:&quot;羅慶才&quot;},{&quot;literal&quot;:&quot;張略&quot;},{&quot;literal&quot;:&quot;岑少麟&quot;}],&quot;issued&quot;:{&quot;date-parts&quot;:[[&quot;2001&quot;]]}},&quot;locator&quot;:&quot;47-49&quot;,&quot;label&quot;:&quot;page&quot;}],&quot;schema&quot;:&quot;https://github.com/citation-style-language/schema/raw/master/csl-citation.json&quot;} RND1c28Ly3HOV"/></text:p></text:note-body></text:note></text:span><text:span text:style-name="T1"> </text:span><text:span text:style-name="T1"><text:note text:id="ftn7" text:note-class="footnote"><text:note-citation>8</text:note-citation><text:note-body><text:p text:style-name="Footnote"><text:reference-mark-start text:name="ZOTERO_ITEM CSL_CITATION {&quot;citationID&quot;:&quot;vXvdqXVK&quot;,&quot;properties&quot;:{&quot;formattedCitation&quot;:&quot;\\uc0\\u39825{}\\uc0\\u32173{}\\uc0\\u37406{}\\uc0\\u31561{}\\uc0\\u65306{}\\uc0\\u12298{}\\uc0\\u32854{}\\uc0\\u32147{}\\uc0\\u27491{}\\uc0\\u20856{}\\uc0\\u33287{}\\uc0\\u32147{}\\uc0\\u22806{}\\uc0\\u25991{}\\uc0\\u29563{}\\uc0\\u23566{}\\uc0\\u35542{}\\uc0\\u12299{}\\uc0\\u65292{}59\\uc0\\u8211{}63\\uc0\\u12290{}&quot;,&quot;plainCitation&quot;:&quot;鮑維鈞等：《聖經正典與經外文獻導論》，59–63。&quot;,&quot;noteIndex&quot;:8},&quot;citationItems&quot;:[{&quot;id&quot;:3,&quot;uris&quot;:[&quot;http://zotero.org/users/4857872/items/42TKZQQH&quot;],&quot;uri&quot;:[&quot;http://zotero.org/users/4857872/items/42TKZQQH&quot;],&quot;itemData&quot;:{&quot;id&quot;:3,&quot;type&quot;:&quot;book&quot;,&quot;collection-title&quot;:&quot;聖經導論叢書&quot;,&quot;event-place&quot;:&quot;香港&quot;,&quot;language&quot;:&quot;zh-CN&quot;,&quot;publisher&quot;:&quot;基道&quot;,&quot;publisher-place&quot;:&quot;香港&quot;,&quot;title&quot;:&quot;聖經正典與經外文獻導論&quot;,&quot;author&quot;:[{&quot;literal&quot;:&quot;鮑維鈞&quot;},{&quot;literal&quot;:&quot;黃錫木&quot;},{&quot;literal&quot;:&quot;羅慶才&quot;},{&quot;literal&quot;:&quot;張略&quot;},{&quot;literal&quot;:&quot;岑少麟&quot;}],&quot;issued&quot;:{&quot;date-parts&quot;:[[&quot;2001&quot;]]}},&quot;locator&quot;:&quot;59-63&quot;,&quot;label&quot;:&quot;page&quot;}],&quot;schema&quot;:&quot;https://github.com/citation-style-language/schema/raw/master/csl-citation.json&quot;} RNDaMhWlM7aOk"/><text:span text:style-name="T4">鮑維鈞等：《聖經正典與經外文獻導論》，59–63。</text:span><text:reference-mark-end text:name="ZOTERO_ITEM CSL_CITATION {&quot;citationID&quot;:&quot;vXvdqXVK&quot;,&quot;properties&quot;:{&quot;formattedCitation&quot;:&quot;\\uc0\\u39825{}\\uc0\\u32173{}\\uc0\\u37406{}\\uc0\\u31561{}\\uc0\\u65306{}\\uc0\\u12298{}\\uc0\\u32854{}\\uc0\\u32147{}\\uc0\\u27491{}\\uc0\\u20856{}\\uc0\\u33287{}\\uc0\\u32147{}\\uc0\\u22806{}\\uc0\\u25991{}\\uc0\\u29563{}\\uc0\\u23566{}\\uc0\\u35542{}\\uc0\\u12299{}\\uc0\\u65292{}59\\uc0\\u8211{}63\\uc0\\u12290{}&quot;,&quot;plainCitation&quot;:&quot;鮑維鈞等：《聖經正典與經外文獻導論》，59–63。&quot;,&quot;noteIndex&quot;:8},&quot;citationItems&quot;:[{&quot;id&quot;:3,&quot;uris&quot;:[&quot;http://zotero.org/users/4857872/items/42TKZQQH&quot;],&quot;uri&quot;:[&quot;http://zotero.org/users/4857872/items/42TKZQQH&quot;],&quot;itemData&quot;:{&quot;id&quot;:3,&quot;type&quot;:&quot;book&quot;,&quot;collection-title&quot;:&quot;聖經導論叢書&quot;,&quot;event-place&quot;:&quot;香港&quot;,&quot;language&quot;:&quot;zh-CN&quot;,&quot;publisher&quot;:&quot;基道&quot;,&quot;publisher-place&quot;:&quot;香港&quot;,&quot;title&quot;:&quot;聖經正典與經外文獻導論&quot;,&quot;author&quot;:[{&quot;literal&quot;:&quot;鮑維鈞&quot;},{&quot;literal&quot;:&quot;黃錫木&quot;},{&quot;literal&quot;:&quot;羅慶才&quot;},{&quot;literal&quot;:&quot;張略&quot;},{&quot;literal&quot;:&quot;岑少麟&quot;}],&quot;issued&quot;:{&quot;date-parts&quot;:[[&quot;2001&quot;]]}},&quot;locator&quot;:&quot;59-63&quot;,&quot;label&quot;:&quot;page&quot;}],&quot;schema&quot;:&quot;https://github.com/citation-style-language/schema/raw/master/csl-citation.json&quot;} RNDaMhWlM7aOk"/></text:p></text:note-body></text:note></text:span></text:p>
      <text:p text:style-name="Standard"/>
      <text:p text:style-name="Standard"><text:span text:style-name="T1">叢書</text:span><text:span text:style-name="T3">/</text:span><text:span text:style-name="T1">系列之一冊</text:span><text:span text:style-name="T1"><text:note text:id="ftn8" text:note-class="footnote"><text:note-citation>9</text:note-citation><text:note-body><text:p text:style-name="Footnote"><text:reference-mark-start text:name="ZOTERO_ITEM CSL_CITATION {&quot;citationID&quot;:&quot;z1UdaxcW&quot;,&quot;properties&quot;:{&quot;formattedCitation&quot;:&quot;\\uc0\\u22887{}\\uc0\\u21476{}\\uc0\\u26031{}\\uc0\\u19969{}\\uc0\\u65306{}\\uc0\\u12298{}\\uc0\\u19978{}\\uc0\\u24093{}\\uc0\\u20043{}\\uc0\\u22478{}\\uc0\\u12299{}\\uc0\\u65288{}\\uc0\\u29579{}\\uc0\\u26313{}\\uc0\\u26397{}\\uc0\\u35793{}\\uc0\\u65292{}\\uc0\\u27511{}\\uc0\\u20195{}\\uc0\\u22522{}\\uc0\\u30563{}\\uc0\\u25945{}\\uc0\\u24605{}\\uc0\\u24819{}\\uc0\\u23416{}\\uc0\\u34899{}\\uc0\\u25991{}\\uc0\\u24235{}\\uc0\\u21476{}\\uc0\\u20195{}\\uc0\\u31995{}\\uc0\\u21015{}\\uc0\\u65292{}\\uc0\\u39321{}\\uc0\\u28207{}\\uc0\\u65306{}\\uc0\\u36947{}\\uc0\\u39080{}\\uc0\\u26360{}\\uc0\\u31038{}\\uc0\\u65292{}2004\\uc0\\u65289{}\\uc0\\u65292{}2\\uc0\\u65306{}99\\uc0\\u12290{}&quot;,&quot;plainCitation&quot;:&quot;奧古斯丁：《上帝之城》（王曉朝译，歷代基督教思想學術文庫古代系列，香港：道風書社，2004），2：99。&quot;,&quot;noteIndex&quot;:9},&quot;citationItems&quot;:[{&quot;id&quot;:2,&quot;uris&quot;:[&quot;http://zotero.org/users/4857872/items/E22IDH94&quot;],&quot;uri&quot;:[&quot;http://zotero.org/users/4857872/items/E22IDH94&quot;],&quot;itemData&quot;:{&quot;id&quot;:2,&quot;type&quot;:&quot;book&quot;,&quot;collection-title&quot;:&quot;歷代基督教思想學術文庫古代系列&quot;,&quot;event-place&quot;:&quot;香港&quot;,&quot;language&quot;:&quot;zh-CN&quot;,&quot;number-of-volumes&quot;:&quot;3&quot;,&quot;publisher&quot;:&quot;道風書社&quot;,&quot;publisher-place&quot;:&quot;香港&quot;,&quot;title&quot;:&quot;上帝之城&quot;,&quot;volume&quot;:&quot;2&quot;,&quot;author&quot;:[{&quot;literal&quot;:&quot;奧古斯丁&quot;}],&quot;translator&quot;:[{&quot;literal&quot;:&quot;王曉朝&quot;}],&quot;issued&quot;:{&quot;date-parts&quot;:[[&quot;2004&quot;]]}},&quot;locator&quot;:&quot;99&quot;,&quot;label&quot;:&quot;page&quot;}],&quot;schema&quot;:&quot;https://github.com/citation-style-language/schema/raw/master/csl-citation.json&quot;} RND8Z0vf6y0TV"/><text:span text:style-name="T4">奧古斯丁：《上帝之城》（王曉朝译，歷代基督教思想學術文庫古代系列，香港：道風書社，2004），2：99。</text:span><text:reference-mark-end text:name="ZOTERO_ITEM CSL_CITATION {&quot;citationID&quot;:&quot;z1UdaxcW&quot;,&quot;properties&quot;:{&quot;formattedCitation&quot;:&quot;\\uc0\\u22887{}\\uc0\\u21476{}\\uc0\\u26031{}\\uc0\\u19969{}\\uc0\\u65306{}\\uc0\\u12298{}\\uc0\\u19978{}\\uc0\\u24093{}\\uc0\\u20043{}\\uc0\\u22478{}\\uc0\\u12299{}\\uc0\\u65288{}\\uc0\\u29579{}\\uc0\\u26313{}\\uc0\\u26397{}\\uc0\\u35793{}\\uc0\\u65292{}\\uc0\\u27511{}\\uc0\\u20195{}\\uc0\\u22522{}\\uc0\\u30563{}\\uc0\\u25945{}\\uc0\\u24605{}\\uc0\\u24819{}\\uc0\\u23416{}\\uc0\\u34899{}\\uc0\\u25991{}\\uc0\\u24235{}\\uc0\\u21476{}\\uc0\\u20195{}\\uc0\\u31995{}\\uc0\\u21015{}\\uc0\\u65292{}\\uc0\\u39321{}\\uc0\\u28207{}\\uc0\\u65306{}\\uc0\\u36947{}\\uc0\\u39080{}\\uc0\\u26360{}\\uc0\\u31038{}\\uc0\\u65292{}2004\\uc0\\u65289{}\\uc0\\u65292{}2\\uc0\\u65306{}99\\uc0\\u12290{}&quot;,&quot;plainCitation&quot;:&quot;奧古斯丁：《上帝之城》（王曉朝译，歷代基督教思想學術文庫古代系列，香港：道風書社，2004），2：99。&quot;,&quot;noteIndex&quot;:9},&quot;citationItems&quot;:[{&quot;id&quot;:2,&quot;uris&quot;:[&quot;http://zotero.org/users/4857872/items/E22IDH94&quot;],&quot;uri&quot;:[&quot;http://zotero.org/users/4857872/items/E22IDH94&quot;],&quot;itemData&quot;:{&quot;id&quot;:2,&quot;type&quot;:&quot;book&quot;,&quot;collection-title&quot;:&quot;歷代基督教思想學術文庫古代系列&quot;,&quot;event-place&quot;:&quot;香港&quot;,&quot;language&quot;:&quot;zh-CN&quot;,&quot;number-of-volumes&quot;:&quot;3&quot;,&quot;publisher&quot;:&quot;道風書社&quot;,&quot;publisher-place&quot;:&quot;香港&quot;,&quot;title&quot;:&quot;上帝之城&quot;,&quot;volume&quot;:&quot;2&quot;,&quot;author&quot;:[{&quot;literal&quot;:&quot;奧古斯丁&quot;}],&quot;translator&quot;:[{&quot;literal&quot;:&quot;王曉朝&quot;}],&quot;issued&quot;:{&quot;date-parts&quot;:[[&quot;2004&quot;]]}},&quot;locator&quot;:&quot;99&quot;,&quot;label&quot;:&quot;page&quot;}],&quot;schema&quot;:&quot;https://github.com/citation-style-language/schema/raw/master/csl-citation.json&quot;} RND8Z0vf6y0TV"/></text:p></text:note-body></text:note></text:span><text:span text:style-name="T1"> </text:span><text:span text:style-name="T1"><text:note text:id="ftn9" text:note-class="footnote"><text:note-citation>10</text:note-citation><text:note-body><text:p text:style-name="Footnote"><text:reference-mark-start text:name="ZOTERO_ITEM CSL_CITATION {&quot;citationID&quot;:&quot;tlNrW51b&quot;,&quot;properties&quot;:{&quot;formattedCitation&quot;:&quot;\\uc0\\u22887{}\\uc0\\u21476{}\\uc0\\u26031{}\\uc0\\u19969{}\\uc0\\u65306{}\\uc0\\u12298{}\\uc0\\u19978{}\\uc0\\u24093{}\\uc0\\u20043{}\\uc0\\u22478{}\\uc0\\u12299{}\\uc0\\u65292{}2\\uc0\\u65306{}99\\uc0\\u12290{}&quot;,&quot;plainCitation&quot;:&quot;奧古斯丁：《上帝之城》，2：99。&quot;,&quot;noteIndex&quot;:10},&quot;citationItems&quot;:[{&quot;id&quot;:2,&quot;uris&quot;:[&quot;http://zotero.org/users/4857872/items/E22IDH94&quot;],&quot;uri&quot;:[&quot;http://zotero.org/users/4857872/items/E22IDH94&quot;],&quot;itemData&quot;:{&quot;id&quot;:2,&quot;type&quot;:&quot;book&quot;,&quot;collection-title&quot;:&quot;歷代基督教思想學術文庫古代系列&quot;,&quot;event-place&quot;:&quot;香港&quot;,&quot;language&quot;:&quot;zh-CN&quot;,&quot;number-of-volumes&quot;:&quot;3&quot;,&quot;publisher&quot;:&quot;道風書社&quot;,&quot;publisher-place&quot;:&quot;香港&quot;,&quot;title&quot;:&quot;上帝之城&quot;,&quot;volume&quot;:&quot;2&quot;,&quot;author&quot;:[{&quot;literal&quot;:&quot;奧古斯丁&quot;}],&quot;translator&quot;:[{&quot;literal&quot;:&quot;王曉朝&quot;}],&quot;issued&quot;:{&quot;date-parts&quot;:[[&quot;2004&quot;]]}},&quot;locator&quot;:&quot;99&quot;,&quot;label&quot;:&quot;page&quot;}],&quot;schema&quot;:&quot;https://github.com/citation-style-language/schema/raw/master/csl-citation.json&quot;} RNDUMpy6eQZYa"/><text:span text:style-name="T4">奧古斯丁：《上帝之城》，2：99。</text:span><text:reference-mark-end text:name="ZOTERO_ITEM CSL_CITATION {&quot;citationID&quot;:&quot;tlNrW51b&quot;,&quot;properties&quot;:{&quot;formattedCitation&quot;:&quot;\\uc0\\u22887{}\\uc0\\u21476{}\\uc0\\u26031{}\\uc0\\u19969{}\\uc0\\u65306{}\\uc0\\u12298{}\\uc0\\u19978{}\\uc0\\u24093{}\\uc0\\u20043{}\\uc0\\u22478{}\\uc0\\u12299{}\\uc0\\u65292{}2\\uc0\\u65306{}99\\uc0\\u12290{}&quot;,&quot;plainCitation&quot;:&quot;奧古斯丁：《上帝之城》，2：99。&quot;,&quot;noteIndex&quot;:10},&quot;citationItems&quot;:[{&quot;id&quot;:2,&quot;uris&quot;:[&quot;http://zotero.org/users/4857872/items/E22IDH94&quot;],&quot;uri&quot;:[&quot;http://zotero.org/users/4857872/items/E22IDH94&quot;],&quot;itemData&quot;:{&quot;id&quot;:2,&quot;type&quot;:&quot;book&quot;,&quot;collection-title&quot;:&quot;歷代基督教思想學術文庫古代系列&quot;,&quot;event-place&quot;:&quot;香港&quot;,&quot;language&quot;:&quot;zh-CN&quot;,&quot;number-of-volumes&quot;:&quot;3&quot;,&quot;publisher&quot;:&quot;道風書社&quot;,&quot;publisher-place&quot;:&quot;香港&quot;,&quot;title&quot;:&quot;上帝之城&quot;,&quot;volume&quot;:&quot;2&quot;,&quot;author&quot;:[{&quot;literal&quot;:&quot;奧古斯丁&quot;}],&quot;translator&quot;:[{&quot;literal&quot;:&quot;王曉朝&quot;}],&quot;issued&quot;:{&quot;date-parts&quot;:[[&quot;2004&quot;]]}},&quot;locator&quot;:&quot;99&quot;,&quot;label&quot;:&quot;page&quot;}],&quot;schema&quot;:&quot;https://github.com/citation-style-language/schema/raw/master/csl-citation.json&quot;} RNDUMpy6eQZYa"/></text:p></text:note-body></text:note></text:span></text:p>
      <text:p text:style-name="Standard"/>
      <text:p text:style-name="Standard"><text:span text:style-name="T1">有系列編碼的釋經書等</text:span><text:span text:style-name="T1"><text:note text:id="ftn10" text:note-class="footnote"><text:note-citation>11</text:note-citation><text:note-body><text:p text:style-name="Footnote"><text:reference-mark-start text:name="ZOTERO_ITEM CSL_CITATION {&quot;citationID&quot;:&quot;aauChBiN&quot;,&quot;properties&quot;:{&quot;formattedCitation&quot;:&quot;\\uc0\\u40643{}\\uc0\\u26417{}\\uc0\\u20523{}\\uc0\\u65306{}\\uc0\\u12298{}\\uc0\\u33107{}\\uc0\\u31435{}\\uc0\\u27604{}\\uc0\\u26360{}\\uc0\\u65306{}\\uc0\\u20693{}\\uc0\\u21451{}\\uc0\\u30340{}\\uc0\\u29983{}\\uc0\\u21629{}\\uc0\\u33287{}\\uc0\\u20107{}\\uc0\\u22857{}\\uc0\\u12299{}\\uc0\\u65288{}\\uc0\\u26126{}\\uc0\\u36947{}\\uc0\\u30740{}\\uc0\\u32147{}\\uc0\\u21474{}\\uc0\\u26360{}50\\uc0\\u65292{}\\uc0\\u39321{}\\uc0\\u28207{}\\uc0\\u65306{}\\uc0\\u26126{}\\uc0\\u36947{}\\uc0\\u31038{}\\uc0\\u65292{}2006\\uc0\\u65289{}\\uc0\\u65292{}114\\uc0\\u12290{}&quot;,&quot;plainCitation&quot;:&quot;黃朱倫：《腓立比書：僕友的生命與事奉》（明道研經叢書50，香港：明道社，2006），114。&quot;,&quot;noteIndex&quot;:11},&quot;citationItems&quot;:[{&quot;id&quot;:4,&quot;uris&quot;:[&quot;http://zotero.org/users/4857872/items/YHTC69KH&quot;],&quot;uri&quot;:[&quot;http://zotero.org/users/4857872/items/YHTC69KH&quot;],&quot;itemData&quot;:{&quot;id&quot;:4,&quot;type&quot;:&quot;book&quot;,&quot;collection-title&quot;:&quot;明道研經叢書50&quot;,&quot;event-place&quot;:&quot;香港&quot;,&quot;language&quot;:&quot;zh-CN&quot;,&quot;publisher&quot;:&quot;明道社&quot;,&quot;publisher-place&quot;:&quot;香港&quot;,&quot;title&quot;:&quot;腓立比書：僕友的生命與事奉&quot;,&quot;title-short&quot;:&quot;腓立比書&quot;,&quot;author&quot;:[{&quot;literal&quot;:&quot;黃朱倫&quot;}],&quot;issued&quot;:{&quot;date-parts&quot;:[[&quot;2006&quot;]]}},&quot;locator&quot;:&quot;114&quot;,&quot;label&quot;:&quot;page&quot;}],&quot;schema&quot;:&quot;https://github.com/citation-style-language/schema/raw/master/csl-citation.json&quot;} RNDEj0kBwJaXe"/><text:span text:style-name="T4">黃朱倫：《腓立比書：僕友的生命與事奉》（明道研經叢書50，香港：明道社，2006），114。</text:span><text:reference-mark-end text:name="ZOTERO_ITEM CSL_CITATION {&quot;citationID&quot;:&quot;aauChBiN&quot;,&quot;properties&quot;:{&quot;formattedCitation&quot;:&quot;\\uc0\\u40643{}\\uc0\\u26417{}\\uc0\\u20523{}\\uc0\\u65306{}\\uc0\\u12298{}\\uc0\\u33107{}\\uc0\\u31435{}\\uc0\\u27604{}\\uc0\\u26360{}\\uc0\\u65306{}\\uc0\\u20693{}\\uc0\\u21451{}\\uc0\\u30340{}\\uc0\\u29983{}\\uc0\\u21629{}\\uc0\\u33287{}\\uc0\\u20107{}\\uc0\\u22857{}\\uc0\\u12299{}\\uc0\\u65288{}\\uc0\\u26126{}\\uc0\\u36947{}\\uc0\\u30740{}\\uc0\\u32147{}\\uc0\\u21474{}\\uc0\\u26360{}50\\uc0\\u65292{}\\uc0\\u39321{}\\uc0\\u28207{}\\uc0\\u65306{}\\uc0\\u26126{}\\uc0\\u36947{}\\uc0\\u31038{}\\uc0\\u65292{}2006\\uc0\\u65289{}\\uc0\\u65292{}114\\uc0\\u12290{}&quot;,&quot;plainCitation&quot;:&quot;黃朱倫：《腓立比書：僕友的生命與事奉》（明道研經叢書50，香港：明道社，2006），114。&quot;,&quot;noteIndex&quot;:11},&quot;citationItems&quot;:[{&quot;id&quot;:4,&quot;uris&quot;:[&quot;http://zotero.org/users/4857872/items/YHTC69KH&quot;],&quot;uri&quot;:[&quot;http://zotero.org/users/4857872/items/YHTC69KH&quot;],&quot;itemData&quot;:{&quot;id&quot;:4,&quot;type&quot;:&quot;book&quot;,&quot;collection-title&quot;:&quot;明道研經叢書50&quot;,&quot;event-place&quot;:&quot;香港&quot;,&quot;language&quot;:&quot;zh-CN&quot;,&quot;publisher&quot;:&quot;明道社&quot;,&quot;publisher-place&quot;:&quot;香港&quot;,&quot;title&quot;:&quot;腓立比書：僕友的生命與事奉&quot;,&quot;title-short&quot;:&quot;腓立比書&quot;,&quot;author&quot;:[{&quot;literal&quot;:&quot;黃朱倫&quot;}],&quot;issued&quot;:{&quot;date-parts&quot;:[[&quot;2006&quot;]]}},&quot;locator&quot;:&quot;114&quot;,&quot;label&quot;:&quot;page&quot;}],&quot;schema&quot;:&quot;https://github.com/citation-style-language/schema/raw/master/csl-citation.json&quot;} RNDEj0kBwJaXe"/></text:p></text:note-body></text:note></text:span><text:span text:style-name="T1"> </text:span><text:span text:style-name="T1"><text:note text:id="ftn11" text:note-class="footnote"><text:note-citation>12</text:note-citation><text:note-body><text:p text:style-name="Footnote"><text:reference-mark-start text:name="ZOTERO_ITEM CSL_CITATION {&quot;citationID&quot;:&quot;HXAAX4PK&quot;,&quot;properties&quot;:{&quot;formattedCitation&quot;:&quot;\\uc0\\u40643{}\\uc0\\u26417{}\\uc0\\u20523{}\\uc0\\u65306{}\\uc0\\u12298{}\\uc0\\u33107{}\\uc0\\u31435{}\\uc0\\u27604{}\\uc0\\u26360{}\\uc0\\u12299{}\\uc0\\u65292{}117\\uc0\\u12290{}&quot;,&quot;plainCitation&quot;:&quot;黃朱倫：《腓立比書》，117。&quot;,&quot;noteIndex&quot;:12},&quot;citationItems&quot;:[{&quot;id&quot;:4,&quot;uris&quot;:[&quot;http://zotero.org/users/4857872/items/YHTC69KH&quot;],&quot;uri&quot;:[&quot;http://zotero.org/users/4857872/items/YHTC69KH&quot;],&quot;itemData&quot;:{&quot;id&quot;:4,&quot;type&quot;:&quot;book&quot;,&quot;collection-title&quot;:&quot;明道研經叢書50&quot;,&quot;event-place&quot;:&quot;香港&quot;,&quot;language&quot;:&quot;zh-CN&quot;,&quot;publisher&quot;:&quot;明道社&quot;,&quot;publisher-place&quot;:&quot;香港&quot;,&quot;title&quot;:&quot;腓立比書：僕友的生命與事奉&quot;,&quot;title-short&quot;:&quot;腓立比書&quot;,&quot;author&quot;:[{&quot;literal&quot;:&quot;黃朱倫&quot;}],&quot;issued&quot;:{&quot;date-parts&quot;:[[&quot;2006&quot;]]}},&quot;locator&quot;:&quot;117&quot;,&quot;label&quot;:&quot;page&quot;}],&quot;schema&quot;:&quot;https://github.com/citation-style-language/schema/raw/master/csl-citation.json&quot;} RND3CAI5HWRjp"/><text:span text:style-name="T4">黃朱倫：《腓立比書》，117。</text:span><text:reference-mark-end text:name="ZOTERO_ITEM CSL_CITATION {&quot;citationID&quot;:&quot;HXAAX4PK&quot;,&quot;properties&quot;:{&quot;formattedCitation&quot;:&quot;\\uc0\\u40643{}\\uc0\\u26417{}\\uc0\\u20523{}\\uc0\\u65306{}\\uc0\\u12298{}\\uc0\\u33107{}\\uc0\\u31435{}\\uc0\\u27604{}\\uc0\\u26360{}\\uc0\\u12299{}\\uc0\\u65292{}117\\uc0\\u12290{}&quot;,&quot;plainCitation&quot;:&quot;黃朱倫：《腓立比書》，117。&quot;,&quot;noteIndex&quot;:12},&quot;citationItems&quot;:[{&quot;id&quot;:4,&quot;uris&quot;:[&quot;http://zotero.org/users/4857872/items/YHTC69KH&quot;],&quot;uri&quot;:[&quot;http://zotero.org/users/4857872/items/YHTC69KH&quot;],&quot;itemData&quot;:{&quot;id&quot;:4,&quot;type&quot;:&quot;book&quot;,&quot;collection-title&quot;:&quot;明道研經叢書50&quot;,&quot;event-place&quot;:&quot;香港&quot;,&quot;language&quot;:&quot;zh-CN&quot;,&quot;publisher&quot;:&quot;明道社&quot;,&quot;publisher-place&quot;:&quot;香港&quot;,&quot;title&quot;:&quot;腓立比書：僕友的生命與事奉&quot;,&quot;title-short&quot;:&quot;腓立比書&quot;,&quot;author&quot;:[{&quot;literal&quot;:&quot;黃朱倫&quot;}],&quot;issued&quot;:{&quot;date-parts&quot;:[[&quot;2006&quot;]]}},&quot;locator&quot;:&quot;117&quot;,&quot;label&quot;:&quot;page&quot;}],&quot;schema&quot;:&quot;https://github.com/citation-style-language/schema/raw/master/csl-citation.json&quot;} RND3CAI5HWRjp"/></text:p></text:note-body></text:note></text:span></text:p>
      <text:p text:style-name="Standard"/>
      <text:p text:style-name="Standard"><text:span text:style-name="T1">非第一版的書籍</text:span><text:span text:style-name="T1"><text:note text:id="ftn12" text:note-class="footnote"><text:note-citation>13</text:note-citation><text:note-body><text:p text:style-name="Footnote"><text:reference-mark-start text:name="ZOTERO_ITEM CSL_CITATION {&quot;citationID&quot;:&quot;Z0KP2Lob&quot;,&quot;properties&quot;:{&quot;formattedCitation&quot;:&quot;\\uc0\\u21555{}\\uc0\\u31435{}\\uc0\\u27138{}\\uc0\\u32534{}\\uc0\\u65306{}\\uc0\\u12298{}\\uc0\\u28024{}\\uc0\\u26371{}\\uc0\\u22312{}\\uc0\\u33775{}\\uc0\\u20296{}\\uc0\\u36947{}\\uc0\\u30334{}\\uc0\\u24180{}\\uc0\\u21490{}\\uc0\\u30053{}\\uc0\\u12299{}\\uc0\\u65288{}\\uc0\\u20462{}\\uc0\\u35330{}\\uc0\\u29256{}\\uc0\\u65292{}\\uc0\\u39321{}\\uc0\\u28207{}\\uc0\\u65306{}\\uc0\\u28024{}\\uc0\\u20449{}\\uc0\\u26371{}\\uc0\\u20986{}\\uc0\\u29256{}\\uc0\\u37096{}\\uc0\\u65292{}1970\\uc0\\u65289{}\\uc0\\u65292{}75\\uc0\\u12290{}&quot;,&quot;plainCitation&quot;:&quot;吳立樂编：《浸會在華佈道百年史略》（修訂版，香港：浸信會出版部，1970），75。&quot;,&quot;noteIndex&quot;:13},&quot;citationItems&quot;:[{&quot;id&quot;:187,&quot;uris&quot;:[&quot;http://zotero.org/users/4857872/items/G6V4YNGD&quot;],&quot;uri&quot;:[&quot;http://zotero.org/users/4857872/items/G6V4YNGD&quot;],&quot;itemData&quot;:{&quot;id&quot;:187,&quot;type&quot;:&quot;book&quot;,&quot;edition&quot;:&quot;修訂版&quot;,&quot;event-place&quot;:&quot;香港&quot;,&quot;language&quot;:&quot;zh-CN&quot;,&quot;publisher&quot;:&quot;浸信會出版部&quot;,&quot;publisher-place&quot;:&quot;香港&quot;,&quot;title&quot;:&quot;浸會在華佈道百年史略&quot;,&quot;editor&quot;:[{&quot;literal&quot;:&quot;吳立樂&quot;}],&quot;issued&quot;:{&quot;date-parts&quot;:[[&quot;1970&quot;]]}},&quot;locator&quot;:&quot;75&quot;,&quot;label&quot;:&quot;page&quot;}],&quot;schema&quot;:&quot;https://github.com/citation-style-language/schema/raw/master/csl-citation.json&quot;} RNDW8ACkSFWuw"/><text:span text:style-name="T4">吳立樂编：《浸會在華佈道百年史略》（修訂版，香港：浸信會出版部，1970），75。</text:span><text:reference-mark-end text:name="ZOTERO_ITEM CSL_CITATION {&quot;citationID&quot;:&quot;Z0KP2Lob&quot;,&quot;properties&quot;:{&quot;formattedCitation&quot;:&quot;\\uc0\\u21555{}\\uc0\\u31435{}\\uc0\\u27138{}\\uc0\\u32534{}\\uc0\\u65306{}\\uc0\\u12298{}\\uc0\\u28024{}\\uc0\\u26371{}\\uc0\\u22312{}\\uc0\\u33775{}\\uc0\\u20296{}\\uc0\\u36947{}\\uc0\\u30334{}\\uc0\\u24180{}\\uc0\\u21490{}\\uc0\\u30053{}\\uc0\\u12299{}\\uc0\\u65288{}\\uc0\\u20462{}\\uc0\\u35330{}\\uc0\\u29256{}\\uc0\\u65292{}\\uc0\\u39321{}\\uc0\\u28207{}\\uc0\\u65306{}\\uc0\\u28024{}\\uc0\\u20449{}\\uc0\\u26371{}\\uc0\\u20986{}\\uc0\\u29256{}\\uc0\\u37096{}\\uc0\\u65292{}1970\\uc0\\u65289{}\\uc0\\u65292{}75\\uc0\\u12290{}&quot;,&quot;plainCitation&quot;:&quot;吳立樂编：《浸會在華佈道百年史略》（修訂版，香港：浸信會出版部，1970），75。&quot;,&quot;noteIndex&quot;:13},&quot;citationItems&quot;:[{&quot;id&quot;:187,&quot;uris&quot;:[&quot;http://zotero.org/users/4857872/items/G6V4YNGD&quot;],&quot;uri&quot;:[&quot;http://zotero.org/users/4857872/items/G6V4YNGD&quot;],&quot;itemData&quot;:{&quot;id&quot;:187,&quot;type&quot;:&quot;book&quot;,&quot;edition&quot;:&quot;修訂版&quot;,&quot;event-place&quot;:&quot;香港&quot;,&quot;language&quot;:&quot;zh-CN&quot;,&quot;publisher&quot;:&quot;浸信會出版部&quot;,&quot;publisher-place&quot;:&quot;香港&quot;,&quot;title&quot;:&quot;浸會在華佈道百年史略&quot;,&quot;editor&quot;:[{&quot;literal&quot;:&quot;吳立樂&quot;}],&quot;issued&quot;:{&quot;date-parts&quot;:[[&quot;1970&quot;]]}},&quot;locator&quot;:&quot;75&quot;,&quot;label&quot;:&quot;page&quot;}],&quot;schema&quot;:&quot;https://github.com/citation-style-language/schema/raw/master/csl-citation.json&quot;} RNDW8ACkSFWuw"/></text:p></text:note-body></text:note></text:span><text:span text:style-name="T1"> </text:span><text:span text:style-name="T1"><text:note text:id="ftn13" text:note-class="footnote"><text:note-citation>14</text:note-citation><text:note-body><text:p text:style-name="Footnote"><text:reference-mark-start text:name="ZOTERO_ITEM CSL_CITATION {&quot;citationID&quot;:&quot;AgwzaoZi&quot;,&quot;properties&quot;:{&quot;formattedCitation&quot;:&quot;\\uc0\\u21555{}\\uc0\\u31435{}\\uc0\\u27138{}\\uc0\\u32534{}\\uc0\\u65306{}\\uc0\\u12298{}\\uc0\\u28024{}\\uc0\\u26371{}\\uc0\\u22312{}\\uc0\\u33775{}\\uc0\\u20296{}\\uc0\\u36947{}\\uc0\\u30334{}\\uc0\\u24180{}\\uc0\\u21490{}\\uc0\\u30053{}\\uc0\\u12299{}\\uc0\\u65292{}105\\uc0\\u12290{}&quot;,&quot;plainCitation&quot;:&quot;吳立樂编：《浸會在華佈道百年史略》，105。&quot;,&quot;noteIndex&quot;:14},&quot;citationItems&quot;:[{&quot;id&quot;:187,&quot;uris&quot;:[&quot;http://zotero.org/users/4857872/items/G6V4YNGD&quot;],&quot;uri&quot;:[&quot;http://zotero.org/users/4857872/items/G6V4YNGD&quot;],&quot;itemData&quot;:{&quot;id&quot;:187,&quot;type&quot;:&quot;book&quot;,&quot;edition&quot;:&quot;修訂版&quot;,&quot;event-place&quot;:&quot;香港&quot;,&quot;language&quot;:&quot;zh-CN&quot;,&quot;publisher&quot;:&quot;浸信會出版部&quot;,&quot;publisher-place&quot;:&quot;香港&quot;,&quot;title&quot;:&quot;浸會在華佈道百年史略&quot;,&quot;editor&quot;:[{&quot;literal&quot;:&quot;吳立樂&quot;}],&quot;issued&quot;:{&quot;date-parts&quot;:[[&quot;1970&quot;]]}},&quot;locator&quot;:&quot;105&quot;,&quot;label&quot;:&quot;page&quot;}],&quot;schema&quot;:&quot;https://github.com/citation-style-language/schema/raw/master/csl-citation.json&quot;} RND9mtB8k3r54"/><text:span text:style-name="T4">吳立樂编：《浸會在華佈道百年史略》，105。</text:span><text:reference-mark-end text:name="ZOTERO_ITEM CSL_CITATION {&quot;citationID&quot;:&quot;AgwzaoZi&quot;,&quot;properties&quot;:{&quot;formattedCitation&quot;:&quot;\\uc0\\u21555{}\\uc0\\u31435{}\\uc0\\u27138{}\\uc0\\u32534{}\\uc0\\u65306{}\\uc0\\u12298{}\\uc0\\u28024{}\\uc0\\u26371{}\\uc0\\u22312{}\\uc0\\u33775{}\\uc0\\u20296{}\\uc0\\u36947{}\\uc0\\u30334{}\\uc0\\u24180{}\\uc0\\u21490{}\\uc0\\u30053{}\\uc0\\u12299{}\\uc0\\u65292{}105\\uc0\\u12290{}&quot;,&quot;plainCitation&quot;:&quot;吳立樂编：《浸會在華佈道百年史略》，105。&quot;,&quot;noteIndex&quot;:14},&quot;citationItems&quot;:[{&quot;id&quot;:187,&quot;uris&quot;:[&quot;http://zotero.org/users/4857872/items/G6V4YNGD&quot;],&quot;uri&quot;:[&quot;http://zotero.org/users/4857872/items/G6V4YNGD&quot;],&quot;itemData&quot;:{&quot;id&quot;:187,&quot;type&quot;:&quot;book&quot;,&quot;edition&quot;:&quot;修訂版&quot;,&quot;event-place&quot;:&quot;香港&quot;,&quot;language&quot;:&quot;zh-CN&quot;,&quot;publisher&quot;:&quot;浸信會出版部&quot;,&quot;publisher-place&quot;:&quot;香港&quot;,&quot;title&quot;:&quot;浸會在華佈道百年史略&quot;,&quot;editor&quot;:[{&quot;literal&quot;:&quot;吳立樂&quot;}],&quot;issued&quot;:{&quot;date-parts&quot;:[[&quot;1970&quot;]]}},&quot;locator&quot;:&quot;105&quot;,&quot;label&quot;:&quot;page&quot;}],&quot;schema&quot;:&quot;https://github.com/citation-style-language/schema/raw/master/csl-citation.json&quot;} RND9mtB8k3r54"/></text:p></text:note-body></text:note></text:span></text:p>
      <text:p text:style-name="Standard"/>
      <text:p text:style-name="Standard"><text:span text:style-name="T1">線上數碼版書籍</text:span><text:span text:style-name="T1"><text:note text:id="ftn14" text:note-class="footnote"><text:note-citation>15</text:note-citation><text:note-body><text:p text:style-name="Footnote"><text:reference-mark-start text:name="ZOTERO_ITEM CSL_CITATION {&quot;citationID&quot;:&quot;bP2YwJou&quot;,&quot;properties&quot;:{&quot;formattedCitation&quot;:&quot;\\uc0\\u20309{}\\uc0\\u34907{}\\uc0\\u20013{}\\uc0\\u65306{}\\uc0\\u12298{}\\uc0\\u29287{}\\uc0\\u39178{}\\uc0\\u31070{}\\uc0\\u30340{}\\uc0\\u32676{}\\uc0\\u32650{}\\uc0\\u12299{}\\uc0\\u65288{}\\uc0\\u39321{}\\uc0\\u28207{}\\uc0\\u65306{}\\uc0\\u37329{}\\uc0\\u29128{}\\uc0\\u21488{}\\uc0\\u65292{}2010\\uc0\\u65289{}\\uc0\\u65292{}13\\uc0\\u65292{}http://www.goldenlampstand.org/download/GL217A_Pastoral_TC.pdf\\uc0\\u12290{}&quot;,&quot;plainCitation&quot;:&quot;何衛中：《牧養神的群羊》（香港：金燈台，2010），13，http://www.goldenlampstand.org/download/GL217A_Pastoral_TC.pdf。&quot;,&quot;noteIndex&quot;:15},&quot;citationItems&quot;:[{&quot;id&quot;:186,&quot;uris&quot;:[&quot;http://zotero.org/users/4857872/items/RZTLVR8T&quot;],&quot;uri&quot;:[&quot;http://zotero.org/users/4857872/items/RZTLVR8T&quot;],&quot;itemData&quot;:{&quot;id&quot;:186,&quot;type&quot;:&quot;book&quot;,&quot;event-place&quot;:&quot;香港&quot;,&quot;language&quot;:&quot;zh-CN&quot;,&quot;publisher&quot;:&quot;金燈台&quot;,&quot;publisher-place&quot;:&quot;香港&quot;,&quot;title&quot;:&quot;牧養神的群羊&quot;,&quot;URL&quot;:&quot;http://www.goldenlampstand.org/download/GL217A_Pastoral_TC.pdf&quot;,&quot;author&quot;:[{&quot;literal&quot;:&quot;何衛中&quot;}],&quot;accessed&quot;:{&quot;date-parts&quot;:[[&quot;2014&quot;,9,8]]},&quot;issued&quot;:{&quot;date-parts&quot;:[[&quot;2010&quot;]]}},&quot;locator&quot;:&quot;13&quot;,&quot;label&quot;:&quot;page&quot;}],&quot;schema&quot;:&quot;https://github.com/citation-style-language/schema/raw/master/csl-citation.json&quot;} RNDTtvcSqauX8"/><text:span text:style-name="T4">何衛中：《牧養神的群羊》（香港：金燈台，2010），13，http://www.goldenlampstand.org/download/GL217A_Pastoral_TC.pdf。</text:span><text:reference-mark-end text:name="ZOTERO_ITEM CSL_CITATION {&quot;citationID&quot;:&quot;bP2YwJou&quot;,&quot;properties&quot;:{&quot;formattedCitation&quot;:&quot;\\uc0\\u20309{}\\uc0\\u34907{}\\uc0\\u20013{}\\uc0\\u65306{}\\uc0\\u12298{}\\uc0\\u29287{}\\uc0\\u39178{}\\uc0\\u31070{}\\uc0\\u30340{}\\uc0\\u32676{}\\uc0\\u32650{}\\uc0\\u12299{}\\uc0\\u65288{}\\uc0\\u39321{}\\uc0\\u28207{}\\uc0\\u65306{}\\uc0\\u37329{}\\uc0\\u29128{}\\uc0\\u21488{}\\uc0\\u65292{}2010\\uc0\\u65289{}\\uc0\\u65292{}13\\uc0\\u65292{}http://www.goldenlampstand.org/download/GL217A_Pastoral_TC.pdf\\uc0\\u12290{}&quot;,&quot;plainCitation&quot;:&quot;何衛中：《牧養神的群羊》（香港：金燈台，2010），13，http://www.goldenlampstand.org/download/GL217A_Pastoral_TC.pdf。&quot;,&quot;noteIndex&quot;:15},&quot;citationItems&quot;:[{&quot;id&quot;:186,&quot;uris&quot;:[&quot;http://zotero.org/users/4857872/items/RZTLVR8T&quot;],&quot;uri&quot;:[&quot;http://zotero.org/users/4857872/items/RZTLVR8T&quot;],&quot;itemData&quot;:{&quot;id&quot;:186,&quot;type&quot;:&quot;book&quot;,&quot;event-place&quot;:&quot;香港&quot;,&quot;language&quot;:&quot;zh-CN&quot;,&quot;publisher&quot;:&quot;金燈台&quot;,&quot;publisher-place&quot;:&quot;香港&quot;,&quot;title&quot;:&quot;牧養神的群羊&quot;,&quot;URL&quot;:&quot;http://www.goldenlampstand.org/download/GL217A_Pastoral_TC.pdf&quot;,&quot;author&quot;:[{&quot;literal&quot;:&quot;何衛中&quot;}],&quot;accessed&quot;:{&quot;date-parts&quot;:[[&quot;2014&quot;,9,8]]},&quot;issued&quot;:{&quot;date-parts&quot;:[[&quot;2010&quot;]]}},&quot;locator&quot;:&quot;13&quot;,&quot;label&quot;:&quot;page&quot;}],&quot;schema&quot;:&quot;https://github.com/citation-style-language/schema/raw/master/csl-citation.json&quot;} RNDTtvcSqauX8"/></text:p></text:note-body></text:note></text:span><text:span text:style-name="T1"> </text:span><text:span text:style-name="T1"><text:note text:id="ftn15" text:note-class="footnote"><text:note-citation>16</text:note-citation><text:note-body><text:p text:style-name="Footnote"><text:reference-mark-start text:name="ZOTERO_ITEM CSL_CITATION {&quot;citationID&quot;:&quot;jwVCHjEB&quot;,&quot;properties&quot;:{&quot;formattedCitation&quot;:&quot;\\uc0\\u20309{}\\uc0\\u34907{}\\uc0\\u20013{}\\uc0\\u65306{}\\uc0\\u12298{}\\uc0\\u29287{}\\uc0\\u39178{}\\uc0\\u31070{}\\uc0\\u30340{}\\uc0\\u32676{}\\uc0\\u32650{}\\uc0\\u12299{}\\uc0\\u65292{}20\\uc0\\u12290{}&quot;,&quot;plainCitation&quot;:&quot;何衛中：《牧養神的群羊》，20。&quot;,&quot;noteIndex&quot;:16},&quot;citationItems&quot;:[{&quot;id&quot;:186,&quot;uris&quot;:[&quot;http://zotero.org/users/4857872/items/RZTLVR8T&quot;],&quot;uri&quot;:[&quot;http://zotero.org/users/4857872/items/RZTLVR8T&quot;],&quot;itemData&quot;:{&quot;id&quot;:186,&quot;type&quot;:&quot;book&quot;,&quot;event-place&quot;:&quot;香港&quot;,&quot;language&quot;:&quot;zh-CN&quot;,&quot;publisher&quot;:&quot;金燈台&quot;,&quot;publisher-place&quot;:&quot;香港&quot;,&quot;title&quot;:&quot;牧養神的群羊&quot;,&quot;URL&quot;:&quot;http://www.goldenlampstand.org/download/GL217A_Pastoral_TC.pdf&quot;,&quot;author&quot;:[{&quot;literal&quot;:&quot;何衛中&quot;}],&quot;accessed&quot;:{&quot;date-parts&quot;:[[&quot;2014&quot;,9,8]]},&quot;issued&quot;:{&quot;date-parts&quot;:[[&quot;2010&quot;]]}},&quot;locator&quot;:&quot;20&quot;,&quot;label&quot;:&quot;page&quot;}],&quot;schema&quot;:&quot;https://github.com/citation-style-language/schema/raw/master/csl-citation.json&quot;} RNDkUXiKrpIg5"/><text:span text:style-name="T4">何衛中：《牧養神的群羊》，20。</text:span><text:reference-mark-end text:name="ZOTERO_ITEM CSL_CITATION {&quot;citationID&quot;:&quot;jwVCHjEB&quot;,&quot;properties&quot;:{&quot;formattedCitation&quot;:&quot;\\uc0\\u20309{}\\uc0\\u34907{}\\uc0\\u20013{}\\uc0\\u65306{}\\uc0\\u12298{}\\uc0\\u29287{}\\uc0\\u39178{}\\uc0\\u31070{}\\uc0\\u30340{}\\uc0\\u32676{}\\uc0\\u32650{}\\uc0\\u12299{}\\uc0\\u65292{}20\\uc0\\u12290{}&quot;,&quot;plainCitation&quot;:&quot;何衛中：《牧養神的群羊》，20。&quot;,&quot;noteIndex&quot;:16},&quot;citationItems&quot;:[{&quot;id&quot;:186,&quot;uris&quot;:[&quot;http://zotero.org/users/4857872/items/RZTLVR8T&quot;],&quot;uri&quot;:[&quot;http://zotero.org/users/4857872/items/RZTLVR8T&quot;],&quot;itemData&quot;:{&quot;id&quot;:186,&quot;type&quot;:&quot;book&quot;,&quot;event-place&quot;:&quot;香港&quot;,&quot;language&quot;:&quot;zh-CN&quot;,&quot;publisher&quot;:&quot;金燈台&quot;,&quot;publisher-place&quot;:&quot;香港&quot;,&quot;title&quot;:&quot;牧養神的群羊&quot;,&quot;URL&quot;:&quot;http://www.goldenlampstand.org/download/GL217A_Pastoral_TC.pdf&quot;,&quot;author&quot;:[{&quot;literal&quot;:&quot;何衛中&quot;}],&quot;accessed&quot;:{&quot;date-parts&quot;:[[&quot;2014&quot;,9,8]]},&quot;issued&quot;:{&quot;date-parts&quot;:[[&quot;2010&quot;]]}},&quot;locator&quot;:&quot;20&quot;,&quot;label&quot;:&quot;page&quot;}],&quot;schema&quot;:&quot;https://github.com/citation-style-language/schema/raw/master/csl-citation.json&quot;} RNDkUXiKrpIg5"/></text:p></text:note-body></text:note></text:span></text:p>
      <text:p text:style-name="Standard"/>
      <text:p text:style-name="Standard"><text:span text:style-name="T1">電子書</text:span><text:span text:style-name="T1"><text:note text:id="ftn16" text:note-class="footnote"><text:note-citation>17</text:note-citation><text:note-body><text:p text:style-name="Footnote"><text:reference-mark-start text:name="ZOTERO_ITEM CSL_CITATION {&quot;citationID&quot;:&quot;xBq48wVg&quot;,&quot;properties&quot;:{&quot;formattedCitation&quot;:&quot;\\uc0\\u26361{}\\uc0\\u38634{}\\uc0\\u33465{}\\uc0\\u65306{}\\uc0\\u12298{}\\uc0\\u32005{}\\uc0\\u27155{}\\uc0\\u22818{}\\uc0\\u12299{}\\uc0\\u65288{}Kindle\\uc0\\u29256{}\\uc0\\u65292{}Czech Republic\\uc0\\u65306{}\\uc0\\u34269{}\\uc0\\u38597{}\\uc0\\u65292{}2017\\uc0\\u65289{}\\uc0\\u65292{}Loc 134/18602\\uc0\\u12290{}&quot;,&quot;plainCitation&quot;:&quot;曹雪芹：《紅樓夢》（Kindle版，Czech Republic：藝雅，2017），Loc 134/18602。&quot;,&quot;noteIndex&quot;:17},&quot;citationItems&quot;:[{&quot;id&quot;:226,&quot;uris&quot;:[&quot;http://zotero.org/users/4857872/items/3FEQPWQB&quot;],&quot;uri&quot;:[&quot;http://zotero.org/users/4857872/items/3FEQPWQB&quot;],&quot;itemData&quot;:{&quot;id&quot;:226,&quot;type&quot;:&quot;book&quot;,&quot;edition&quot;:&quot;Kindle版&quot;,&quot;event-place&quot;:&quot;Czech Republic&quot;,&quot;publisher&quot;:&quot;藝雅&quot;,&quot;publisher-place&quot;:&quot;Czech Republic&quot;,&quot;title&quot;:&quot;紅樓夢&quot;,&quot;author&quot;:[{&quot;literal&quot;:&quot;曹雪芹&quot;}],&quot;issued&quot;:{&quot;date-parts&quot;:[[&quot;2017&quot;]]}},&quot;locator&quot;:&quot;Loc 134/18602&quot;,&quot;label&quot;:&quot;page&quot;}],&quot;schema&quot;:&quot;https://github.com/citation-style-language/schema/raw/master/csl-citation.json&quot;} RNDnaTv1z525g"/><text:span text:style-name="T4">曹雪芹：《紅樓夢》（Kindle版，Czech Republic：藝雅，2017），Loc 134/18602。</text:span><text:reference-mark-end text:name="ZOTERO_ITEM CSL_CITATION {&quot;citationID&quot;:&quot;xBq48wVg&quot;,&quot;properties&quot;:{&quot;formattedCitation&quot;:&quot;\\uc0\\u26361{}\\uc0\\u38634{}\\uc0\\u33465{}\\uc0\\u65306{}\\uc0\\u12298{}\\uc0\\u32005{}\\uc0\\u27155{}\\uc0\\u22818{}\\uc0\\u12299{}\\uc0\\u65288{}Kindle\\uc0\\u29256{}\\uc0\\u65292{}Czech Republic\\uc0\\u65306{}\\uc0\\u34269{}\\uc0\\u38597{}\\uc0\\u65292{}2017\\uc0\\u65289{}\\uc0\\u65292{}Loc 134/18602\\uc0\\u12290{}&quot;,&quot;plainCitation&quot;:&quot;曹雪芹：《紅樓夢》（Kindle版，Czech Republic：藝雅，2017），Loc 134/18602。&quot;,&quot;noteIndex&quot;:17},&quot;citationItems&quot;:[{&quot;id&quot;:226,&quot;uris&quot;:[&quot;http://zotero.org/users/4857872/items/3FEQPWQB&quot;],&quot;uri&quot;:[&quot;http://zotero.org/users/4857872/items/3FEQPWQB&quot;],&quot;itemData&quot;:{&quot;id&quot;:226,&quot;type&quot;:&quot;book&quot;,&quot;edition&quot;:&quot;Kindle版&quot;,&quot;event-place&quot;:&quot;Czech Republic&quot;,&quot;publisher&quot;:&quot;藝雅&quot;,&quot;publisher-place&quot;:&quot;Czech Republic&quot;,&quot;title&quot;:&quot;紅樓夢&quot;,&quot;author&quot;:[{&quot;literal&quot;:&quot;曹雪芹&quot;}],&quot;issued&quot;:{&quot;date-parts&quot;:[[&quot;2017&quot;]]}},&quot;locator&quot;:&quot;Loc 134/18602&quot;,&quot;label&quot;:&quot;page&quot;}],&quot;schema&quot;:&quot;https://github.com/citation-style-language/schema/raw/master/csl-citation.json&quot;} RNDnaTv1z525g"/></text:p></text:note-body></text:note></text:span><text:span text:style-name="T1"> </text:span><text:span text:style-name="T1"><text:note text:id="ftn17" text:note-class="footnote"><text:note-citation>18</text:note-citation><text:note-body><text:p text:style-name="Footnote"><text:reference-mark-start text:name="ZOTERO_ITEM CSL_CITATION {&quot;citationID&quot;:&quot;6A9KmjBC&quot;,&quot;properties&quot;:{&quot;formattedCitation&quot;:&quot;\\uc0\\u26361{}\\uc0\\u38634{}\\uc0\\u33465{}\\uc0\\u65306{}\\uc0\\u12298{}\\uc0\\u32005{}\\uc0\\u27155{}\\uc0\\u22818{}\\uc0\\u12299{}\\uc0\\u65292{}15056/18602\\uc0\\u12290{}&quot;,&quot;plainCitation&quot;:&quot;曹雪芹：《紅樓夢》，15056/18602。&quot;,&quot;noteIndex&quot;:18},&quot;citationItems&quot;:[{&quot;id&quot;:226,&quot;uris&quot;:[&quot;http://zotero.org/users/4857872/items/3FEQPWQB&quot;],&quot;uri&quot;:[&quot;http://zotero.org/users/4857872/items/3FEQPWQB&quot;],&quot;itemData&quot;:{&quot;id&quot;:226,&quot;type&quot;:&quot;book&quot;,&quot;edition&quot;:&quot;Kindle版&quot;,&quot;event-place&quot;:&quot;Czech Republic&quot;,&quot;publisher&quot;:&quot;藝雅&quot;,&quot;publisher-place&quot;:&quot;Czech Republic&quot;,&quot;title&quot;:&quot;紅樓夢&quot;,&quot;author&quot;:[{&quot;literal&quot;:&quot;曹雪芹&quot;}],&quot;issued&quot;:{&quot;date-parts&quot;:[[&quot;2017&quot;]]}},&quot;locator&quot;:&quot;15056/18602&quot;,&quot;label&quot;:&quot;page&quot;}],&quot;schema&quot;:&quot;https://github.com/citation-style-language/schema/raw/master/csl-citation.json&quot;} RNDhfQh1WoHYG"/><text:span text:style-name="T4">曹雪芹：《紅樓夢》，15056/18602。</text:span><text:reference-mark-end text:name="ZOTERO_ITEM CSL_CITATION {&quot;citationID&quot;:&quot;6A9KmjBC&quot;,&quot;properties&quot;:{&quot;formattedCitation&quot;:&quot;\\uc0\\u26361{}\\uc0\\u38634{}\\uc0\\u33465{}\\uc0\\u65306{}\\uc0\\u12298{}\\uc0\\u32005{}\\uc0\\u27155{}\\uc0\\u22818{}\\uc0\\u12299{}\\uc0\\u65292{}15056/18602\\uc0\\u12290{}&quot;,&quot;plainCitation&quot;:&quot;曹雪芹：《紅樓夢》，15056/18602。&quot;,&quot;noteIndex&quot;:18},&quot;citationItems&quot;:[{&quot;id&quot;:226,&quot;uris&quot;:[&quot;http://zotero.org/users/4857872/items/3FEQPWQB&quot;],&quot;uri&quot;:[&quot;http://zotero.org/users/4857872/items/3FEQPWQB&quot;],&quot;itemData&quot;:{&quot;id&quot;:226,&quot;type&quot;:&quot;book&quot;,&quot;edition&quot;:&quot;Kindle版&quot;,&quot;event-place&quot;:&quot;Czech Republic&quot;,&quot;publisher&quot;:&quot;藝雅&quot;,&quot;publisher-place&quot;:&quot;Czech Republic&quot;,&quot;title&quot;:&quot;紅樓夢&quot;,&quot;author&quot;:[{&quot;literal&quot;:&quot;曹雪芹&quot;}],&quot;issued&quot;:{&quot;date-parts&quot;:[[&quot;2017&quot;]]}},&quot;locator&quot;:&quot;15056/18602&quot;,&quot;label&quot;:&quot;page&quot;}],&quot;schema&quot;:&quot;https://github.com/citation-style-language/schema/raw/master/csl-citation.json&quot;} RNDhfQh1WoHYG"/></text:p></text:note-body></text:note></text:span></text:p>
      <text:p text:style-name="Standard"/>
      <text:p text:style-name="Standard"><text:span text:style-name="T1"><text:s/>文集中之文章</text:span><text:span text:style-name="T1"><text:note text:id="ftn18" text:note-class="footnote"><text:note-citation>19</text:note-citation><text:note-body><text:p text:style-name="Footnote"><text:reference-mark-start text:name="ZOTERO_ITEM CSL_CITATION {&quot;citationID&quot;:&quot;oM6Kst02&quot;,&quot;properties&quot;:{&quot;formattedCitation&quot;:&quot;\\uc0\\u40644{}\\uc0\\u20108{}\\uc0\\u20908{}\\uc0\\u65306{}\\uc0\\u8220{}\\uc0\\u22825{}\\uc0\\u19979{}\\uc0\\u19968{}\\uc0\\u23478{}\\uc0\\u8221{}\\uc0\\u65292{}\\uc0\\u12298{}\\uc0\\u22320{}\\uc0\\u29699{}\\uc0\\u26449{}\\uc0\\u30340{}\\uc0\\u28436{}\\uc0\\u35722{}\\uc0\\u12299{}\\uc0\\u65288{}\\uc0\\u21315{}\\uc0\\u30334{}\\uc0\\u25991{}\\uc0\\u32534{}\\uc0\\u65292{}\\uc0\\u21414{}\\uc0\\u38272{}\\uc0\\u65306{}\\uc0\\u28450{}\\uc0\\u38525{}\\uc0\\u20986{}\\uc0\\u29256{}\\uc0\\u31038{}\\uc0\\u65292{}2003\\uc0\\u65289{}\\uc0\\u65292{}339\\uc0\\u12290{}&quot;,&quot;plainCitation&quot;:&quot;黄二冬：“天下一家”，《地球村的演變》（千百文编，厦門：漢陽出版社，2003），339。&quot;,&quot;noteIndex&quot;:19},&quot;citationItems&quot;:[{&quot;id&quot;:1,&quot;uris&quot;:[&quot;http://zotero.org/users/4857872/items/YLU5WLZS&quot;],&quot;uri&quot;:[&quot;http://zotero.org/users/4857872/items/YLU5WLZS&quot;],&quot;itemData&quot;:{&quot;id&quot;:1,&quot;type&quot;:&quot;chapter&quot;,&quot;container-title&quot;:&quot;地球村的演變&quot;,&quot;event-place&quot;:&quot;厦門&quot;,&quot;language&quot;:&quot;zh-CN&quot;,&quot;page&quot;:&quot;335-350&quot;,&quot;publisher&quot;:&quot;漢陽出版社&quot;,&quot;publisher-place&quot;:&quot;厦門&quot;,&quot;title&quot;:&quot;天下一家&quot;,&quot;author&quot;:[{&quot;literal&quot;:&quot;黄二冬&quot;}],&quot;editor&quot;:[{&quot;literal&quot;:&quot;千百文&quot;}],&quot;issued&quot;:{&quot;date-parts&quot;:[[&quot;2003&quot;]]}},&quot;locator&quot;:&quot;339&quot;,&quot;label&quot;:&quot;page&quot;}],&quot;schema&quot;:&quot;https://github.com/citation-style-language/schema/raw/master/csl-citation.json&quot;} RNDk0xX9MQRtQ"/><text:span text:style-name="T4">黄二冬：“天下一家”，《地球村的演變》（千百文编，厦門：漢陽出版社，2003），339。</text:span><text:reference-mark-end text:name="ZOTERO_ITEM CSL_CITATION {&quot;citationID&quot;:&quot;oM6Kst02&quot;,&quot;properties&quot;:{&quot;formattedCitation&quot;:&quot;\\uc0\\u40644{}\\uc0\\u20108{}\\uc0\\u20908{}\\uc0\\u65306{}\\uc0\\u8220{}\\uc0\\u22825{}\\uc0\\u19979{}\\uc0\\u19968{}\\uc0\\u23478{}\\uc0\\u8221{}\\uc0\\u65292{}\\uc0\\u12298{}\\uc0\\u22320{}\\uc0\\u29699{}\\uc0\\u26449{}\\uc0\\u30340{}\\uc0\\u28436{}\\uc0\\u35722{}\\uc0\\u12299{}\\uc0\\u65288{}\\uc0\\u21315{}\\uc0\\u30334{}\\uc0\\u25991{}\\uc0\\u32534{}\\uc0\\u65292{}\\uc0\\u21414{}\\uc0\\u38272{}\\uc0\\u65306{}\\uc0\\u28450{}\\uc0\\u38525{}\\uc0\\u20986{}\\uc0\\u29256{}\\uc0\\u31038{}\\uc0\\u65292{}2003\\uc0\\u65289{}\\uc0\\u65292{}339\\uc0\\u12290{}&quot;,&quot;plainCitation&quot;:&quot;黄二冬：“天下一家”，《地球村的演變》（千百文编，厦門：漢陽出版社，2003），339。&quot;,&quot;noteIndex&quot;:19},&quot;citationItems&quot;:[{&quot;id&quot;:1,&quot;uris&quot;:[&quot;http://zotero.org/users/4857872/items/YLU5WLZS&quot;],&quot;uri&quot;:[&quot;http://zotero.org/users/4857872/items/YLU5WLZS&quot;],&quot;itemData&quot;:{&quot;id&quot;:1,&quot;type&quot;:&quot;chapter&quot;,&quot;container-title&quot;:&quot;地球村的演變&quot;,&quot;event-place&quot;:&quot;厦門&quot;,&quot;language&quot;:&quot;zh-CN&quot;,&quot;page&quot;:&quot;335-350&quot;,&quot;publisher&quot;:&quot;漢陽出版社&quot;,&quot;publisher-place&quot;:&quot;厦門&quot;,&quot;title&quot;:&quot;天下一家&quot;,&quot;author&quot;:[{&quot;literal&quot;:&quot;黄二冬&quot;}],&quot;editor&quot;:[{&quot;literal&quot;:&quot;千百文&quot;}],&quot;issued&quot;:{&quot;date-parts&quot;:[[&quot;2003&quot;]]}},&quot;locator&quot;:&quot;339&quot;,&quot;label&quot;:&quot;page&quot;}],&quot;schema&quot;:&quot;https://github.com/citation-style-language/schema/raw/master/csl-citation.json&quot;} RNDk0xX9MQRtQ"/></text:p></text:note-body></text:note></text:span><text:span text:style-name="T1"> </text:span><text:span text:style-name="T1"><text:note text:id="ftn19" text:note-class="footnote"><text:note-citation>20</text:note-citation><text:note-body><text:p text:style-name="Footnote"><text:reference-mark-start text:name="ZOTERO_ITEM CSL_CITATION {&quot;citationID&quot;:&quot;5RmIBXNv&quot;,&quot;properties&quot;:{&quot;formattedCitation&quot;:&quot;\\uc0\\u40644{}\\uc0\\u20108{}\\uc0\\u20908{}\\uc0\\u65306{}\\uc0\\u8220{}\\uc0\\u22825{}\\uc0\\u19979{}\\uc0\\u19968{}\\uc0\\u23478{}\\uc0\\u8221{}\\uc0\\u65292{}345\\uc0\\u12290{}&quot;,&quot;plainCitation&quot;:&quot;黄二冬：“天下一家”，345。&quot;,&quot;noteIndex&quot;:20},&quot;citationItems&quot;:[{&quot;id&quot;:1,&quot;uris&quot;:[&quot;http://zotero.org/users/4857872/items/YLU5WLZS&quot;],&quot;uri&quot;:[&quot;http://zotero.org/users/4857872/items/YLU5WLZS&quot;],&quot;itemData&quot;:{&quot;id&quot;:1,&quot;type&quot;:&quot;chapter&quot;,&quot;container-title&quot;:&quot;地球村的演變&quot;,&quot;event-place&quot;:&quot;厦門&quot;,&quot;language&quot;:&quot;zh-CN&quot;,&quot;page&quot;:&quot;335-350&quot;,&quot;publisher&quot;:&quot;漢陽出版社&quot;,&quot;publisher-place&quot;:&quot;厦門&quot;,&quot;title&quot;:&quot;天下一家&quot;,&quot;author&quot;:[{&quot;literal&quot;:&quot;黄二冬&quot;}],&quot;editor&quot;:[{&quot;literal&quot;:&quot;千百文&quot;}],&quot;issued&quot;:{&quot;date-parts&quot;:[[&quot;2003&quot;]]}},&quot;locator&quot;:&quot;345&quot;,&quot;label&quot;:&quot;page&quot;}],&quot;schema&quot;:&quot;https://github.com/citation-style-language/schema/raw/master/csl-citation.json&quot;} RND2VIm5pvPS8"/><text:span text:style-name="T4">黄二冬：“天下一家”，345。</text:span><text:reference-mark-end text:name="ZOTERO_ITEM CSL_CITATION {&quot;citationID&quot;:&quot;5RmIBXNv&quot;,&quot;properties&quot;:{&quot;formattedCitation&quot;:&quot;\\uc0\\u40644{}\\uc0\\u20108{}\\uc0\\u20908{}\\uc0\\u65306{}\\uc0\\u8220{}\\uc0\\u22825{}\\uc0\\u19979{}\\uc0\\u19968{}\\uc0\\u23478{}\\uc0\\u8221{}\\uc0\\u65292{}345\\uc0\\u12290{}&quot;,&quot;plainCitation&quot;:&quot;黄二冬：“天下一家”，345。&quot;,&quot;noteIndex&quot;:20},&quot;citationItems&quot;:[{&quot;id&quot;:1,&quot;uris&quot;:[&quot;http://zotero.org/users/4857872/items/YLU5WLZS&quot;],&quot;uri&quot;:[&quot;http://zotero.org/users/4857872/items/YLU5WLZS&quot;],&quot;itemData&quot;:{&quot;id&quot;:1,&quot;type&quot;:&quot;chapter&quot;,&quot;container-title&quot;:&quot;地球村的演變&quot;,&quot;event-place&quot;:&quot;厦門&quot;,&quot;language&quot;:&quot;zh-CN&quot;,&quot;page&quot;:&quot;335-350&quot;,&quot;publisher&quot;:&quot;漢陽出版社&quot;,&quot;publisher-place&quot;:&quot;厦門&quot;,&quot;title&quot;:&quot;天下一家&quot;,&quot;author&quot;:[{&quot;literal&quot;:&quot;黄二冬&quot;}],&quot;editor&quot;:[{&quot;literal&quot;:&quot;千百文&quot;}],&quot;issued&quot;:{&quot;date-parts&quot;:[[&quot;2003&quot;]]}},&quot;locator&quot;:&quot;345&quot;,&quot;label&quot;:&quot;page&quot;}],&quot;schema&quot;:&quot;https://github.com/citation-style-language/schema/raw/master/csl-citation.json&quot;} RND2VIm5pvPS8"/></text:p></text:note-body></text:note></text:span></text:p>
      <text:p text:style-name="Standard"/>
      <text:p text:style-name="Standard"><text:span text:style-name="T1">辭典或百科全書中的專文</text:span><text:span text:style-name="T1"><text:note text:id="ftn20" text:note-class="footnote"><text:note-citation>21</text:note-citation><text:note-body><text:p text:style-name="Footnote"><text:reference-mark-start text:name="ZOTERO_ITEM CSL_CITATION {&quot;citationID&quot;:&quot;1sXA0BBM&quot;,&quot;properties&quot;:{&quot;formattedCitation&quot;:&quot;\\uc0\\u39342{}\\uc0\\u20358{}\\uc0\\u24179{}\\uc0\\u65306{}\\uc0\\u8220{}\\uc0\\u22522{}\\uc0\\u30563{}\\uc0\\u30340{}\\uc0\\u23532{}\\uc0\\u23481{}\\uc0\\u8221{}\\uc0\\u65292{}\\uc0\\u12298{}\\uc0\\u19990{}\\uc0\\u30028{}\\uc0\\u31070{}\\uc0\\u23416{}\\uc0\\u36781{}\\uc0\\u20856{}\\uc0\\u12299{}\\uc0\\u65288{}\\uc0\\u37041{}\\uc0\\u23435{}\\uc0\\u24681{}\\uc0\\u32534{}\\uc0\\u65292{}\\uc0\\u19978{}\\uc0\\u28023{}\\uc0\\u65306{}\\uc0\\u23637{}\\uc0\\u24466{}\\uc0\\u20986{}\\uc0\\u29256{}\\uc0\\u31038{}\\uc0\\u65292{}1990\\uc0\\u65289{}\\uc0\\u65292{}3\\uc0\\u65306{}25\\uc0\\u12290{}&quot;,&quot;plainCitation&quot;:&quot;馮來平：“基督的寬容”，《世界神學辭典》（邱宋恩编，上海：展徒出版社，1990），3：25。&quot;,&quot;noteIndex&quot;:21},&quot;citationItems&quot;:[{&quot;id&quot;:185,&quot;uris&quot;:[&quot;http://zotero.org/users/4857872/items/MFFVTB8E&quot;],&quot;uri&quot;:[&quot;http://zotero.org/users/4857872/items/MFFVTB8E&quot;],&quot;itemData&quot;:{&quot;id&quot;:185,&quot;type&quot;:&quot;entry-dictionary&quot;,&quot;container-title&quot;:&quot;世界神學辭典&quot;,&quot;event-place&quot;:&quot;上海&quot;,&quot;language&quot;:&quot;zh-CN&quot;,&quot;number-of-volumes&quot;:&quot;4&quot;,&quot;page&quot;:&quot;25-26&quot;,&quot;publisher&quot;:&quot;展徒出版社&quot;,&quot;publisher-place&quot;:&quot;上海&quot;,&quot;title&quot;:&quot;基督的寬容&quot;,&quot;volume&quot;:&quot;3&quot;,&quot;author&quot;:[{&quot;literal&quot;:&quot;馮來平&quot;}],&quot;editor&quot;:[{&quot;literal&quot;:&quot;邱宋恩&quot;}],&quot;issued&quot;:{&quot;date-parts&quot;:[[&quot;1990&quot;]]}},&quot;locator&quot;:&quot;25&quot;,&quot;label&quot;:&quot;page&quot;}],&quot;schema&quot;:&quot;https://github.com/citation-style-language/schema/raw/master/csl-citation.json&quot;} RNDiAbGuxNMhk"/><text:span text:style-name="T4">馮來平：“基督的寬容”，《世界神學辭典》（邱宋恩编，上海：展徒出版社，1990），3：25。</text:span><text:reference-mark-end text:name="ZOTERO_ITEM CSL_CITATION {&quot;citationID&quot;:&quot;1sXA0BBM&quot;,&quot;properties&quot;:{&quot;formattedCitation&quot;:&quot;\\uc0\\u39342{}\\uc0\\u20358{}\\uc0\\u24179{}\\uc0\\u65306{}\\uc0\\u8220{}\\uc0\\u22522{}\\uc0\\u30563{}\\uc0\\u30340{}\\uc0\\u23532{}\\uc0\\u23481{}\\uc0\\u8221{}\\uc0\\u65292{}\\uc0\\u12298{}\\uc0\\u19990{}\\uc0\\u30028{}\\uc0\\u31070{}\\uc0\\u23416{}\\uc0\\u36781{}\\uc0\\u20856{}\\uc0\\u12299{}\\uc0\\u65288{}\\uc0\\u37041{}\\uc0\\u23435{}\\uc0\\u24681{}\\uc0\\u32534{}\\uc0\\u65292{}\\uc0\\u19978{}\\uc0\\u28023{}\\uc0\\u65306{}\\uc0\\u23637{}\\uc0\\u24466{}\\uc0\\u20986{}\\uc0\\u29256{}\\uc0\\u31038{}\\uc0\\u65292{}1990\\uc0\\u65289{}\\uc0\\u65292{}3\\uc0\\u65306{}25\\uc0\\u12290{}&quot;,&quot;plainCitation&quot;:&quot;馮來平：“基督的寬容”，《世界神學辭典》（邱宋恩编，上海：展徒出版社，1990），3：25。&quot;,&quot;noteIndex&quot;:21},&quot;citationItems&quot;:[{&quot;id&quot;:185,&quot;uris&quot;:[&quot;http://zotero.org/users/4857872/items/MFFVTB8E&quot;],&quot;uri&quot;:[&quot;http://zotero.org/users/4857872/items/MFFVTB8E&quot;],&quot;itemData&quot;:{&quot;id&quot;:185,&quot;type&quot;:&quot;entry-dictionary&quot;,&quot;container-title&quot;:&quot;世界神學辭典&quot;,&quot;event-place&quot;:&quot;上海&quot;,&quot;language&quot;:&quot;zh-CN&quot;,&quot;number-of-volumes&quot;:&quot;4&quot;,&quot;page&quot;:&quot;25-26&quot;,&quot;publisher&quot;:&quot;展徒出版社&quot;,&quot;publisher-place&quot;:&quot;上海&quot;,&quot;title&quot;:&quot;基督的寬容&quot;,&quot;volume&quot;:&quot;3&quot;,&quot;author&quot;:[{&quot;literal&quot;:&quot;馮來平&quot;}],&quot;editor&quot;:[{&quot;literal&quot;:&quot;邱宋恩&quot;}],&quot;issued&quot;:{&quot;date-parts&quot;:[[&quot;1990&quot;]]}},&quot;locator&quot;:&quot;25&quot;,&quot;label&quot;:&quot;page&quot;}],&quot;schema&quot;:&quot;https://github.com/citation-style-language/schema/raw/master/csl-citation.json&quot;} RNDiAbGuxNMhk"/></text:p></text:note-body></text:note></text:span><text:span text:style-name="T1"> </text:span><text:span text:style-name="T1"><text:note text:id="ftn21" text:note-class="footnote"><text:note-citation>22</text:note-citation><text:note-body><text:p text:style-name="Footnote"><text:reference-mark-start text:name="ZOTERO_ITEM CSL_CITATION {&quot;citationID&quot;:&quot;SXLoz8mD&quot;,&quot;properties&quot;:{&quot;formattedCitation&quot;:&quot;\\uc0\\u39342{}\\uc0\\u20358{}\\uc0\\u24179{}\\uc0\\u65306{}\\uc0\\u8220{}\\uc0\\u22522{}\\uc0\\u30563{}\\uc0\\u30340{}\\uc0\\u23532{}\\uc0\\u23481{}\\uc0\\u8221{}\\uc0\\u65292{}3\\uc0\\u65306{}26\\uc0\\u12290{}&quot;,&quot;plainCitation&quot;:&quot;馮來平：“基督的寬容”，3：26。&quot;,&quot;noteIndex&quot;:22},&quot;citationItems&quot;:[{&quot;id&quot;:185,&quot;uris&quot;:[&quot;http://zotero.org/users/4857872/items/MFFVTB8E&quot;],&quot;uri&quot;:[&quot;http://zotero.org/users/4857872/items/MFFVTB8E&quot;],&quot;itemData&quot;:{&quot;id&quot;:185,&quot;type&quot;:&quot;entry-dictionary&quot;,&quot;container-title&quot;:&quot;世界神學辭典&quot;,&quot;event-place&quot;:&quot;上海&quot;,&quot;language&quot;:&quot;zh-CN&quot;,&quot;number-of-volumes&quot;:&quot;4&quot;,&quot;page&quot;:&quot;25-26&quot;,&quot;publisher&quot;:&quot;展徒出版社&quot;,&quot;publisher-place&quot;:&quot;上海&quot;,&quot;title&quot;:&quot;基督的寬容&quot;,&quot;volume&quot;:&quot;3&quot;,&quot;author&quot;:[{&quot;literal&quot;:&quot;馮來平&quot;}],&quot;editor&quot;:[{&quot;literal&quot;:&quot;邱宋恩&quot;}],&quot;issued&quot;:{&quot;date-parts&quot;:[[&quot;1990&quot;]]}},&quot;locator&quot;:&quot;26&quot;,&quot;label&quot;:&quot;page&quot;}],&quot;schema&quot;:&quot;https://github.com/citation-style-language/schema/raw/master/csl-citation.json&quot;} RNDUqejM9COr3"/><text:span text:style-name="T4">馮來平：“基督的寬容”，3：26。</text:span><text:reference-mark-end text:name="ZOTERO_ITEM CSL_CITATION {&quot;citationID&quot;:&quot;SXLoz8mD&quot;,&quot;properties&quot;:{&quot;formattedCitation&quot;:&quot;\\uc0\\u39342{}\\uc0\\u20358{}\\uc0\\u24179{}\\uc0\\u65306{}\\uc0\\u8220{}\\uc0\\u22522{}\\uc0\\u30563{}\\uc0\\u30340{}\\uc0\\u23532{}\\uc0\\u23481{}\\uc0\\u8221{}\\uc0\\u65292{}3\\uc0\\u65306{}26\\uc0\\u12290{}&quot;,&quot;plainCitation&quot;:&quot;馮來平：“基督的寬容”，3：26。&quot;,&quot;noteIndex&quot;:22},&quot;citationItems&quot;:[{&quot;id&quot;:185,&quot;uris&quot;:[&quot;http://zotero.org/users/4857872/items/MFFVTB8E&quot;],&quot;uri&quot;:[&quot;http://zotero.org/users/4857872/items/MFFVTB8E&quot;],&quot;itemData&quot;:{&quot;id&quot;:185,&quot;type&quot;:&quot;entry-dictionary&quot;,&quot;container-title&quot;:&quot;世界神學辭典&quot;,&quot;event-place&quot;:&quot;上海&quot;,&quot;language&quot;:&quot;zh-CN&quot;,&quot;number-of-volumes&quot;:&quot;4&quot;,&quot;page&quot;:&quot;25-26&quot;,&quot;publisher&quot;:&quot;展徒出版社&quot;,&quot;publisher-place&quot;:&quot;上海&quot;,&quot;title&quot;:&quot;基督的寬容&quot;,&quot;volume&quot;:&quot;3&quot;,&quot;author&quot;:[{&quot;literal&quot;:&quot;馮來平&quot;}],&quot;editor&quot;:[{&quot;literal&quot;:&quot;邱宋恩&quot;}],&quot;issued&quot;:{&quot;date-parts&quot;:[[&quot;1990&quot;]]}},&quot;locator&quot;:&quot;26&quot;,&quot;label&quot;:&quot;page&quot;}],&quot;schema&quot;:&quot;https://github.com/citation-style-language/schema/raw/master/csl-citation.json&quot;} RNDUqejM9COr3"/></text:p></text:note-body></text:note></text:span></text:p>
      <text:p text:style-name="Standard"/>
      <text:p text:style-name="Standard"><text:span text:style-name="T1"/></text:p>
      <text:p text:style-name="Standard"><text:span text:style-name="T1">佚名之百科全書或辭典專文</text:span><text:span text:style-name="T1"><text:note text:id="ftn22" text:note-class="footnote"><text:note-citation>23</text:note-citation><text:note-body><text:p text:style-name="Footnote"><text:reference-mark-start text:name="ZOTERO_ITEM CSL_CITATION {&quot;citationID&quot;:&quot;YHlU5kbA&quot;,&quot;properties&quot;:{&quot;formattedCitation&quot;:&quot;\\uc0\\u38515{}\\uc0\\u24800{}\\uc0\\u27054{}\\uc0\\u32534{}\\uc0\\u65306{}\\uc0\\u8220{}\\uc0\\u25991{}\\uc0\\u22763{}\\uc0\\u8221{}\\uc0\\u65292{}\\uc0\\u12298{}\\uc0\\u35657{}\\uc0\\u20027{}\\uc0\\u32854{}\\uc0\\u32147{}\\uc0\\u30334{}\\uc0\\u31185{}\\uc0\\u20840{}\\uc0\\u26360{}\\uc0\\u12299{}\\uc0\\u65288{}\\uc0\\u39321{}\\uc0\\u28207{}\\uc0\\u65306{}\\uc0\\u31119{}\\uc0\\u38899{}\\uc0\\u35657{}\\uc0\\u20027{}\\uc0\\u21332{}\\uc0\\u26371{}\\uc0\\u65292{}1995\\uc0\\u65289{}\\uc0\\u65292{}2\\uc0\\u65306{}1022\\uc0\\u8211{}1023\\uc0\\u12290{}&quot;,&quot;plainCitation&quot;:&quot;陳惠榮编：“文士”，《證主聖經百科全書》（香港：福音證主協會，1995），2：1022–1023。&quot;,&quot;noteIndex&quot;:23},&quot;citationItems&quot;:[{&quot;id&quot;:227,&quot;uris&quot;:[&quot;http://zotero.org/users/4857872/items/Q7GGSSCD&quot;],&quot;uri&quot;:[&quot;http://zotero.org/users/4857872/items/Q7GGSSCD&quot;],&quot;itemData&quot;:{&quot;id&quot;:227,&quot;type&quot;:&quot;entry-dictionary&quot;,&quot;container-title&quot;:&quot;證主聖經百科全書&quot;,&quot;event-place&quot;:&quot;香港&quot;,&quot;number-of-volumes&quot;:&quot;3&quot;,&quot;page&quot;:&quot;1022-1024&quot;,&quot;publisher&quot;:&quot;福音證主協會&quot;,&quot;publisher-place&quot;:&quot;香港&quot;,&quot;title&quot;:&quot;文士&quot;,&quot;volume&quot;:&quot;2&quot;,&quot;editor&quot;:[{&quot;literal&quot;:&quot;陳惠榮&quot;}],&quot;issued&quot;:{&quot;date-parts&quot;:[[&quot;1995&quot;]]}},&quot;locator&quot;:&quot;1022-1023&quot;,&quot;label&quot;:&quot;page&quot;}],&quot;schema&quot;:&quot;https://github.com/citation-style-language/schema/raw/master/csl-citation.json&quot;} RNDqrdiwqyeOZ"/><text:span text:style-name="T4">陳惠榮编：“文士”，《證主聖經百科全書》（香港：福音證主協會，1995），2：1022–1023。</text:span><text:reference-mark-end text:name="ZOTERO_ITEM CSL_CITATION {&quot;citationID&quot;:&quot;YHlU5kbA&quot;,&quot;properties&quot;:{&quot;formattedCitation&quot;:&quot;\\uc0\\u38515{}\\uc0\\u24800{}\\uc0\\u27054{}\\uc0\\u32534{}\\uc0\\u65306{}\\uc0\\u8220{}\\uc0\\u25991{}\\uc0\\u22763{}\\uc0\\u8221{}\\uc0\\u65292{}\\uc0\\u12298{}\\uc0\\u35657{}\\uc0\\u20027{}\\uc0\\u32854{}\\uc0\\u32147{}\\uc0\\u30334{}\\uc0\\u31185{}\\uc0\\u20840{}\\uc0\\u26360{}\\uc0\\u12299{}\\uc0\\u65288{}\\uc0\\u39321{}\\uc0\\u28207{}\\uc0\\u65306{}\\uc0\\u31119{}\\uc0\\u38899{}\\uc0\\u35657{}\\uc0\\u20027{}\\uc0\\u21332{}\\uc0\\u26371{}\\uc0\\u65292{}1995\\uc0\\u65289{}\\uc0\\u65292{}2\\uc0\\u65306{}1022\\uc0\\u8211{}1023\\uc0\\u12290{}&quot;,&quot;plainCitation&quot;:&quot;陳惠榮编：“文士”，《證主聖經百科全書》（香港：福音證主協會，1995），2：1022–1023。&quot;,&quot;noteIndex&quot;:23},&quot;citationItems&quot;:[{&quot;id&quot;:227,&quot;uris&quot;:[&quot;http://zotero.org/users/4857872/items/Q7GGSSCD&quot;],&quot;uri&quot;:[&quot;http://zotero.org/users/4857872/items/Q7GGSSCD&quot;],&quot;itemData&quot;:{&quot;id&quot;:227,&quot;type&quot;:&quot;entry-dictionary&quot;,&quot;container-title&quot;:&quot;證主聖經百科全書&quot;,&quot;event-place&quot;:&quot;香港&quot;,&quot;number-of-volumes&quot;:&quot;3&quot;,&quot;page&quot;:&quot;1022-1024&quot;,&quot;publisher&quot;:&quot;福音證主協會&quot;,&quot;publisher-place&quot;:&quot;香港&quot;,&quot;title&quot;:&quot;文士&quot;,&quot;volume&quot;:&quot;2&quot;,&quot;editor&quot;:[{&quot;literal&quot;:&quot;陳惠榮&quot;}],&quot;issued&quot;:{&quot;date-parts&quot;:[[&quot;1995&quot;]]}},&quot;locator&quot;:&quot;1022-1023&quot;,&quot;label&quot;:&quot;page&quot;}],&quot;schema&quot;:&quot;https://github.com/citation-style-language/schema/raw/master/csl-citation.json&quot;} RNDqrdiwqyeOZ"/></text:p></text:note-body></text:note></text:span><text:span text:style-name="T1"> </text:span><text:span text:style-name="T1"><text:note text:id="ftn23" text:note-class="footnote"><text:note-citation>24</text:note-citation><text:note-body><text:p text:style-name="Footnote"><text:reference-mark-start text:name="ZOTERO_ITEM CSL_CITATION {&quot;citationID&quot;:&quot;Ofne3nub&quot;,&quot;properties&quot;:{&quot;formattedCitation&quot;:&quot;\\uc0\\u38515{}\\uc0\\u24800{}\\uc0\\u27054{}\\uc0\\u32534{}\\uc0\\u65306{}\\uc0\\u8220{}\\uc0\\u25991{}\\uc0\\u22763{}\\uc0\\u8221{}\\uc0\\u65292{}2\\uc0\\u65306{}1023\\uc0\\u12290{}&quot;,&quot;plainCitation&quot;:&quot;陳惠榮编：“文士”，2：1023。&quot;,&quot;noteIndex&quot;:24},&quot;citationItems&quot;:[{&quot;id&quot;:227,&quot;uris&quot;:[&quot;http://zotero.org/users/4857872/items/Q7GGSSCD&quot;],&quot;uri&quot;:[&quot;http://zotero.org/users/4857872/items/Q7GGSSCD&quot;],&quot;itemData&quot;:{&quot;id&quot;:227,&quot;type&quot;:&quot;entry-dictionary&quot;,&quot;container-title&quot;:&quot;證主聖經百科全書&quot;,&quot;event-place&quot;:&quot;香港&quot;,&quot;number-of-volumes&quot;:&quot;3&quot;,&quot;page&quot;:&quot;1022-1024&quot;,&quot;publisher&quot;:&quot;福音證主協會&quot;,&quot;publisher-place&quot;:&quot;香港&quot;,&quot;title&quot;:&quot;文士&quot;,&quot;volume&quot;:&quot;2&quot;,&quot;editor&quot;:[{&quot;literal&quot;:&quot;陳惠榮&quot;}],&quot;issued&quot;:{&quot;date-parts&quot;:[[&quot;1995&quot;]]}},&quot;locator&quot;:&quot;1023&quot;,&quot;label&quot;:&quot;page&quot;}],&quot;schema&quot;:&quot;https://github.com/citation-style-language/schema/raw/master/csl-citation.json&quot;} RNDOp7escqll7"/><text:span text:style-name="T4">陳惠榮编：“文士”，2：1023。</text:span><text:reference-mark-end text:name="ZOTERO_ITEM CSL_CITATION {&quot;citationID&quot;:&quot;Ofne3nub&quot;,&quot;properties&quot;:{&quot;formattedCitation&quot;:&quot;\\uc0\\u38515{}\\uc0\\u24800{}\\uc0\\u27054{}\\uc0\\u32534{}\\uc0\\u65306{}\\uc0\\u8220{}\\uc0\\u25991{}\\uc0\\u22763{}\\uc0\\u8221{}\\uc0\\u65292{}2\\uc0\\u65306{}1023\\uc0\\u12290{}&quot;,&quot;plainCitation&quot;:&quot;陳惠榮编：“文士”，2：1023。&quot;,&quot;noteIndex&quot;:24},&quot;citationItems&quot;:[{&quot;id&quot;:227,&quot;uris&quot;:[&quot;http://zotero.org/users/4857872/items/Q7GGSSCD&quot;],&quot;uri&quot;:[&quot;http://zotero.org/users/4857872/items/Q7GGSSCD&quot;],&quot;itemData&quot;:{&quot;id&quot;:227,&quot;type&quot;:&quot;entry-dictionary&quot;,&quot;container-title&quot;:&quot;證主聖經百科全書&quot;,&quot;event-place&quot;:&quot;香港&quot;,&quot;number-of-volumes&quot;:&quot;3&quot;,&quot;page&quot;:&quot;1022-1024&quot;,&quot;publisher&quot;:&quot;福音證主協會&quot;,&quot;publisher-place&quot;:&quot;香港&quot;,&quot;title&quot;:&quot;文士&quot;,&quot;volume&quot;:&quot;2&quot;,&quot;editor&quot;:[{&quot;literal&quot;:&quot;陳惠榮&quot;}],&quot;issued&quot;:{&quot;date-parts&quot;:[[&quot;1995&quot;]]}},&quot;locator&quot;:&quot;1023&quot;,&quot;label&quot;:&quot;page&quot;}],&quot;schema&quot;:&quot;https://github.com/citation-style-language/schema/raw/master/csl-citation.json&quot;} RNDOp7escqll7"/></text:p></text:note-body></text:note></text:span></text:p>
      <text:p text:style-name="Standard"/>
      <text:p text:style-name="Standard"/>
      <text:p text:style-name="Standard"><text:span text:style-name="T1">古卷</text:span><text:span text:style-name="T1"><text:note text:id="ftn24" text:note-class="footnote"><text:note-citation>25</text:note-citation><text:note-body><text:p text:style-name="Footnote"><text:reference-mark-start text:name="ZOTERO_ITEM CSL_CITATION {&quot;citationID&quot;:&quot;gdBud6bS&quot;,&quot;properties&quot;:{&quot;formattedCitation&quot;:&quot;\\uc0\\u39340{}\\uc0\\u19969{}\\uc0\\u36335{}\\uc0\\u24503{}\\uc0\\u65306{}\\uc0\\u8220{}\\uc0\\u22312{}\\uc0\\u20449{}\\uc0\\u24515{}\\uc0\\u20013{}\\uc0\\u30340{}\\uc0\\u31048{}\\uc0\\u31153{}\\uc0\\u8221{}\\uc0\\u65292{}\\uc0\\u12298{}\\uc0\\u23660{}\\uc0\\u38728{}\\uc0\\u25805{}\\uc0\\u32244{}\\uc0\\u20043{}\\uc0\\u26053{}\\uc0\\u12299{}\\uc0\\u65288{}\\uc0\\u20613{}\\uc0\\u22763{}\\uc0\\u24503{}\\uc0\\u21644{}\\uc0\\u21490{}\\uc0\\u38597{}\\uc0\\u21508{}\\uc0\\u32534{}\\uc0\\u65292{}\\uc0\\u34945{}\\uc0\\u36948{}\\uc0\\u24535{}\\uc0\\u21644{}\\uc0\\u38518{}\\uc0\\u23113{}\\uc0\\u20736{}\\uc0\\u35793{}\\uc0\\u65292{}\\uc0\\u39321{}\\uc0\\u28207{}\\uc0\\u65306{}\\uc0\\u22825{}\\uc0\\u36947{}\\uc0\\u26360{}\\uc0\\u27155{}\\uc0\\u65292{}2004\\uc0\\u65289{}\\uc0\\u65292{}184\\uc0\\u12290{}&quot;,&quot;plainCitation&quot;:&quot;馬丁路德：“在信心中的祈禱”，《屬靈操練之旅》（傅士德和史雅各编，袁達志和陶婉儀译，香港：天道書樓，2004），184。&quot;,&quot;noteIndex&quot;:25},&quot;citationItems&quot;:[{&quot;id&quot;:228,&quot;uris&quot;:[&quot;http://zotero.org/users/4857872/items/8NJ7V9AX&quot;],&quot;uri&quot;:[&quot;http://zotero.org/users/4857872/items/8NJ7V9AX&quot;],&quot;itemData&quot;:{&quot;id&quot;:228,&quot;type&quot;:&quot;chapter&quot;,&quot;container-title&quot;:&quot;屬靈操練之旅&quot;,&quot;event-place&quot;:&quot;香港&quot;,&quot;language&quot;:&quot;zh-CN&quot;,&quot;page&quot;:&quot;183-190&quot;,&quot;publisher&quot;:&quot;天道書樓&quot;,&quot;publisher-place&quot;:&quot;香港&quot;,&quot;title&quot;:&quot;在信心中的祈禱&quot;,&quot;author&quot;:[{&quot;literal&quot;:&quot;馬丁路德&quot;}],&quot;editor&quot;:[{&quot;literal&quot;:&quot;傅士德&quot;},{&quot;literal&quot;:&quot;史雅各&quot;}],&quot;translator&quot;:[{&quot;literal&quot;:&quot;袁達志&quot;},{&quot;literal&quot;:&quot;陶婉儀&quot;}],&quot;issued&quot;:{&quot;date-parts&quot;:[[&quot;2004&quot;]]}},&quot;locator&quot;:&quot;184&quot;,&quot;label&quot;:&quot;page&quot;}],&quot;schema&quot;:&quot;https://github.com/citation-style-language/schema/raw/master/csl-citation.json&quot;} RNDv65yEOxtBs"/><text:span text:style-name="T4">馬丁路德：“在信心中的祈禱”，《屬靈操練之旅》（傅士德和史雅各编，袁達志和陶婉儀译，香港：天道書樓，2004），184。</text:span><text:reference-mark-end text:name="ZOTERO_ITEM CSL_CITATION {&quot;citationID&quot;:&quot;gdBud6bS&quot;,&quot;properties&quot;:{&quot;formattedCitation&quot;:&quot;\\uc0\\u39340{}\\uc0\\u19969{}\\uc0\\u36335{}\\uc0\\u24503{}\\uc0\\u65306{}\\uc0\\u8220{}\\uc0\\u22312{}\\uc0\\u20449{}\\uc0\\u24515{}\\uc0\\u20013{}\\uc0\\u30340{}\\uc0\\u31048{}\\uc0\\u31153{}\\uc0\\u8221{}\\uc0\\u65292{}\\uc0\\u12298{}\\uc0\\u23660{}\\uc0\\u38728{}\\uc0\\u25805{}\\uc0\\u32244{}\\uc0\\u20043{}\\uc0\\u26053{}\\uc0\\u12299{}\\uc0\\u65288{}\\uc0\\u20613{}\\uc0\\u22763{}\\uc0\\u24503{}\\uc0\\u21644{}\\uc0\\u21490{}\\uc0\\u38597{}\\uc0\\u21508{}\\uc0\\u32534{}\\uc0\\u65292{}\\uc0\\u34945{}\\uc0\\u36948{}\\uc0\\u24535{}\\uc0\\u21644{}\\uc0\\u38518{}\\uc0\\u23113{}\\uc0\\u20736{}\\uc0\\u35793{}\\uc0\\u65292{}\\uc0\\u39321{}\\uc0\\u28207{}\\uc0\\u65306{}\\uc0\\u22825{}\\uc0\\u36947{}\\uc0\\u26360{}\\uc0\\u27155{}\\uc0\\u65292{}2004\\uc0\\u65289{}\\uc0\\u65292{}184\\uc0\\u12290{}&quot;,&quot;plainCitation&quot;:&quot;馬丁路德：“在信心中的祈禱”，《屬靈操練之旅》（傅士德和史雅各编，袁達志和陶婉儀译，香港：天道書樓，2004），184。&quot;,&quot;noteIndex&quot;:25},&quot;citationItems&quot;:[{&quot;id&quot;:228,&quot;uris&quot;:[&quot;http://zotero.org/users/4857872/items/8NJ7V9AX&quot;],&quot;uri&quot;:[&quot;http://zotero.org/users/4857872/items/8NJ7V9AX&quot;],&quot;itemData&quot;:{&quot;id&quot;:228,&quot;type&quot;:&quot;chapter&quot;,&quot;container-title&quot;:&quot;屬靈操練之旅&quot;,&quot;event-place&quot;:&quot;香港&quot;,&quot;language&quot;:&quot;zh-CN&quot;,&quot;page&quot;:&quot;183-190&quot;,&quot;publisher&quot;:&quot;天道書樓&quot;,&quot;publisher-place&quot;:&quot;香港&quot;,&quot;title&quot;:&quot;在信心中的祈禱&quot;,&quot;author&quot;:[{&quot;literal&quot;:&quot;馬丁路德&quot;}],&quot;editor&quot;:[{&quot;literal&quot;:&quot;傅士德&quot;},{&quot;literal&quot;:&quot;史雅各&quot;}],&quot;translator&quot;:[{&quot;literal&quot;:&quot;袁達志&quot;},{&quot;literal&quot;:&quot;陶婉儀&quot;}],&quot;issued&quot;:{&quot;date-parts&quot;:[[&quot;2004&quot;]]}},&quot;locator&quot;:&quot;184&quot;,&quot;label&quot;:&quot;page&quot;}],&quot;schema&quot;:&quot;https://github.com/citation-style-language/schema/raw/master/csl-citation.json&quot;} RNDv65yEOxtBs"/></text:p></text:note-body></text:note></text:span><text:span text:style-name="T1"> </text:span><text:span text:style-name="T1"><text:note text:id="ftn25" text:note-class="footnote"><text:note-citation>26</text:note-citation><text:note-body><text:p text:style-name="Footnote"><text:reference-mark-start text:name="ZOTERO_ITEM CSL_CITATION {&quot;citationID&quot;:&quot;aWCbB3sR&quot;,&quot;properties&quot;:{&quot;formattedCitation&quot;:&quot;\\uc0\\u39340{}\\uc0\\u19969{}\\uc0\\u36335{}\\uc0\\u24503{}\\uc0\\u65306{}\\uc0\\u8220{}\\uc0\\u22312{}\\uc0\\u20449{}\\uc0\\u24515{}\\uc0\\u20013{}\\uc0\\u30340{}\\uc0\\u31048{}\\uc0\\u31153{}\\uc0\\u8221{}\\uc0\\u65292{}185\\uc0\\u12290{}&quot;,&quot;plainCitation&quot;:&quot;馬丁路德：“在信心中的祈禱”，185。&quot;,&quot;noteIndex&quot;:26},&quot;citationItems&quot;:[{&quot;id&quot;:228,&quot;uris&quot;:[&quot;http://zotero.org/users/4857872/items/8NJ7V9AX&quot;],&quot;uri&quot;:[&quot;http://zotero.org/users/4857872/items/8NJ7V9AX&quot;],&quot;itemData&quot;:{&quot;id&quot;:228,&quot;type&quot;:&quot;chapter&quot;,&quot;container-title&quot;:&quot;屬靈操練之旅&quot;,&quot;event-place&quot;:&quot;香港&quot;,&quot;language&quot;:&quot;zh-CN&quot;,&quot;page&quot;:&quot;183-190&quot;,&quot;publisher&quot;:&quot;天道書樓&quot;,&quot;publisher-place&quot;:&quot;香港&quot;,&quot;title&quot;:&quot;在信心中的祈禱&quot;,&quot;author&quot;:[{&quot;literal&quot;:&quot;馬丁路德&quot;}],&quot;editor&quot;:[{&quot;literal&quot;:&quot;傅士德&quot;},{&quot;literal&quot;:&quot;史雅各&quot;}],&quot;translator&quot;:[{&quot;literal&quot;:&quot;袁達志&quot;},{&quot;literal&quot;:&quot;陶婉儀&quot;}],&quot;issued&quot;:{&quot;date-parts&quot;:[[&quot;2004&quot;]]}},&quot;locator&quot;:&quot;185&quot;,&quot;label&quot;:&quot;page&quot;}],&quot;schema&quot;:&quot;https://github.com/citation-style-language/schema/raw/master/csl-citation.json&quot;} RNDUTSVPszhjU"/><text:span text:style-name="T4">馬丁路德：“在信心中的祈禱”，185。</text:span><text:reference-mark-end text:name="ZOTERO_ITEM CSL_CITATION {&quot;citationID&quot;:&quot;aWCbB3sR&quot;,&quot;properties&quot;:{&quot;formattedCitation&quot;:&quot;\\uc0\\u39340{}\\uc0\\u19969{}\\uc0\\u36335{}\\uc0\\u24503{}\\uc0\\u65306{}\\uc0\\u8220{}\\uc0\\u22312{}\\uc0\\u20449{}\\uc0\\u24515{}\\uc0\\u20013{}\\uc0\\u30340{}\\uc0\\u31048{}\\uc0\\u31153{}\\uc0\\u8221{}\\uc0\\u65292{}185\\uc0\\u12290{}&quot;,&quot;plainCitation&quot;:&quot;馬丁路德：“在信心中的祈禱”，185。&quot;,&quot;noteIndex&quot;:26},&quot;citationItems&quot;:[{&quot;id&quot;:228,&quot;uris&quot;:[&quot;http://zotero.org/users/4857872/items/8NJ7V9AX&quot;],&quot;uri&quot;:[&quot;http://zotero.org/users/4857872/items/8NJ7V9AX&quot;],&quot;itemData&quot;:{&quot;id&quot;:228,&quot;type&quot;:&quot;chapter&quot;,&quot;container-title&quot;:&quot;屬靈操練之旅&quot;,&quot;event-place&quot;:&quot;香港&quot;,&quot;language&quot;:&quot;zh-CN&quot;,&quot;page&quot;:&quot;183-190&quot;,&quot;publisher&quot;:&quot;天道書樓&quot;,&quot;publisher-place&quot;:&quot;香港&quot;,&quot;title&quot;:&quot;在信心中的祈禱&quot;,&quot;author&quot;:[{&quot;literal&quot;:&quot;馬丁路德&quot;}],&quot;editor&quot;:[{&quot;literal&quot;:&quot;傅士德&quot;},{&quot;literal&quot;:&quot;史雅各&quot;}],&quot;translator&quot;:[{&quot;literal&quot;:&quot;袁達志&quot;},{&quot;literal&quot;:&quot;陶婉儀&quot;}],&quot;issued&quot;:{&quot;date-parts&quot;:[[&quot;2004&quot;]]}},&quot;locator&quot;:&quot;185&quot;,&quot;label&quot;:&quot;page&quot;}],&quot;schema&quot;:&quot;https://github.com/citation-style-language/schema/raw/master/csl-citation.json&quot;} RNDUTSVPszhjU"/></text:p></text:note-body></text:note></text:span></text:p>
      <text:p text:style-name="Standard"><text:soft-page-break/></text:p>
      <text:p text:style-name="Standard"><text:span text:style-name="T2">ANF/NPNF/CCEL</text:span><text:span text:style-name="T2"><text:note text:id="ftn26" text:note-class="footnote"><text:note-citation>27</text:note-citation><text:note-body><text:p text:style-name="Footnote"><text:reference-mark-start text:name="ZOTERO_ITEM CSL_CITATION {&quot;citationID&quot;:&quot;SNckJZpk&quot;,&quot;properties&quot;:{&quot;formattedCitation&quot;:&quot;\\uc0\\u36020{}\\uc0\\u37476{}\\uc0\\u21033{}\\uc0\\u65306{}\\uc0\\u8220{}\\uc0\\u20154{}\\uc0\\u30340{}\\uc0\\u36896{}\\uc0\\u25104{}10.2\\uc0\\u8221{}\\uc0\\u65292{}\\uc0\\u12298{}\\uc0\\u26481{}\\uc0\\u26041{}\\uc0\\u25945{}\\uc0\\u29238{}\\uc0\\u36984{}\\uc0\\u38598{}\\uc0\\u12299{}\\uc0\\u65288{}\\uc0\\u31456{}\\uc0\\u25991{}\\uc0\\u26032{}\\uc0\\u32534{}\\uc0\\u65292{}\\uc0\\u27784{}\\uc0\\u39854{}\\uc0\\u32173{}\\uc0\\u24128{}\\uc0\\u12289{}\\uc0\\u37117{}\\uc0\\u23391{}\\uc0\\u39640{}\\uc0\\u12289{}\\uc0\\u39340{}\\uc0\\u33862{}\\uc0\\u29001{}\\uc0\\u12289{}\\uc0\\u31561{}\\uc0\\u35793{}\\uc0\\u65292{}\\uc0\\u31532{}\\uc0\\u20108{}\\uc0\\u29256{}\\uc0\\u65292{}\\uc0\\u39321{}\\uc0\\u28207{}\\uc0\\u65306{}\\uc0\\u22522{}\\uc0\\u30563{}\\uc0\\u25945{}\\uc0\\u25991{}\\uc0\\u34269{}\\uc0\\u65292{}1989\\uc0\\u65289{}\\uc0\\u65292{}19\\uc0\\u12290{}&quot;,&quot;plainCitation&quot;:&quot;貴鉤利：“人的造成10.2”，《東方教父選集》（章文新编，沈鮮維幀、都孟高、馬葆煉、等译，第二版，香港：基督教文藝，1989），19。&quot;,&quot;noteIndex&quot;:27},&quot;citationItems&quot;:[{&quot;id&quot;:229,&quot;uris&quot;:[&quot;http://zotero.org/users/4857872/items/HNUF9EI6&quot;],&quot;uri&quot;:[&quot;http://zotero.org/users/4857872/items/HNUF9EI6&quot;],&quot;itemData&quot;:{&quot;id&quot;:229,&quot;type&quot;:&quot;chapter&quot;,&quot;container-title&quot;:&quot;東方教父選集&quot;,&quot;edition&quot;:&quot;2&quot;,&quot;event-place&quot;:&quot;香港&quot;,&quot;language&quot;:&quot;zh-CN&quot;,&quot;page&quot;:&quot;19-20&quot;,&quot;publisher&quot;:&quot;基督教文藝&quot;,&quot;publisher-place&quot;:&quot;香港&quot;,&quot;title&quot;:&quot;人的造成10.2&quot;,&quot;author&quot;:[{&quot;literal&quot;:&quot;貴鉤利&quot;}],&quot;editor&quot;:[{&quot;literal&quot;:&quot;章文新&quot;}],&quot;translator&quot;:[{&quot;literal&quot;:&quot;沈鮮維幀&quot;},{&quot;literal&quot;:&quot;都孟高&quot;},{&quot;literal&quot;:&quot;馬葆煉&quot;},{&quot;literal&quot;:&quot;謝扶雅&quot;}],&quot;issued&quot;:{&quot;date-parts&quot;:[[&quot;1989&quot;]]}},&quot;locator&quot;:&quot;19&quot;,&quot;label&quot;:&quot;page&quot;}],&quot;schema&quot;:&quot;https://github.com/citation-style-language/schema/raw/master/csl-citation.json&quot;} RNDuKNWvGgTqc"/><text:span text:style-name="T4">貴鉤利：“人的造成10.2”，《東方教父選集》（章文新编，沈鮮維幀、都孟高、馬葆煉、等译，第二版，香港：基督教文藝，1989），19。</text:span><text:reference-mark-end text:name="ZOTERO_ITEM CSL_CITATION {&quot;citationID&quot;:&quot;SNckJZpk&quot;,&quot;properties&quot;:{&quot;formattedCitation&quot;:&quot;\\uc0\\u36020{}\\uc0\\u37476{}\\uc0\\u21033{}\\uc0\\u65306{}\\uc0\\u8220{}\\uc0\\u20154{}\\uc0\\u30340{}\\uc0\\u36896{}\\uc0\\u25104{}10.2\\uc0\\u8221{}\\uc0\\u65292{}\\uc0\\u12298{}\\uc0\\u26481{}\\uc0\\u26041{}\\uc0\\u25945{}\\uc0\\u29238{}\\uc0\\u36984{}\\uc0\\u38598{}\\uc0\\u12299{}\\uc0\\u65288{}\\uc0\\u31456{}\\uc0\\u25991{}\\uc0\\u26032{}\\uc0\\u32534{}\\uc0\\u65292{}\\uc0\\u27784{}\\uc0\\u39854{}\\uc0\\u32173{}\\uc0\\u24128{}\\uc0\\u12289{}\\uc0\\u37117{}\\uc0\\u23391{}\\uc0\\u39640{}\\uc0\\u12289{}\\uc0\\u39340{}\\uc0\\u33862{}\\uc0\\u29001{}\\uc0\\u12289{}\\uc0\\u31561{}\\uc0\\u35793{}\\uc0\\u65292{}\\uc0\\u31532{}\\uc0\\u20108{}\\uc0\\u29256{}\\uc0\\u65292{}\\uc0\\u39321{}\\uc0\\u28207{}\\uc0\\u65306{}\\uc0\\u22522{}\\uc0\\u30563{}\\uc0\\u25945{}\\uc0\\u25991{}\\uc0\\u34269{}\\uc0\\u65292{}1989\\uc0\\u65289{}\\uc0\\u65292{}19\\uc0\\u12290{}&quot;,&quot;plainCitation&quot;:&quot;貴鉤利：“人的造成10.2”，《東方教父選集》（章文新编，沈鮮維幀、都孟高、馬葆煉、等译，第二版，香港：基督教文藝，1989），19。&quot;,&quot;noteIndex&quot;:27},&quot;citationItems&quot;:[{&quot;id&quot;:229,&quot;uris&quot;:[&quot;http://zotero.org/users/4857872/items/HNUF9EI6&quot;],&quot;uri&quot;:[&quot;http://zotero.org/users/4857872/items/HNUF9EI6&quot;],&quot;itemData&quot;:{&quot;id&quot;:229,&quot;type&quot;:&quot;chapter&quot;,&quot;container-title&quot;:&quot;東方教父選集&quot;,&quot;edition&quot;:&quot;2&quot;,&quot;event-place&quot;:&quot;香港&quot;,&quot;language&quot;:&quot;zh-CN&quot;,&quot;page&quot;:&quot;19-20&quot;,&quot;publisher&quot;:&quot;基督教文藝&quot;,&quot;publisher-place&quot;:&quot;香港&quot;,&quot;title&quot;:&quot;人的造成10.2&quot;,&quot;author&quot;:[{&quot;literal&quot;:&quot;貴鉤利&quot;}],&quot;editor&quot;:[{&quot;literal&quot;:&quot;章文新&quot;}],&quot;translator&quot;:[{&quot;literal&quot;:&quot;沈鮮維幀&quot;},{&quot;literal&quot;:&quot;都孟高&quot;},{&quot;literal&quot;:&quot;馬葆煉&quot;},{&quot;literal&quot;:&quot;謝扶雅&quot;}],&quot;issued&quot;:{&quot;date-parts&quot;:[[&quot;1989&quot;]]}},&quot;locator&quot;:&quot;19&quot;,&quot;label&quot;:&quot;page&quot;}],&quot;schema&quot;:&quot;https://github.com/citation-style-language/schema/raw/master/csl-citation.json&quot;} RNDuKNWvGgTqc"/></text:p></text:note-body></text:note></text:span><text:span text:style-name="T2"> </text:span><text:span text:style-name="T2"><text:note text:id="ftn27" text:note-class="footnote"><text:note-citation>28</text:note-citation><text:note-body><text:p text:style-name="Footnote"><text:reference-mark-start text:name="ZOTERO_ITEM CSL_CITATION {&quot;citationID&quot;:&quot;pqAXfHqy&quot;,&quot;properties&quot;:{&quot;formattedCitation&quot;:&quot;\\uc0\\u36020{}\\uc0\\u37476{}\\uc0\\u21033{}\\uc0\\u65306{}\\uc0\\u8220{}\\uc0\\u20154{}\\uc0\\u30340{}\\uc0\\u36896{}\\uc0\\u25104{}10.2\\uc0\\u8221{}\\uc0\\u65292{}19\\uc0\\u8211{}20\\uc0\\u12290{}&quot;,&quot;plainCitation&quot;:&quot;貴鉤利：“人的造成10.2”，19–20。&quot;,&quot;noteIndex&quot;:28},&quot;citationItems&quot;:[{&quot;id&quot;:229,&quot;uris&quot;:[&quot;http://zotero.org/users/4857872/items/HNUF9EI6&quot;],&quot;uri&quot;:[&quot;http://zotero.org/users/4857872/items/HNUF9EI6&quot;],&quot;itemData&quot;:{&quot;id&quot;:229,&quot;type&quot;:&quot;chapter&quot;,&quot;container-title&quot;:&quot;東方教父選集&quot;,&quot;edition&quot;:&quot;2&quot;,&quot;event-place&quot;:&quot;香港&quot;,&quot;language&quot;:&quot;zh-CN&quot;,&quot;page&quot;:&quot;19-20&quot;,&quot;publisher&quot;:&quot;基督教文藝&quot;,&quot;publisher-place&quot;:&quot;香港&quot;,&quot;title&quot;:&quot;人的造成10.2&quot;,&quot;author&quot;:[{&quot;literal&quot;:&quot;貴鉤利&quot;}],&quot;editor&quot;:[{&quot;literal&quot;:&quot;章文新&quot;}],&quot;translator&quot;:[{&quot;literal&quot;:&quot;沈鮮維幀&quot;},{&quot;literal&quot;:&quot;都孟高&quot;},{&quot;literal&quot;:&quot;馬葆煉&quot;},{&quot;literal&quot;:&quot;謝扶雅&quot;}],&quot;issued&quot;:{&quot;date-parts&quot;:[[&quot;1989&quot;]]}},&quot;locator&quot;:&quot;19-20&quot;,&quot;label&quot;:&quot;page&quot;}],&quot;schema&quot;:&quot;https://github.com/citation-style-language/schema/raw/master/csl-citation.json&quot;} RND6pBVeLtROr"/><text:span text:style-name="T4">貴鉤利：“人的造成10.2”，19–20。</text:span><text:reference-mark-end text:name="ZOTERO_ITEM CSL_CITATION {&quot;citationID&quot;:&quot;pqAXfHqy&quot;,&quot;properties&quot;:{&quot;formattedCitation&quot;:&quot;\\uc0\\u36020{}\\uc0\\u37476{}\\uc0\\u21033{}\\uc0\\u65306{}\\uc0\\u8220{}\\uc0\\u20154{}\\uc0\\u30340{}\\uc0\\u36896{}\\uc0\\u25104{}10.2\\uc0\\u8221{}\\uc0\\u65292{}19\\uc0\\u8211{}20\\uc0\\u12290{}&quot;,&quot;plainCitation&quot;:&quot;貴鉤利：“人的造成10.2”，19–20。&quot;,&quot;noteIndex&quot;:28},&quot;citationItems&quot;:[{&quot;id&quot;:229,&quot;uris&quot;:[&quot;http://zotero.org/users/4857872/items/HNUF9EI6&quot;],&quot;uri&quot;:[&quot;http://zotero.org/users/4857872/items/HNUF9EI6&quot;],&quot;itemData&quot;:{&quot;id&quot;:229,&quot;type&quot;:&quot;chapter&quot;,&quot;container-title&quot;:&quot;東方教父選集&quot;,&quot;edition&quot;:&quot;2&quot;,&quot;event-place&quot;:&quot;香港&quot;,&quot;language&quot;:&quot;zh-CN&quot;,&quot;page&quot;:&quot;19-20&quot;,&quot;publisher&quot;:&quot;基督教文藝&quot;,&quot;publisher-place&quot;:&quot;香港&quot;,&quot;title&quot;:&quot;人的造成10.2&quot;,&quot;author&quot;:[{&quot;literal&quot;:&quot;貴鉤利&quot;}],&quot;editor&quot;:[{&quot;literal&quot;:&quot;章文新&quot;}],&quot;translator&quot;:[{&quot;literal&quot;:&quot;沈鮮維幀&quot;},{&quot;literal&quot;:&quot;都孟高&quot;},{&quot;literal&quot;:&quot;馬葆煉&quot;},{&quot;literal&quot;:&quot;謝扶雅&quot;}],&quot;issued&quot;:{&quot;date-parts&quot;:[[&quot;1989&quot;]]}},&quot;locator&quot;:&quot;19-20&quot;,&quot;label&quot;:&quot;page&quot;}],&quot;schema&quot;:&quot;https://github.com/citation-style-language/schema/raw/master/csl-citation.json&quot;} RND6pBVeLtROr"/></text:p></text:note-body></text:note></text:span></text:p>
      <text:p text:style-name="Standard"/>
      <text:p text:style-name="Standard"><text:span text:style-name="T1">期刊</text:span><text:span text:style-name="T1"><text:note text:id="ftn28" text:note-class="footnote"><text:note-citation>29</text:note-citation><text:note-body><text:p text:style-name="Footnote"><text:reference-mark-start text:name="ZOTERO_ITEM CSL_CITATION {&quot;citationID&quot;:&quot;dIQnuJZK&quot;,&quot;properties&quot;:{&quot;formattedCitation&quot;:&quot;\\uc0\\u26954{}\\uc0\\u21697{}\\uc0\\u36890{}\\uc0\\u65306{}\\uc0\\u8220{}\\uc0\\u31070{}\\uc0\\u23416{}\\uc0\\u30340{}\\uc0\\u26412{}\\uc0\\u36074{}\\uc0\\u25506{}\\uc0\\u35342{}\\uc0\\u8221{}\\uc0\\u65292{}\\uc0\\u12298{}\\uc0\\u25945{}\\uc0\\u26371{}\\uc0\\u31070{}\\uc0\\u23416{}\\uc0\\u26399{}\\uc0\\u21002{}\\uc0\\u12299{}14\\uc0\\u65288{}2003\\uc0\\u65289{}\\uc0\\u65306{}21\\uc0\\u12290{}&quot;,&quot;plainCitation&quot;:&quot;楊品通：“神學的本質探討”，《教會神學期刊》14（2003）：21。&quot;,&quot;noteIndex&quot;:29},&quot;citationItems&quot;:[{&quot;id&quot;:155,&quot;uris&quot;:[&quot;http://zotero.org/users/4857872/items/HASH8FZ5&quot;],&quot;uri&quot;:[&quot;http://zotero.org/users/4857872/items/HASH8FZ5&quot;],&quot;itemData&quot;:{&quot;id&quot;:155,&quot;type&quot;:&quot;article-journal&quot;,&quot;container-title&quot;:&quot;教會神學期刊&quot;,&quot;language&quot;:&quot;zh-TW&quot;,&quot;page&quot;:&quot;19-24&quot;,&quot;title&quot;:&quot;神學的本質探討&quot;,&quot;volume&quot;:&quot;14&quot;,&quot;author&quot;:[{&quot;literal&quot;:&quot;楊品通&quot;}],&quot;issued&quot;:{&quot;date-parts&quot;:[[&quot;2003&quot;,5]]}},&quot;locator&quot;:&quot;21&quot;,&quot;label&quot;:&quot;page&quot;}],&quot;schema&quot;:&quot;https://github.com/citation-style-language/schema/raw/master/csl-citation.json&quot;} RND0LUk8I6C99"/><text:span text:style-name="T4">楊品通：“神學的本質探討”，《教會神學期刊》14（2003）：21。</text:span><text:reference-mark-end text:name="ZOTERO_ITEM CSL_CITATION {&quot;citationID&quot;:&quot;dIQnuJZK&quot;,&quot;properties&quot;:{&quot;formattedCitation&quot;:&quot;\\uc0\\u26954{}\\uc0\\u21697{}\\uc0\\u36890{}\\uc0\\u65306{}\\uc0\\u8220{}\\uc0\\u31070{}\\uc0\\u23416{}\\uc0\\u30340{}\\uc0\\u26412{}\\uc0\\u36074{}\\uc0\\u25506{}\\uc0\\u35342{}\\uc0\\u8221{}\\uc0\\u65292{}\\uc0\\u12298{}\\uc0\\u25945{}\\uc0\\u26371{}\\uc0\\u31070{}\\uc0\\u23416{}\\uc0\\u26399{}\\uc0\\u21002{}\\uc0\\u12299{}14\\uc0\\u65288{}2003\\uc0\\u65289{}\\uc0\\u65306{}21\\uc0\\u12290{}&quot;,&quot;plainCitation&quot;:&quot;楊品通：“神學的本質探討”，《教會神學期刊》14（2003）：21。&quot;,&quot;noteIndex&quot;:29},&quot;citationItems&quot;:[{&quot;id&quot;:155,&quot;uris&quot;:[&quot;http://zotero.org/users/4857872/items/HASH8FZ5&quot;],&quot;uri&quot;:[&quot;http://zotero.org/users/4857872/items/HASH8FZ5&quot;],&quot;itemData&quot;:{&quot;id&quot;:155,&quot;type&quot;:&quot;article-journal&quot;,&quot;container-title&quot;:&quot;教會神學期刊&quot;,&quot;language&quot;:&quot;zh-TW&quot;,&quot;page&quot;:&quot;19-24&quot;,&quot;title&quot;:&quot;神學的本質探討&quot;,&quot;volume&quot;:&quot;14&quot;,&quot;author&quot;:[{&quot;literal&quot;:&quot;楊品通&quot;}],&quot;issued&quot;:{&quot;date-parts&quot;:[[&quot;2003&quot;,5]]}},&quot;locator&quot;:&quot;21&quot;,&quot;label&quot;:&quot;page&quot;}],&quot;schema&quot;:&quot;https://github.com/citation-style-language/schema/raw/master/csl-citation.json&quot;} RND0LUk8I6C99"/></text:p></text:note-body></text:note></text:span><text:span text:style-name="T1"> </text:span><text:span text:style-name="T1"><text:note text:id="ftn29" text:note-class="footnote"><text:note-citation>30</text:note-citation><text:note-body><text:p text:style-name="Footnote"><text:reference-mark-start text:name="ZOTERO_ITEM CSL_CITATION {&quot;citationID&quot;:&quot;6o7sngeP&quot;,&quot;properties&quot;:{&quot;formattedCitation&quot;:&quot;\\uc0\\u26954{}\\uc0\\u21697{}\\uc0\\u36890{}\\uc0\\u65306{}\\uc0\\u8220{}\\uc0\\u31070{}\\uc0\\u23416{}\\uc0\\u30340{}\\uc0\\u26412{}\\uc0\\u36074{}\\uc0\\u25506{}\\uc0\\u35342{}\\uc0\\u8221{}\\uc0\\u65292{}23\\uc0\\u12290{}&quot;,&quot;plainCitation&quot;:&quot;楊品通：“神學的本質探討”，23。&quot;,&quot;noteIndex&quot;:30},&quot;citationItems&quot;:[{&quot;id&quot;:155,&quot;uris&quot;:[&quot;http://zotero.org/users/4857872/items/HASH8FZ5&quot;],&quot;uri&quot;:[&quot;http://zotero.org/users/4857872/items/HASH8FZ5&quot;],&quot;itemData&quot;:{&quot;id&quot;:155,&quot;type&quot;:&quot;article-journal&quot;,&quot;container-title&quot;:&quot;教會神學期刊&quot;,&quot;language&quot;:&quot;zh-TW&quot;,&quot;page&quot;:&quot;19-24&quot;,&quot;title&quot;:&quot;神學的本質探討&quot;,&quot;volume&quot;:&quot;14&quot;,&quot;author&quot;:[{&quot;literal&quot;:&quot;楊品通&quot;}],&quot;issued&quot;:{&quot;date-parts&quot;:[[&quot;2003&quot;,5]]}},&quot;locator&quot;:&quot;23&quot;,&quot;label&quot;:&quot;page&quot;}],&quot;schema&quot;:&quot;https://github.com/citation-style-language/schema/raw/master/csl-citation.json&quot;} RND2twukUlA8v"/><text:span text:style-name="T4">楊品通：“神學的本質探討”，23。</text:span><text:reference-mark-end text:name="ZOTERO_ITEM CSL_CITATION {&quot;citationID&quot;:&quot;6o7sngeP&quot;,&quot;properties&quot;:{&quot;formattedCitation&quot;:&quot;\\uc0\\u26954{}\\uc0\\u21697{}\\uc0\\u36890{}\\uc0\\u65306{}\\uc0\\u8220{}\\uc0\\u31070{}\\uc0\\u23416{}\\uc0\\u30340{}\\uc0\\u26412{}\\uc0\\u36074{}\\uc0\\u25506{}\\uc0\\u35342{}\\uc0\\u8221{}\\uc0\\u65292{}23\\uc0\\u12290{}&quot;,&quot;plainCitation&quot;:&quot;楊品通：“神學的本質探討”，23。&quot;,&quot;noteIndex&quot;:30},&quot;citationItems&quot;:[{&quot;id&quot;:155,&quot;uris&quot;:[&quot;http://zotero.org/users/4857872/items/HASH8FZ5&quot;],&quot;uri&quot;:[&quot;http://zotero.org/users/4857872/items/HASH8FZ5&quot;],&quot;itemData&quot;:{&quot;id&quot;:155,&quot;type&quot;:&quot;article-journal&quot;,&quot;container-title&quot;:&quot;教會神學期刊&quot;,&quot;language&quot;:&quot;zh-TW&quot;,&quot;page&quot;:&quot;19-24&quot;,&quot;title&quot;:&quot;神學的本質探討&quot;,&quot;volume&quot;:&quot;14&quot;,&quot;author&quot;:[{&quot;literal&quot;:&quot;楊品通&quot;}],&quot;issued&quot;:{&quot;date-parts&quot;:[[&quot;2003&quot;,5]]}},&quot;locator&quot;:&quot;23&quot;,&quot;label&quot;:&quot;page&quot;}],&quot;schema&quot;:&quot;https://github.com/citation-style-language/schema/raw/master/csl-citation.json&quot;} RND2twukUlA8v"/></text:p></text:note-body></text:note></text:span></text:p>
      <text:p text:style-name="Standard"/>
      <text:p text:style-name="Standard"><text:span text:style-name="T1"/></text:p>
      <text:p text:style-name="Standard"><text:span text:style-name="T1">線上期刊</text:span><text:span text:style-name="T1"><text:note text:id="ftn30" text:note-class="footnote"><text:note-citation>31</text:note-citation><text:note-body><text:p text:style-name="Footnote"><text:reference-mark-start text:name="ZOTERO_ITEM CSL_CITATION {&quot;citationID&quot;:&quot;iSQVN4zv&quot;,&quot;properties&quot;:{&quot;formattedCitation&quot;:&quot;\\uc0\\u26954{}\\uc0\\u24950{}\\uc0\\u29699{}\\uc0\\u65306{}\\uc0\\u8220{}\\uc0\\u36335{}\\uc0\\u24503{}\\uc0\\u33287{}\\uc0\\u21152{}\\uc0\\u29246{}\\uc0\\u25991{}\\uc0\\u30340{}\\uc0\\u31038{}\\uc0\\u26371{}\\uc0\\u25919{}\\uc0\\u27835{}\\uc0\\u24605{}\\uc0\\u24819{}\\uc0\\u8221{}\\uc0\\u65292{}\\uc0\\u12298{}\\uc0\\u25945{}\\uc0\\u26371{}\\uc0\\u12299{}69\\uc0\\u65288{}2018\\uc0\\u65289{}\\uc0\\u65306{}35\\uc0\\u12290{}&quot;,&quot;plainCitation&quot;:&quot;楊慶球：“路德與加爾文的社會政治思想”，《教會》69（2018）：35。&quot;,&quot;noteIndex&quot;:31},&quot;citationItems&quot;:[{&quot;id&quot;:230,&quot;uris&quot;:[&quot;http://zotero.org/users/4857872/items/N9A3NU6D&quot;],&quot;uri&quot;:[&quot;http://zotero.org/users/4857872/items/N9A3NU6D&quot;],&quot;itemData&quot;:{&quot;id&quot;:230,&quot;type&quot;:&quot;article-journal&quot;,&quot;container-title&quot;:&quot;教會&quot;,&quot;issue&quot;:&quot;69&quot;,&quot;language&quot;:&quot;zh-CN&quot;,&quot;page&quot;:&quot;29-42&quot;,&quot;title&quot;:&quot;路德與加爾文的社會政治思想&quot;,&quot;title-short&quot;:&quot;路德與加爾文的社會政治思想&quot;,&quot;author&quot;:[{&quot;literal&quot;:&quot;楊慶球&quot;}],&quot;issued&quot;:{&quot;date-parts&quot;:[[&quot;2018&quot;]]}},&quot;locator&quot;:&quot;35&quot;,&quot;label&quot;:&quot;page&quot;}],&quot;schema&quot;:&quot;https://github.com/citation-style-language/schema/raw/master/csl-citation.json&quot;} RNDFepAUcw9jQ"/><text:span text:style-name="T4">楊慶球：“路德與加爾文的社會政治思想”，《教會》69（2018）：35。</text:span><text:reference-mark-end text:name="ZOTERO_ITEM CSL_CITATION {&quot;citationID&quot;:&quot;iSQVN4zv&quot;,&quot;properties&quot;:{&quot;formattedCitation&quot;:&quot;\\uc0\\u26954{}\\uc0\\u24950{}\\uc0\\u29699{}\\uc0\\u65306{}\\uc0\\u8220{}\\uc0\\u36335{}\\uc0\\u24503{}\\uc0\\u33287{}\\uc0\\u21152{}\\uc0\\u29246{}\\uc0\\u25991{}\\uc0\\u30340{}\\uc0\\u31038{}\\uc0\\u26371{}\\uc0\\u25919{}\\uc0\\u27835{}\\uc0\\u24605{}\\uc0\\u24819{}\\uc0\\u8221{}\\uc0\\u65292{}\\uc0\\u12298{}\\uc0\\u25945{}\\uc0\\u26371{}\\uc0\\u12299{}69\\uc0\\u65288{}2018\\uc0\\u65289{}\\uc0\\u65306{}35\\uc0\\u12290{}&quot;,&quot;plainCitation&quot;:&quot;楊慶球：“路德與加爾文的社會政治思想”，《教會》69（2018）：35。&quot;,&quot;noteIndex&quot;:31},&quot;citationItems&quot;:[{&quot;id&quot;:230,&quot;uris&quot;:[&quot;http://zotero.org/users/4857872/items/N9A3NU6D&quot;],&quot;uri&quot;:[&quot;http://zotero.org/users/4857872/items/N9A3NU6D&quot;],&quot;itemData&quot;:{&quot;id&quot;:230,&quot;type&quot;:&quot;article-journal&quot;,&quot;container-title&quot;:&quot;教會&quot;,&quot;issue&quot;:&quot;69&quot;,&quot;language&quot;:&quot;zh-CN&quot;,&quot;page&quot;:&quot;29-42&quot;,&quot;title&quot;:&quot;路德與加爾文的社會政治思想&quot;,&quot;title-short&quot;:&quot;路德與加爾文的社會政治思想&quot;,&quot;author&quot;:[{&quot;literal&quot;:&quot;楊慶球&quot;}],&quot;issued&quot;:{&quot;date-parts&quot;:[[&quot;2018&quot;]]}},&quot;locator&quot;:&quot;35&quot;,&quot;label&quot;:&quot;page&quot;}],&quot;schema&quot;:&quot;https://github.com/citation-style-language/schema/raw/master/csl-citation.json&quot;} RNDFepAUcw9jQ"/></text:p></text:note-body></text:note></text:span><text:span text:style-name="T1"> </text:span><text:span text:style-name="T1"><text:note text:id="ftn31" text:note-class="footnote"><text:note-citation>32</text:note-citation><text:note-body><text:p text:style-name="Footnote"><text:reference-mark-start text:name="ZOTERO_ITEM CSL_CITATION {&quot;citationID&quot;:&quot;xaiLXqf6&quot;,&quot;properties&quot;:{&quot;formattedCitation&quot;:&quot;\\uc0\\u26954{}\\uc0\\u24950{}\\uc0\\u29699{}\\uc0\\u65306{}\\uc0\\u8220{}\\uc0\\u36335{}\\uc0\\u24503{}\\uc0\\u33287{}\\uc0\\u21152{}\\uc0\\u29246{}\\uc0\\u25991{}\\uc0\\u30340{}\\uc0\\u31038{}\\uc0\\u26371{}\\uc0\\u25919{}\\uc0\\u27835{}\\uc0\\u24605{}\\uc0\\u24819{}\\uc0\\u8221{}\\uc0\\u65292{}36\\uc0\\u12290{}&quot;,&quot;plainCitation&quot;:&quot;楊慶球：“路德與加爾文的社會政治思想”，36。&quot;,&quot;noteIndex&quot;:32},&quot;citationItems&quot;:[{&quot;id&quot;:230,&quot;uris&quot;:[&quot;http://zotero.org/users/4857872/items/N9A3NU6D&quot;],&quot;uri&quot;:[&quot;http://zotero.org/users/4857872/items/N9A3NU6D&quot;],&quot;itemData&quot;:{&quot;id&quot;:230,&quot;type&quot;:&quot;article-journal&quot;,&quot;container-title&quot;:&quot;教會&quot;,&quot;issue&quot;:&quot;69&quot;,&quot;language&quot;:&quot;zh-CN&quot;,&quot;page&quot;:&quot;29-42&quot;,&quot;title&quot;:&quot;路德與加爾文的社會政治思想&quot;,&quot;title-short&quot;:&quot;路德與加爾文的社會政治思想&quot;,&quot;author&quot;:[{&quot;literal&quot;:&quot;楊慶球&quot;}],&quot;issued&quot;:{&quot;date-parts&quot;:[[&quot;2018&quot;]]}},&quot;locator&quot;:&quot;36&quot;,&quot;label&quot;:&quot;page&quot;}],&quot;schema&quot;:&quot;https://github.com/citation-style-language/schema/raw/master/csl-citation.json&quot;} RNDlEyqKADBvu"/><text:span text:style-name="T4">楊慶球：“路德與加爾文的社會政治思想”，36。</text:span><text:reference-mark-end text:name="ZOTERO_ITEM CSL_CITATION {&quot;citationID&quot;:&quot;xaiLXqf6&quot;,&quot;properties&quot;:{&quot;formattedCitation&quot;:&quot;\\uc0\\u26954{}\\uc0\\u24950{}\\uc0\\u29699{}\\uc0\\u65306{}\\uc0\\u8220{}\\uc0\\u36335{}\\uc0\\u24503{}\\uc0\\u33287{}\\uc0\\u21152{}\\uc0\\u29246{}\\uc0\\u25991{}\\uc0\\u30340{}\\uc0\\u31038{}\\uc0\\u26371{}\\uc0\\u25919{}\\uc0\\u27835{}\\uc0\\u24605{}\\uc0\\u24819{}\\uc0\\u8221{}\\uc0\\u65292{}36\\uc0\\u12290{}&quot;,&quot;plainCitation&quot;:&quot;楊慶球：“路德與加爾文的社會政治思想”，36。&quot;,&quot;noteIndex&quot;:32},&quot;citationItems&quot;:[{&quot;id&quot;:230,&quot;uris&quot;:[&quot;http://zotero.org/users/4857872/items/N9A3NU6D&quot;],&quot;uri&quot;:[&quot;http://zotero.org/users/4857872/items/N9A3NU6D&quot;],&quot;itemData&quot;:{&quot;id&quot;:230,&quot;type&quot;:&quot;article-journal&quot;,&quot;container-title&quot;:&quot;教會&quot;,&quot;issue&quot;:&quot;69&quot;,&quot;language&quot;:&quot;zh-CN&quot;,&quot;page&quot;:&quot;29-42&quot;,&quot;title&quot;:&quot;路德與加爾文的社會政治思想&quot;,&quot;title-short&quot;:&quot;路德與加爾文的社會政治思想&quot;,&quot;author&quot;:[{&quot;literal&quot;:&quot;楊慶球&quot;}],&quot;issued&quot;:{&quot;date-parts&quot;:[[&quot;2018&quot;]]}},&quot;locator&quot;:&quot;36&quot;,&quot;label&quot;:&quot;page&quot;}],&quot;schema&quot;:&quot;https://github.com/citation-style-language/schema/raw/master/csl-citation.json&quot;} RNDlEyqKADBvu"/></text:p></text:note-body></text:note></text:span></text:p>
      <text:p text:style-name="Standard"/>
      <text:p text:style-name="Standard"/>
      <text:p text:style-name="Standard"><text:span text:style-name="T1">雜誌</text:span><text:span text:style-name="T3">/</text:span><text:span text:style-name="T1">報章中之文章</text:span><text:span text:style-name="T1"><text:note text:id="ftn32" text:note-class="footnote"><text:note-citation>33</text:note-citation><text:note-body><text:p text:style-name="Footnote"><text:reference-mark-start text:name="ZOTERO_ITEM CSL_CITATION {&quot;citationID&quot;:&quot;pom0vyEp&quot;,&quot;properties&quot;:{&quot;formattedCitation&quot;:&quot;\\uc0\\u21490{}\\uc0\\u39336{}\\uc0\\u65306{}\\uc0\\u8220{}\\uc0\\u39340{}\\uc0\\u20811{}\\uc0\\u40845{}\\uc0\\u27665{}\\uc0\\u26395{}\\uc0\\u22238{}\\uc0\\u21319{}\\uc0\\u21453{}\\uc0\\u25802{}\\uc0\\u40643{}\\uc0\\u32972{}\\uc0\\u24515{}\\uc0\\u20043{}\\uc0\\u20098{}\\uc0\\u8221{}\\uc0\\u65292{}\\uc0\\u12298{}\\uc0\\u20126{}\\uc0\\u27954{}\\uc0\\u36913{}\\uc0\\u21002{}\\uc0\\u12299{}33.12\\uc0\\u65288{}2019\\uc0\\u65289{}\\uc0\\u65306{}36\\uc0\\u12290{}&quot;,&quot;plainCitation&quot;:&quot;史馨：“馬克龍民望回升反擊黃背心之亂”，《亞洲週刊》33.12（2019）：36。&quot;,&quot;noteIndex&quot;:33},&quot;citationItems&quot;:[{&quot;id&quot;:231,&quot;uris&quot;:[&quot;http://zotero.org/users/4857872/items/N5TX3PD5&quot;],&quot;uri&quot;:[&quot;http://zotero.org/users/4857872/items/N5TX3PD5&quot;],&quot;itemData&quot;:{&quot;id&quot;:231,&quot;type&quot;:&quot;article-magazine&quot;,&quot;container-title&quot;:&quot;亞洲週刊&quot;,&quot;issue&quot;:&quot;12&quot;,&quot;page&quot;:&quot;36-37&quot;,&quot;title&quot;:&quot;馬克龍民望回升反擊黃背心之亂&quot;,&quot;volume&quot;:&quot;33&quot;,&quot;author&quot;:[{&quot;literal&quot;:&quot;史馨&quot;}],&quot;issued&quot;:{&quot;date-parts&quot;:[[&quot;2019&quot;]]}},&quot;locator&quot;:&quot;36&quot;,&quot;label&quot;:&quot;page&quot;}],&quot;schema&quot;:&quot;https://github.com/citation-style-language/schema/raw/master/csl-citation.json&quot;} RNDhUTtOhsyUy"/><text:span text:style-name="T4">史馨：“馬克龍民望回升反擊黃背心之亂”，《亞洲週刊》33.12（2019）：36。</text:span><text:reference-mark-end text:name="ZOTERO_ITEM CSL_CITATION {&quot;citationID&quot;:&quot;pom0vyEp&quot;,&quot;properties&quot;:{&quot;formattedCitation&quot;:&quot;\\uc0\\u21490{}\\uc0\\u39336{}\\uc0\\u65306{}\\uc0\\u8220{}\\uc0\\u39340{}\\uc0\\u20811{}\\uc0\\u40845{}\\uc0\\u27665{}\\uc0\\u26395{}\\uc0\\u22238{}\\uc0\\u21319{}\\uc0\\u21453{}\\uc0\\u25802{}\\uc0\\u40643{}\\uc0\\u32972{}\\uc0\\u24515{}\\uc0\\u20043{}\\uc0\\u20098{}\\uc0\\u8221{}\\uc0\\u65292{}\\uc0\\u12298{}\\uc0\\u20126{}\\uc0\\u27954{}\\uc0\\u36913{}\\uc0\\u21002{}\\uc0\\u12299{}33.12\\uc0\\u65288{}2019\\uc0\\u65289{}\\uc0\\u65306{}36\\uc0\\u12290{}&quot;,&quot;plainCitation&quot;:&quot;史馨：“馬克龍民望回升反擊黃背心之亂”，《亞洲週刊》33.12（2019）：36。&quot;,&quot;noteIndex&quot;:33},&quot;citationItems&quot;:[{&quot;id&quot;:231,&quot;uris&quot;:[&quot;http://zotero.org/users/4857872/items/N5TX3PD5&quot;],&quot;uri&quot;:[&quot;http://zotero.org/users/4857872/items/N5TX3PD5&quot;],&quot;itemData&quot;:{&quot;id&quot;:231,&quot;type&quot;:&quot;article-magazine&quot;,&quot;container-title&quot;:&quot;亞洲週刊&quot;,&quot;issue&quot;:&quot;12&quot;,&quot;page&quot;:&quot;36-37&quot;,&quot;title&quot;:&quot;馬克龍民望回升反擊黃背心之亂&quot;,&quot;volume&quot;:&quot;33&quot;,&quot;author&quot;:[{&quot;literal&quot;:&quot;史馨&quot;}],&quot;issued&quot;:{&quot;date-parts&quot;:[[&quot;2019&quot;]]}},&quot;locator&quot;:&quot;36&quot;,&quot;label&quot;:&quot;page&quot;}],&quot;schema&quot;:&quot;https://github.com/citation-style-language/schema/raw/master/csl-citation.json&quot;} RNDhUTtOhsyUy"/></text:p></text:note-body></text:note></text:span><text:span text:style-name="T1"> </text:span><text:span text:style-name="T1"><text:note text:id="ftn33" text:note-class="footnote"><text:note-citation>34</text:note-citation><text:note-body><text:p text:style-name="Footnote"><text:reference-mark-start text:name="ZOTERO_ITEM CSL_CITATION {&quot;citationID&quot;:&quot;GJqDjtT7&quot;,&quot;properties&quot;:{&quot;formattedCitation&quot;:&quot;\\uc0\\u21490{}\\uc0\\u39336{}\\uc0\\u65306{}\\uc0\\u8220{}\\uc0\\u39340{}\\uc0\\u20811{}\\uc0\\u40845{}\\uc0\\u27665{}\\uc0\\u26395{}\\uc0\\u22238{}\\uc0\\u21319{}\\uc0\\u21453{}\\uc0\\u25802{}\\uc0\\u40643{}\\uc0\\u32972{}\\uc0\\u24515{}\\uc0\\u20043{}\\uc0\\u20098{}\\uc0\\u8221{}\\uc0\\u65292{}37\\uc0\\u12290{}&quot;,&quot;plainCitation&quot;:&quot;史馨：“馬克龍民望回升反擊黃背心之亂”，37。&quot;,&quot;noteIndex&quot;:34},&quot;citationItems&quot;:[{&quot;id&quot;:231,&quot;uris&quot;:[&quot;http://zotero.org/users/4857872/items/N5TX3PD5&quot;],&quot;uri&quot;:[&quot;http://zotero.org/users/4857872/items/N5TX3PD5&quot;],&quot;itemData&quot;:{&quot;id&quot;:231,&quot;type&quot;:&quot;article-magazine&quot;,&quot;container-title&quot;:&quot;亞洲週刊&quot;,&quot;issue&quot;:&quot;12&quot;,&quot;page&quot;:&quot;36-37&quot;,&quot;title&quot;:&quot;馬克龍民望回升反擊黃背心之亂&quot;,&quot;volume&quot;:&quot;33&quot;,&quot;author&quot;:[{&quot;literal&quot;:&quot;史馨&quot;}],&quot;issued&quot;:{&quot;date-parts&quot;:[[&quot;2019&quot;]]}},&quot;locator&quot;:&quot;37&quot;,&quot;label&quot;:&quot;page&quot;}],&quot;schema&quot;:&quot;https://github.com/citation-style-language/schema/raw/master/csl-citation.json&quot;} RNDAqbsd9MVXS"/><text:span text:style-name="T4">史馨：“馬克龍民望回升反擊黃背心之亂”，37。</text:span><text:reference-mark-end text:name="ZOTERO_ITEM CSL_CITATION {&quot;citationID&quot;:&quot;GJqDjtT7&quot;,&quot;properties&quot;:{&quot;formattedCitation&quot;:&quot;\\uc0\\u21490{}\\uc0\\u39336{}\\uc0\\u65306{}\\uc0\\u8220{}\\uc0\\u39340{}\\uc0\\u20811{}\\uc0\\u40845{}\\uc0\\u27665{}\\uc0\\u26395{}\\uc0\\u22238{}\\uc0\\u21319{}\\uc0\\u21453{}\\uc0\\u25802{}\\uc0\\u40643{}\\uc0\\u32972{}\\uc0\\u24515{}\\uc0\\u20043{}\\uc0\\u20098{}\\uc0\\u8221{}\\uc0\\u65292{}37\\uc0\\u12290{}&quot;,&quot;plainCitation&quot;:&quot;史馨：“馬克龍民望回升反擊黃背心之亂”，37。&quot;,&quot;noteIndex&quot;:34},&quot;citationItems&quot;:[{&quot;id&quot;:231,&quot;uris&quot;:[&quot;http://zotero.org/users/4857872/items/N5TX3PD5&quot;],&quot;uri&quot;:[&quot;http://zotero.org/users/4857872/items/N5TX3PD5&quot;],&quot;itemData&quot;:{&quot;id&quot;:231,&quot;type&quot;:&quot;article-magazine&quot;,&quot;container-title&quot;:&quot;亞洲週刊&quot;,&quot;issue&quot;:&quot;12&quot;,&quot;page&quot;:&quot;36-37&quot;,&quot;title&quot;:&quot;馬克龍民望回升反擊黃背心之亂&quot;,&quot;volume&quot;:&quot;33&quot;,&quot;author&quot;:[{&quot;literal&quot;:&quot;史馨&quot;}],&quot;issued&quot;:{&quot;date-parts&quot;:[[&quot;2019&quot;]]}},&quot;locator&quot;:&quot;37&quot;,&quot;label&quot;:&quot;page&quot;}],&quot;schema&quot;:&quot;https://github.com/citation-style-language/schema/raw/master/csl-citation.json&quot;} RNDAqbsd9MVXS"/></text:p></text:note-body></text:note></text:span></text:p>
      <text:p text:style-name="Standard"/>
      <text:p text:style-name="Standard"/>
      <text:p text:style-name="Standard"><text:span text:style-name="T1">論文</text:span><text:span text:style-name="T1"><text:note text:id="ftn34" text:note-class="footnote"><text:note-citation>35</text:note-citation><text:note-body><text:p text:style-name="Footnote"><text:reference-mark-start text:name="ZOTERO_ITEM CSL_CITATION {&quot;citationID&quot;:&quot;UHvlzom0&quot;,&quot;properties&quot;:{&quot;formattedCitation&quot;:&quot;\\uc0\\u21129{}\\uc0\\u24248{}\\uc0\\u65306{}\\uc0\\u8220{}\\uc0\\u22522{}\\uc0\\u30563{}\\uc0\\u25945{}\\uc0\\u25945{}\\uc0\\u32946{}\\uc0\\u22312{}\\uc0\\u21335{}\\uc0\\u38750{}\\uc0\\u33775{}\\uc0\\u20154{}\\uc0\\u25945{}\\uc0\\u26371{}\\uc0\\u32676{}\\uc0\\u39636{}\\uc0\\u20013{}\\uc0\\u30340{}\\uc0\\u30332{}\\uc0\\u23637{}\\uc0\\u27169{}\\uc0\\u24335{}\\uc0\\u8221{}\\uc0\\u65288{}\\uc0\\u21338{}\\uc0\\u22763{}\\uc0\\u35542{}\\uc0\\u25991{}\\uc0\\u65292{}\\uc0\\u22826{}\\uc0\\u24179{}\\uc0\\u27915{}\\uc0\\u22825{}\\uc0\\u22283{}\\uc0\\u31070{}\\uc0\\u23416{}\\uc0\\u38498{}\\uc0\\u65292{}2000\\uc0\\u65289{}\\uc0\\u65292{}10\\uc0\\u12290{}&quot;,&quot;plainCitation&quot;:&quot;劉庸：“基督教教育在南非華人教會群體中的發展模式”（博士論文，太平洋天國神學院，2000），10。&quot;,&quot;noteIndex&quot;:35},&quot;citationItems&quot;:[{&quot;id&quot;:180,&quot;uris&quot;:[&quot;http://zotero.org/users/4857872/items/8NCYFFY5&quot;],&quot;uri&quot;:[&quot;http://zotero.org/users/4857872/items/8NCYFFY5&quot;],&quot;itemData&quot;:{&quot;id&quot;:180,&quot;type&quot;:&quot;thesis&quot;,&quot;genre&quot;:&quot;博士論文&quot;,&quot;language&quot;:&quot;zh-CN&quot;,&quot;publisher&quot;:&quot;太平洋天國神學院&quot;,&quot;title&quot;:&quot;基督教教育在南非華人教會群體中的發展模式&quot;,&quot;title-short&quot;:&quot;基督教教育&quot;,&quot;author&quot;:[{&quot;literal&quot;:&quot;劉庸&quot;}],&quot;issued&quot;:{&quot;date-parts&quot;:[[&quot;2000&quot;]]}},&quot;locator&quot;:&quot;10&quot;,&quot;label&quot;:&quot;page&quot;}],&quot;schema&quot;:&quot;https://github.com/citation-style-language/schema/raw/master/csl-citation.json&quot;} RNDxqvsiYVWCI"/><text:span text:style-name="T4">劉庸：“基督教教育在南非華人教會群體中的發展模式”（博士論文，太平洋天國神學院，2000），10。</text:span><text:reference-mark-end text:name="ZOTERO_ITEM CSL_CITATION {&quot;citationID&quot;:&quot;UHvlzom0&quot;,&quot;properties&quot;:{&quot;formattedCitation&quot;:&quot;\\uc0\\u21129{}\\uc0\\u24248{}\\uc0\\u65306{}\\uc0\\u8220{}\\uc0\\u22522{}\\uc0\\u30563{}\\uc0\\u25945{}\\uc0\\u25945{}\\uc0\\u32946{}\\uc0\\u22312{}\\uc0\\u21335{}\\uc0\\u38750{}\\uc0\\u33775{}\\uc0\\u20154{}\\uc0\\u25945{}\\uc0\\u26371{}\\uc0\\u32676{}\\uc0\\u39636{}\\uc0\\u20013{}\\uc0\\u30340{}\\uc0\\u30332{}\\uc0\\u23637{}\\uc0\\u27169{}\\uc0\\u24335{}\\uc0\\u8221{}\\uc0\\u65288{}\\uc0\\u21338{}\\uc0\\u22763{}\\uc0\\u35542{}\\uc0\\u25991{}\\uc0\\u65292{}\\uc0\\u22826{}\\uc0\\u24179{}\\uc0\\u27915{}\\uc0\\u22825{}\\uc0\\u22283{}\\uc0\\u31070{}\\uc0\\u23416{}\\uc0\\u38498{}\\uc0\\u65292{}2000\\uc0\\u65289{}\\uc0\\u65292{}10\\uc0\\u12290{}&quot;,&quot;plainCitation&quot;:&quot;劉庸：“基督教教育在南非華人教會群體中的發展模式”（博士論文，太平洋天國神學院，2000），10。&quot;,&quot;noteIndex&quot;:35},&quot;citationItems&quot;:[{&quot;id&quot;:180,&quot;uris&quot;:[&quot;http://zotero.org/users/4857872/items/8NCYFFY5&quot;],&quot;uri&quot;:[&quot;http://zotero.org/users/4857872/items/8NCYFFY5&quot;],&quot;itemData&quot;:{&quot;id&quot;:180,&quot;type&quot;:&quot;thesis&quot;,&quot;genre&quot;:&quot;博士論文&quot;,&quot;language&quot;:&quot;zh-CN&quot;,&quot;publisher&quot;:&quot;太平洋天國神學院&quot;,&quot;title&quot;:&quot;基督教教育在南非華人教會群體中的發展模式&quot;,&quot;title-short&quot;:&quot;基督教教育&quot;,&quot;author&quot;:[{&quot;literal&quot;:&quot;劉庸&quot;}],&quot;issued&quot;:{&quot;date-parts&quot;:[[&quot;2000&quot;]]}},&quot;locator&quot;:&quot;10&quot;,&quot;label&quot;:&quot;page&quot;}],&quot;schema&quot;:&quot;https://github.com/citation-style-language/schema/raw/master/csl-citation.json&quot;} RNDxqvsiYVWCI"/></text:p></text:note-body></text:note></text:span><text:span text:style-name="T1"> </text:span><text:span text:style-name="T1"><text:note text:id="ftn35" text:note-class="footnote"><text:note-citation>36</text:note-citation><text:note-body><text:p text:style-name="Footnote"><text:reference-mark-start text:name="ZOTERO_ITEM CSL_CITATION {&quot;citationID&quot;:&quot;67TVy9Pg&quot;,&quot;properties&quot;:{&quot;formattedCitation&quot;:&quot;\\uc0\\u21129{}\\uc0\\u24248{}\\uc0\\u65306{}\\uc0\\u8220{}\\uc0\\u22522{}\\uc0\\u30563{}\\uc0\\u25945{}\\uc0\\u25945{}\\uc0\\u32946{}\\uc0\\u8221{}\\uc0\\u65292{}12\\uc0\\u12290{}&quot;,&quot;plainCitation&quot;:&quot;劉庸：“基督教教育”，12。&quot;,&quot;noteIndex&quot;:36},&quot;citationItems&quot;:[{&quot;id&quot;:180,&quot;uris&quot;:[&quot;http://zotero.org/users/4857872/items/8NCYFFY5&quot;],&quot;uri&quot;:[&quot;http://zotero.org/users/4857872/items/8NCYFFY5&quot;],&quot;itemData&quot;:{&quot;id&quot;:180,&quot;type&quot;:&quot;thesis&quot;,&quot;genre&quot;:&quot;博士論文&quot;,&quot;language&quot;:&quot;zh-CN&quot;,&quot;publisher&quot;:&quot;太平洋天國神學院&quot;,&quot;title&quot;:&quot;基督教教育在南非華人教會群體中的發展模式&quot;,&quot;title-short&quot;:&quot;基督教教育&quot;,&quot;author&quot;:[{&quot;literal&quot;:&quot;劉庸&quot;}],&quot;issued&quot;:{&quot;date-parts&quot;:[[&quot;2000&quot;]]}},&quot;locator&quot;:&quot;12&quot;,&quot;label&quot;:&quot;page&quot;}],&quot;schema&quot;:&quot;https://github.com/citation-style-language/schema/raw/master/csl-citation.json&quot;} RNDT5EcbvunfF"/><text:span text:style-name="T4">劉庸：“基督教教育”，12。</text:span><text:reference-mark-end text:name="ZOTERO_ITEM CSL_CITATION {&quot;citationID&quot;:&quot;67TVy9Pg&quot;,&quot;properties&quot;:{&quot;formattedCitation&quot;:&quot;\\uc0\\u21129{}\\uc0\\u24248{}\\uc0\\u65306{}\\uc0\\u8220{}\\uc0\\u22522{}\\uc0\\u30563{}\\uc0\\u25945{}\\uc0\\u25945{}\\uc0\\u32946{}\\uc0\\u8221{}\\uc0\\u65292{}12\\uc0\\u12290{}&quot;,&quot;plainCitation&quot;:&quot;劉庸：“基督教教育”，12。&quot;,&quot;noteIndex&quot;:36},&quot;citationItems&quot;:[{&quot;id&quot;:180,&quot;uris&quot;:[&quot;http://zotero.org/users/4857872/items/8NCYFFY5&quot;],&quot;uri&quot;:[&quot;http://zotero.org/users/4857872/items/8NCYFFY5&quot;],&quot;itemData&quot;:{&quot;id&quot;:180,&quot;type&quot;:&quot;thesis&quot;,&quot;genre&quot;:&quot;博士論文&quot;,&quot;language&quot;:&quot;zh-CN&quot;,&quot;publisher&quot;:&quot;太平洋天國神學院&quot;,&quot;title&quot;:&quot;基督教教育在南非華人教會群體中的發展模式&quot;,&quot;title-short&quot;:&quot;基督教教育&quot;,&quot;author&quot;:[{&quot;literal&quot;:&quot;劉庸&quot;}],&quot;issued&quot;:{&quot;date-parts&quot;:[[&quot;2000&quot;]]}},&quot;locator&quot;:&quot;12&quot;,&quot;label&quot;:&quot;page&quot;}],&quot;schema&quot;:&quot;https://github.com/citation-style-language/schema/raw/master/csl-citation.json&quot;} RNDT5EcbvunfF"/></text:p></text:note-body></text:note></text:span></text:p>
      <text:p text:style-name="Standard"/>
      <text:p text:style-name="Standard"/>
      <text:p text:style-name="Standard"><text:span text:style-name="T1">聖經研讀版中之文章</text:span><text:span text:style-name="T3">/</text:span><text:span text:style-name="T1">註釋</text:span><text:span text:style-name="T1"><text:note text:id="ftn36" text:note-class="footnote"><text:note-citation>37</text:note-citation><text:note-body><text:p text:style-name="Footnote"><text:reference-mark-start text:name="ZOTERO_ITEM CSL_CITATION {&quot;citationID&quot;:&quot;zF2PG4kK&quot;,&quot;properties&quot;:{&quot;formattedCitation&quot;:&quot;\\uc0\\u26446{}\\uc0\\u23569{}\\uc0\\u31179{}\\uc0\\u65306{}\\uc0\\u8220{}\\uc0\\u35469{}\\uc0\\u35672{}\\uc0\\u25945{}\\uc0\\u32681{}\\uc0\\u33287{}\\uc0\\u38728{}\\uc0\\u21629{}\\uc0\\u25104{}\\uc0\\u38263{}\\uc0\\u8221{}\\uc0\\u65292{}\\uc0\\u12298{}\\uc0\\u32854{}\\uc0\\u32147{}\\uc0\\u30740{}\\uc0\\u35712{}\\uc0\\u29256{} - \\uc0\\u26032{}\\uc0\\u35695{}\\uc0\\u26412{}\\uc0\\u12299{}\\uc0\\u65288{}\\uc0\\u39640{}\\uc0\\u26126{}\\uc0\\u30332{}\\uc0\\u21644{}\\uc0\\u24373{}\\uc0\\u36948{}\\uc0\\u27665{}\\uc0\\u32534{}\\uc0\\u65292{}\\uc0\\u31532{}\\uc0\\u20108{}\\uc0\\u29256{}\\uc0\\u65292{}\\uc0\\u39321{}\\uc0\\u28207{}\\uc0\\u65306{}\\uc0\\u29872{}\\uc0\\u29699{}\\uc0\\u32854{}\\uc0\\u32147{}\\uc0\\u20844{}\\uc0\\u26371{}\\uc0\\u65292{}2011\\uc0\\u65289{}\\uc0\\u65292{}2080\\uc0\\u12290{}&quot;,&quot;plainCitation&quot;:&quot;李少秋：“認識教義與靈命成長”，《聖經研讀版 - 新譯本》（高明發和張達民编，第二版，香港：環球聖經公會，2011），2080。&quot;,&quot;noteIndex&quot;:37},&quot;citationItems&quot;:[{&quot;id&quot;:233,&quot;uris&quot;:[&quot;http://zotero.org/users/4857872/items/ELY63N2J&quot;],&quot;uri&quot;:[&quot;http://zotero.org/users/4857872/items/ELY63N2J&quot;],&quot;itemData&quot;:{&quot;id&quot;:233,&quot;type&quot;:&quot;chapter&quot;,&quot;container-title&quot;:&quot;聖經研讀版 - 新譯本&quot;,&quot;edition&quot;:&quot;2&quot;,&quot;event-place&quot;:&quot;香港&quot;,&quot;language&quot;:&quot;zh-CN&quot;,&quot;page&quot;:&quot;2080-2081&quot;,&quot;publisher&quot;:&quot;環球聖經公會&quot;,&quot;publisher-place&quot;:&quot;香港&quot;,&quot;title&quot;:&quot;認識教義與靈命成長&quot;,&quot;author&quot;:[{&quot;literal&quot;:&quot;李少秋&quot;}],&quot;editor&quot;:[{&quot;literal&quot;:&quot;高明發&quot;},{&quot;literal&quot;:&quot;張達民&quot;}],&quot;issued&quot;:{&quot;date-parts&quot;:[[&quot;2011&quot;]]}},&quot;locator&quot;:&quot;2080&quot;,&quot;label&quot;:&quot;page&quot;}],&quot;schema&quot;:&quot;https://github.com/citation-style-language/schema/raw/master/csl-citation.json&quot;} RNDti6H9iEzHL"/><text:span text:style-name="T4">李少秋：“認識教義與靈命成長”，《聖經研讀版 - 新譯本》（高明發和張達民编，第二版，香港：環球聖經公會，2011），2080。</text:span><text:reference-mark-end text:name="ZOTERO_ITEM CSL_CITATION {&quot;citationID&quot;:&quot;zF2PG4kK&quot;,&quot;properties&quot;:{&quot;formattedCitation&quot;:&quot;\\uc0\\u26446{}\\uc0\\u23569{}\\uc0\\u31179{}\\uc0\\u65306{}\\uc0\\u8220{}\\uc0\\u35469{}\\uc0\\u35672{}\\uc0\\u25945{}\\uc0\\u32681{}\\uc0\\u33287{}\\uc0\\u38728{}\\uc0\\u21629{}\\uc0\\u25104{}\\uc0\\u38263{}\\uc0\\u8221{}\\uc0\\u65292{}\\uc0\\u12298{}\\uc0\\u32854{}\\uc0\\u32147{}\\uc0\\u30740{}\\uc0\\u35712{}\\uc0\\u29256{} - \\uc0\\u26032{}\\uc0\\u35695{}\\uc0\\u26412{}\\uc0\\u12299{}\\uc0\\u65288{}\\uc0\\u39640{}\\uc0\\u26126{}\\uc0\\u30332{}\\uc0\\u21644{}\\uc0\\u24373{}\\uc0\\u36948{}\\uc0\\u27665{}\\uc0\\u32534{}\\uc0\\u65292{}\\uc0\\u31532{}\\uc0\\u20108{}\\uc0\\u29256{}\\uc0\\u65292{}\\uc0\\u39321{}\\uc0\\u28207{}\\uc0\\u65306{}\\uc0\\u29872{}\\uc0\\u29699{}\\uc0\\u32854{}\\uc0\\u32147{}\\uc0\\u20844{}\\uc0\\u26371{}\\uc0\\u65292{}2011\\uc0\\u65289{}\\uc0\\u65292{}2080\\uc0\\u12290{}&quot;,&quot;plainCitation&quot;:&quot;李少秋：“認識教義與靈命成長”，《聖經研讀版 - 新譯本》（高明發和張達民编，第二版，香港：環球聖經公會，2011），2080。&quot;,&quot;noteIndex&quot;:37},&quot;citationItems&quot;:[{&quot;id&quot;:233,&quot;uris&quot;:[&quot;http://zotero.org/users/4857872/items/ELY63N2J&quot;],&quot;uri&quot;:[&quot;http://zotero.org/users/4857872/items/ELY63N2J&quot;],&quot;itemData&quot;:{&quot;id&quot;:233,&quot;type&quot;:&quot;chapter&quot;,&quot;container-title&quot;:&quot;聖經研讀版 - 新譯本&quot;,&quot;edition&quot;:&quot;2&quot;,&quot;event-place&quot;:&quot;香港&quot;,&quot;language&quot;:&quot;zh-CN&quot;,&quot;page&quot;:&quot;2080-2081&quot;,&quot;publisher&quot;:&quot;環球聖經公會&quot;,&quot;publisher-place&quot;:&quot;香港&quot;,&quot;title&quot;:&quot;認識教義與靈命成長&quot;,&quot;author&quot;:[{&quot;literal&quot;:&quot;李少秋&quot;}],&quot;editor&quot;:[{&quot;literal&quot;:&quot;高明發&quot;},{&quot;literal&quot;:&quot;張達民&quot;}],&quot;issued&quot;:{&quot;date-parts&quot;:[[&quot;2011&quot;]]}},&quot;locator&quot;:&quot;2080&quot;,&quot;label&quot;:&quot;page&quot;}],&quot;schema&quot;:&quot;https://github.com/citation-style-language/schema/raw/master/csl-citation.json&quot;} RNDti6H9iEzHL"/></text:p></text:note-body></text:note></text:span><text:span text:style-name="T1"> </text:span><text:span text:style-name="T1"><text:note text:id="ftn37" text:note-class="footnote"><text:note-citation>38</text:note-citation><text:note-body><text:p text:style-name="Footnote"><text:reference-mark-start text:name="ZOTERO_ITEM CSL_CITATION {&quot;citationID&quot;:&quot;ispX2RO5&quot;,&quot;properties&quot;:{&quot;formattedCitation&quot;:&quot;\\uc0\\u26446{}\\uc0\\u23569{}\\uc0\\u31179{}\\uc0\\u65306{}\\uc0\\u8220{}\\uc0\\u35469{}\\uc0\\u35672{}\\uc0\\u25945{}\\uc0\\u32681{}\\uc0\\u33287{}\\uc0\\u38728{}\\uc0\\u21629{}\\uc0\\u25104{}\\uc0\\u38263{}\\uc0\\u8221{}\\uc0\\u65292{}2081\\uc0\\u12290{}&quot;,&quot;plainCitation&quot;:&quot;李少秋：“認識教義與靈命成長”，2081。&quot;,&quot;noteIndex&quot;:38},&quot;citationItems&quot;:[{&quot;id&quot;:233,&quot;uris&quot;:[&quot;http://zotero.org/users/4857872/items/ELY63N2J&quot;],&quot;uri&quot;:[&quot;http://zotero.org/users/4857872/items/ELY63N2J&quot;],&quot;itemData&quot;:{&quot;id&quot;:233,&quot;type&quot;:&quot;chapter&quot;,&quot;container-title&quot;:&quot;聖經研讀版 - 新譯本&quot;,&quot;edition&quot;:&quot;2&quot;,&quot;event-place&quot;:&quot;香港&quot;,&quot;language&quot;:&quot;zh-CN&quot;,&quot;page&quot;:&quot;2080-2081&quot;,&quot;publisher&quot;:&quot;環球聖經公會&quot;,&quot;publisher-place&quot;:&quot;香港&quot;,&quot;title&quot;:&quot;認識教義與靈命成長&quot;,&quot;author&quot;:[{&quot;literal&quot;:&quot;李少秋&quot;}],&quot;editor&quot;:[{&quot;literal&quot;:&quot;高明發&quot;},{&quot;literal&quot;:&quot;張達民&quot;}],&quot;issued&quot;:{&quot;date-parts&quot;:[[&quot;2011&quot;]]}},&quot;locator&quot;:&quot;2081&quot;,&quot;label&quot;:&quot;page&quot;}],&quot;schema&quot;:&quot;https://github.com/citation-style-language/schema/raw/master/csl-citation.json&quot;} RNDWvz5WzRRlj"/><text:span text:style-name="T4">李少秋：“認識教義與靈命成長”，2081。</text:span><text:reference-mark-end text:name="ZOTERO_ITEM CSL_CITATION {&quot;citationID&quot;:&quot;ispX2RO5&quot;,&quot;properties&quot;:{&quot;formattedCitation&quot;:&quot;\\uc0\\u26446{}\\uc0\\u23569{}\\uc0\\u31179{}\\uc0\\u65306{}\\uc0\\u8220{}\\uc0\\u35469{}\\uc0\\u35672{}\\uc0\\u25945{}\\uc0\\u32681{}\\uc0\\u33287{}\\uc0\\u38728{}\\uc0\\u21629{}\\uc0\\u25104{}\\uc0\\u38263{}\\uc0\\u8221{}\\uc0\\u65292{}2081\\uc0\\u12290{}&quot;,&quot;plainCitation&quot;:&quot;李少秋：“認識教義與靈命成長”，2081。&quot;,&quot;noteIndex&quot;:38},&quot;citationItems&quot;:[{&quot;id&quot;:233,&quot;uris&quot;:[&quot;http://zotero.org/users/4857872/items/ELY63N2J&quot;],&quot;uri&quot;:[&quot;http://zotero.org/users/4857872/items/ELY63N2J&quot;],&quot;itemData&quot;:{&quot;id&quot;:233,&quot;type&quot;:&quot;chapter&quot;,&quot;container-title&quot;:&quot;聖經研讀版 - 新譯本&quot;,&quot;edition&quot;:&quot;2&quot;,&quot;event-place&quot;:&quot;香港&quot;,&quot;language&quot;:&quot;zh-CN&quot;,&quot;page&quot;:&quot;2080-2081&quot;,&quot;publisher&quot;:&quot;環球聖經公會&quot;,&quot;publisher-place&quot;:&quot;香港&quot;,&quot;title&quot;:&quot;認識教義與靈命成長&quot;,&quot;author&quot;:[{&quot;literal&quot;:&quot;李少秋&quot;}],&quot;editor&quot;:[{&quot;literal&quot;:&quot;高明發&quot;},{&quot;literal&quot;:&quot;張達民&quot;}],&quot;issued&quot;:{&quot;date-parts&quot;:[[&quot;2011&quot;]]}},&quot;locator&quot;:&quot;2081&quot;,&quot;label&quot;:&quot;page&quot;}],&quot;schema&quot;:&quot;https://github.com/citation-style-language/schema/raw/master/csl-citation.json&quot;} RNDWvz5WzRRlj"/></text:p></text:note-body></text:note></text:span></text:p>
      <text:p text:style-name="Standard"/>
      <text:p text:style-name="Standard"><text:span text:style-name="T1">學術研討會上發表之專文</text:span><text:span text:style-name="T1"><text:note text:id="ftn38" text:note-class="footnote"><text:note-citation>39</text:note-citation><text:note-body><text:p text:style-name="Footnote"><text:reference-mark-start text:name="ZOTERO_ITEM CSL_CITATION {&quot;citationID&quot;:&quot;MwUO42Pz&quot;,&quot;properties&quot;:{&quot;formattedCitation&quot;:&quot;\\uc0\\u35613{}\\uc0\\u26408{}\\uc0\\u27700{}\\uc0\\u65306{}\\uc0\\u8220{}\\uc0\\u31070{}\\uc0\\u23416{}\\uc0\\u22914{}\\uc0\\u20309{}\\uc0\\u22833{}\\uc0\\u21435{}\\uc0\\u38728{}\\uc0\\u24615{}\\uc0\\u65311{}\\uc0\\u8221{}\\uc0\\u65288{}\\uc0\\u26032{}\\uc0\\u21152{}\\uc0\\u22369{}\\uc0\\u31070{}\\uc0\\u23416{}\\uc0\\u38498{}\\uc0\\u30410{}\\uc0\\u36947{}\\uc0\\u35542{}\\uc0\\u36848{}\\uc0\\u26371{}\\uc0\\u19978{}\\uc0\\u30332{}\\uc0\\u34920{}\\uc0\\u20043{}\\uc0\\u23560{}\\uc0\\u25991{}\\uc0\\u65292{}\\uc0\\u26032{}\\uc0\\u21152{}\\uc0\\u22369{}\\uc0\\u65292{}2010\\uc0\\u24180{}\\uc0\\u65289{}\\uc0\\u65292{}1\\uc0\\u12290{}&quot;,&quot;plainCitation&quot;:&quot;謝木水：“神學如何失去靈性？”（新加坡神學院益道論述會上發表之專文，新加坡，2010年），1。&quot;,&quot;noteIndex&quot;:39},&quot;citationItems&quot;:[{&quot;id&quot;:181,&quot;uris&quot;:[&quot;http://zotero.org/users/4857872/items/IUM3KLC8&quot;],&quot;uri&quot;:[&quot;http://zotero.org/users/4857872/items/IUM3KLC8&quot;],&quot;itemData&quot;:{&quot;id&quot;:181,&quot;type&quot;:&quot;paper-conference&quot;,&quot;event&quot;:&quot;新加坡神學院益道論述會&quot;,&quot;event-place&quot;:&quot;新加坡&quot;,&quot;language&quot;:&quot;zh-TW&quot;,&quot;publisher-place&quot;:&quot;新加坡&quot;,&quot;title&quot;:&quot;神學如何失去靈性？&quot;,&quot;author&quot;:[{&quot;literal&quot;:&quot;謝木水&quot;}],&quot;issued&quot;:{&quot;date-parts&quot;:[[&quot;2010&quot;,10,4]]}},&quot;locator&quot;:&quot;1&quot;,&quot;label&quot;:&quot;page&quot;}],&quot;schema&quot;:&quot;https://github.com/citation-style-language/schema/raw/master/csl-citation.json&quot;} RNDpMqR787MbP"/><text:span text:style-name="T4">謝木水：“神學如何失去靈性？”（新加坡神學院益道論述會上發表之專文，新加坡，2010年），1。</text:span><text:reference-mark-end text:name="ZOTERO_ITEM CSL_CITATION {&quot;citationID&quot;:&quot;MwUO42Pz&quot;,&quot;properties&quot;:{&quot;formattedCitation&quot;:&quot;\\uc0\\u35613{}\\uc0\\u26408{}\\uc0\\u27700{}\\uc0\\u65306{}\\uc0\\u8220{}\\uc0\\u31070{}\\uc0\\u23416{}\\uc0\\u22914{}\\uc0\\u20309{}\\uc0\\u22833{}\\uc0\\u21435{}\\uc0\\u38728{}\\uc0\\u24615{}\\uc0\\u65311{}\\uc0\\u8221{}\\uc0\\u65288{}\\uc0\\u26032{}\\uc0\\u21152{}\\uc0\\u22369{}\\uc0\\u31070{}\\uc0\\u23416{}\\uc0\\u38498{}\\uc0\\u30410{}\\uc0\\u36947{}\\uc0\\u35542{}\\uc0\\u36848{}\\uc0\\u26371{}\\uc0\\u19978{}\\uc0\\u30332{}\\uc0\\u34920{}\\uc0\\u20043{}\\uc0\\u23560{}\\uc0\\u25991{}\\uc0\\u65292{}\\uc0\\u26032{}\\uc0\\u21152{}\\uc0\\u22369{}\\uc0\\u65292{}2010\\uc0\\u24180{}\\uc0\\u65289{}\\uc0\\u65292{}1\\uc0\\u12290{}&quot;,&quot;plainCitation&quot;:&quot;謝木水：“神學如何失去靈性？”（新加坡神學院益道論述會上發表之專文，新加坡，2010年），1。&quot;,&quot;noteIndex&quot;:39},&quot;citationItems&quot;:[{&quot;id&quot;:181,&quot;uris&quot;:[&quot;http://zotero.org/users/4857872/items/IUM3KLC8&quot;],&quot;uri&quot;:[&quot;http://zotero.org/users/4857872/items/IUM3KLC8&quot;],&quot;itemData&quot;:{&quot;id&quot;:181,&quot;type&quot;:&quot;paper-conference&quot;,&quot;event&quot;:&quot;新加坡神學院益道論述會&quot;,&quot;event-place&quot;:&quot;新加坡&quot;,&quot;language&quot;:&quot;zh-TW&quot;,&quot;publisher-place&quot;:&quot;新加坡&quot;,&quot;title&quot;:&quot;神學如何失去靈性？&quot;,&quot;author&quot;:[{&quot;literal&quot;:&quot;謝木水&quot;}],&quot;issued&quot;:{&quot;date-parts&quot;:[[&quot;2010&quot;,10,4]]}},&quot;locator&quot;:&quot;1&quot;,&quot;label&quot;:&quot;page&quot;}],&quot;schema&quot;:&quot;https://github.com/citation-style-language/schema/raw/master/csl-citation.json&quot;} RNDpMqR787MbP"/></text:p></text:note-body></text:note></text:span><text:span text:style-name="T1"> </text:span><text:span text:style-name="T1"><text:note text:id="ftn39" text:note-class="footnote"><text:note-citation>40</text:note-citation><text:note-body><text:p text:style-name="Footnote"><text:reference-mark-start text:name="ZOTERO_ITEM CSL_CITATION {&quot;citationID&quot;:&quot;nPUhgXMr&quot;,&quot;properties&quot;:{&quot;formattedCitation&quot;:&quot;\\uc0\\u35613{}\\uc0\\u26408{}\\uc0\\u27700{}\\uc0\\u65306{}\\uc0\\u8220{}\\uc0\\u31070{}\\uc0\\u23416{}\\uc0\\u22914{}\\uc0\\u20309{}\\uc0\\u22833{}\\uc0\\u21435{}\\uc0\\u38728{}\\uc0\\u24615{}\\uc0\\u65311{}\\uc0\\u8221{}\\uc0\\u65292{}4\\uc0\\u12290{}&quot;,&quot;plainCitation&quot;:&quot;謝木水：“神學如何失去靈性？”，4。&quot;,&quot;noteIndex&quot;:40},&quot;citationItems&quot;:[{&quot;id&quot;:181,&quot;uris&quot;:[&quot;http://zotero.org/users/4857872/items/IUM3KLC8&quot;],&quot;uri&quot;:[&quot;http://zotero.org/users/4857872/items/IUM3KLC8&quot;],&quot;itemData&quot;:{&quot;id&quot;:181,&quot;type&quot;:&quot;paper-conference&quot;,&quot;event&quot;:&quot;新加坡神學院益道論述會&quot;,&quot;event-place&quot;:&quot;新加坡&quot;,&quot;language&quot;:&quot;zh-TW&quot;,&quot;publisher-place&quot;:&quot;新加坡&quot;,&quot;title&quot;:&quot;神學如何失去靈性？&quot;,&quot;author&quot;:[{&quot;literal&quot;:&quot;謝木水&quot;}],&quot;issued&quot;:{&quot;date-parts&quot;:[[&quot;2010&quot;,10,4]]}},&quot;locator&quot;:&quot;4&quot;,&quot;label&quot;:&quot;page&quot;}],&quot;schema&quot;:&quot;https://github.com/citation-style-language/schema/raw/master/csl-citation.json&quot;} RNDUVVQfMDkEI"/><text:span text:style-name="T4">謝木水：“神學如何失去靈性？”，4。</text:span><text:reference-mark-end text:name="ZOTERO_ITEM CSL_CITATION {&quot;citationID&quot;:&quot;nPUhgXMr&quot;,&quot;properties&quot;:{&quot;formattedCitation&quot;:&quot;\\uc0\\u35613{}\\uc0\\u26408{}\\uc0\\u27700{}\\uc0\\u65306{}\\uc0\\u8220{}\\uc0\\u31070{}\\uc0\\u23416{}\\uc0\\u22914{}\\uc0\\u20309{}\\uc0\\u22833{}\\uc0\\u21435{}\\uc0\\u38728{}\\uc0\\u24615{}\\uc0\\u65311{}\\uc0\\u8221{}\\uc0\\u65292{}4\\uc0\\u12290{}&quot;,&quot;plainCitation&quot;:&quot;謝木水：“神學如何失去靈性？”，4。&quot;,&quot;noteIndex&quot;:40},&quot;citationItems&quot;:[{&quot;id&quot;:181,&quot;uris&quot;:[&quot;http://zotero.org/users/4857872/items/IUM3KLC8&quot;],&quot;uri&quot;:[&quot;http://zotero.org/users/4857872/items/IUM3KLC8&quot;],&quot;itemData&quot;:{&quot;id&quot;:181,&quot;type&quot;:&quot;paper-conference&quot;,&quot;event&quot;:&quot;新加坡神學院益道論述會&quot;,&quot;event-place&quot;:&quot;新加坡&quot;,&quot;language&quot;:&quot;zh-TW&quot;,&quot;publisher-place&quot;:&quot;新加坡&quot;,&quot;title&quot;:&quot;神學如何失去靈性？&quot;,&quot;author&quot;:[{&quot;literal&quot;:&quot;謝木水&quot;}],&quot;issued&quot;:{&quot;date-parts&quot;:[[&quot;2010&quot;,10,4]]}},&quot;locator&quot;:&quot;4&quot;,&quot;label&quot;:&quot;page&quot;}],&quot;schema&quot;:&quot;https://github.com/citation-style-language/schema/raw/master/csl-citation.json&quot;} RNDUVVQfMDkEI"/></text:p></text:note-body></text:note></text:span></text:p>
      <text:p text:style-name="Standard"/>
      <text:p text:style-name="Standard"/>
      <text:p text:style-name="Standard"><text:span text:style-name="T1">錄音、錄影或網上多媒體文檔 </text:span><text:span text:style-name="T1"><text:note text:id="ftn41" text:note-class="footnote"><text:note-citation>41</text:note-citation><text:note-body><text:p text:style-name="Footnote"><text:reference-mark-start text:name="ZOTERO_ITEM CSL_CITATION {&quot;citationID&quot;:&quot;aNH3GBlT&quot;,&quot;properties&quot;:{&quot;formattedCitation&quot;:&quot;\\uc0\\u26954{}\\uc0\\u26575{}\\uc0\\u28415{}\\uc0\\u65306{}\\uc0\\u12298{}\\uc0\\u24489{}\\uc0\\u33288{}\\uc0\\u30340{}\\uc0\\u20351{}\\uc0\\u21629{}\\uc0\\u32676{}\\uc0\\u39636{}\\uc0\\u12299{}\\uc0\\u35486{}\\uc0\\u38899{}\\uc0\\u37636{}\\uc0\\u38899{}\\uc0\\u65292{}http://www.church.com.hk/acms/content.asp?site=cdc&amp;op=show&amp;type=product&amp;code=019300&amp;layout=sermon\\uc0\\u12290{}&quot;,&quot;plainCitation&quot;:&quot;楊柏滿：《復興的使命群體》語音錄音，http://www.church.com.hk/acms/content.asp?site=cdc&amp;op=show&amp;type=product&amp;code=019300&amp;layout=sermon。&quot;,&quot;noteIndex&quot;:41},&quot;citationItems&quot;:[{&quot;id&quot;:178,&quot;uris&quot;:[&quot;http://zotero.org/users/4857872/items/MBD2YEPR&quot;],&quot;uri&quot;:[&quot;http://zotero.org/users/4857872/items/MBD2YEPR&quot;],&quot;itemData&quot;:{&quot;id&quot;:178,&quot;type&quot;:&quot;broadcast&quot;,&quot;abstract&quot;:&quot;222&quot;,&quot;collection-title&quot;:&quot;華人教會網路&quot;,&quot;dimensions&quot;:&quot;333&quot;,&quot;language&quot;:&quot;zh-CN&quot;,&quot;medium&quot;:&quot;語音錄音&quot;,&quot;note&quot;:&quot;777&quot;,&quot;title&quot;:&quot;復興的使命群體&quot;,&quot;title-short&quot;:&quot;555&quot;,&quot;URL&quot;:&quot;http://www.church.com.hk/acms/content.asp?site=cdc&amp;op=show&amp;type=product&amp;code=019300&amp;layout=sermon&quot;,&quot;author&quot;:[{&quot;literal&quot;:&quot;楊柏滿&quot;}]}}],&quot;schema&quot;:&quot;https://github.com/citation-style-language/schema/raw/master/csl-citation.json&quot;} RND7er6wjhWYD"/><text:span text:style-name="T4">楊柏滿：《復興的使命群體》語音錄音，http://www.church.com.hk/acms/content.asp?site=cdc&amp;op=show&amp;type=product&amp;code=019300&amp;layout=sermon。</text:span><text:reference-mark-end text:name="ZOTERO_ITEM CSL_CITATION {&quot;citationID&quot;:&quot;aNH3GBlT&quot;,&quot;properties&quot;:{&quot;formattedCitation&quot;:&quot;\\uc0\\u26954{}\\uc0\\u26575{}\\uc0\\u28415{}\\uc0\\u65306{}\\uc0\\u12298{}\\uc0\\u24489{}\\uc0\\u33288{}\\uc0\\u30340{}\\uc0\\u20351{}\\uc0\\u21629{}\\uc0\\u32676{}\\uc0\\u39636{}\\uc0\\u12299{}\\uc0\\u35486{}\\uc0\\u38899{}\\uc0\\u37636{}\\uc0\\u38899{}\\uc0\\u65292{}http://www.church.com.hk/acms/content.asp?site=cdc&amp;op=show&amp;type=product&amp;code=019300&amp;layout=sermon\\uc0\\u12290{}&quot;,&quot;plainCitation&quot;:&quot;楊柏滿：《復興的使命群體》語音錄音，http://www.church.com.hk/acms/content.asp?site=cdc&amp;op=show&amp;type=product&amp;code=019300&amp;layout=sermon。&quot;,&quot;noteIndex&quot;:41},&quot;citationItems&quot;:[{&quot;id&quot;:178,&quot;uris&quot;:[&quot;http://zotero.org/users/4857872/items/MBD2YEPR&quot;],&quot;uri&quot;:[&quot;http://zotero.org/users/4857872/items/MBD2YEPR&quot;],&quot;itemData&quot;:{&quot;id&quot;:178,&quot;type&quot;:&quot;broadcast&quot;,&quot;abstract&quot;:&quot;222&quot;,&quot;collection-title&quot;:&quot;華人教會網路&quot;,&quot;dimensions&quot;:&quot;333&quot;,&quot;language&quot;:&quot;zh-CN&quot;,&quot;medium&quot;:&quot;語音錄音&quot;,&quot;note&quot;:&quot;777&quot;,&quot;title&quot;:&quot;復興的使命群體&quot;,&quot;title-short&quot;:&quot;555&quot;,&quot;URL&quot;:&quot;http://www.church.com.hk/acms/content.asp?site=cdc&amp;op=show&amp;type=product&amp;code=019300&amp;layout=sermon&quot;,&quot;author&quot;:[{&quot;literal&quot;:&quot;楊柏滿&quot;}]}}],&quot;schema&quot;:&quot;https://github.com/citation-style-language/schema/raw/master/csl-citation.json&quot;} RND7er6wjhWYD"/></text:p></text:note-body></text:note></text:span></text:p>
      <text:p text:style-name="Standard"/>
      <text:p text:style-name="Standard"/>
      <text:p text:style-name="Standard"><text:span text:style-name="T1">電子文章</text:span><text:span text:style-name="T3">/</text:span><text:span text:style-name="T1">網頁資料</text:span><text:span text:style-name="T3">/</text:span><text:span text:style-name="T1">部落格</text:span><text:span text:style-name="T1"><text:note text:id="ftn42" text:note-class="footnote"><text:note-citation>42</text:note-citation><text:note-body><text:p text:style-name="Footnote"><text:reference-mark-start text:name="ZOTERO_ITEM CSL_CITATION {&quot;citationID&quot;:&quot;YY8mrPka&quot;,&quot;properties&quot;:{&quot;formattedCitation&quot;:&quot;\\uc0\\u21129{}\\uc0\\u23567{}\\uc0\\u26963{}\\uc0\\u65306{}\\uc0\\u8220{}\\uc0\\u27511{}\\uc0\\u21490{}\\uc0\\u29609{}\\uc0\\u23436{}\\uc0\\u20102{}\\uc0\\u65311{}\\uc0\\u8221{}\\uc0\\u65292{}\\uc0\\u12298{}\\uc0\\u28450{}\\uc0\\u35486{}\\uc0\\u22522{}\\uc0\\u30563{}\\uc0\\u25945{}\\uc0\\u25991{}\\uc0\\u21270{}\\uc0\\u30740{}\\uc0\\u31350{}\\uc0\\u25152{}\\uc0\\u12299{}\\uc0\\u65292{}2001\\uc0\\u24180{}5\\uc0\\u26376{}3\\uc0\\u26085{}\\uc0\\u65292{}http://www. iscs.org.hk/article18.htm\\uc0\\u12290{}&quot;,&quot;plainCitation&quot;:&quot;劉小楓：“歷史玩完了？”，《漢語基督教文化研究所》，2001年5月3日，http://www. iscs.org.hk/article18.htm。&quot;,&quot;noteIndex&quot;:42},&quot;citationItems&quot;:[{&quot;id&quot;:179,&quot;uris&quot;:[&quot;http://zotero.org/users/4857872/items/7GZ9RT3F&quot;],&quot;uri&quot;:[&quot;http://zotero.org/users/4857872/items/7GZ9RT3F&quot;],&quot;itemData&quot;:{&quot;id&quot;:179,&quot;type&quot;:&quot;webpage&quot;,&quot;container-title&quot;:&quot;漢語基督教文化研究所&quot;,&quot;language&quot;:&quot;zh-CN&quot;,&quot;title&quot;:&quot;歷史玩完了？&quot;,&quot;URL&quot;:&quot;http://www. iscs.org.hk/article18.htm&quot;,&quot;author&quot;:[{&quot;literal&quot;:&quot;劉小楓&quot;}],&quot;accessed&quot;:{&quot;date-parts&quot;:[[&quot;2002&quot;,8,5]]},&quot;issued&quot;:{&quot;date-parts&quot;:[[&quot;2001&quot;,5,3]]}}}],&quot;schema&quot;:&quot;https://github.com/citation-style-language/schema/raw/master/csl-citation.json&quot;} RNDCsE114Z035"/><text:span text:style-name="T4">劉小楓：“歷史玩完了？”，《漢語基督教文化研究所》，2001年5月3日，http://www. iscs.org.hk/article18.htm。</text:span><text:reference-mark-end text:name="ZOTERO_ITEM CSL_CITATION {&quot;citationID&quot;:&quot;YY8mrPka&quot;,&quot;properties&quot;:{&quot;formattedCitation&quot;:&quot;\\uc0\\u21129{}\\uc0\\u23567{}\\uc0\\u26963{}\\uc0\\u65306{}\\uc0\\u8220{}\\uc0\\u27511{}\\uc0\\u21490{}\\uc0\\u29609{}\\uc0\\u23436{}\\uc0\\u20102{}\\uc0\\u65311{}\\uc0\\u8221{}\\uc0\\u65292{}\\uc0\\u12298{}\\uc0\\u28450{}\\uc0\\u35486{}\\uc0\\u22522{}\\uc0\\u30563{}\\uc0\\u25945{}\\uc0\\u25991{}\\uc0\\u21270{}\\uc0\\u30740{}\\uc0\\u31350{}\\uc0\\u25152{}\\uc0\\u12299{}\\uc0\\u65292{}2001\\uc0\\u24180{}5\\uc0\\u26376{}3\\uc0\\u26085{}\\uc0\\u65292{}http://www. iscs.org.hk/article18.htm\\uc0\\u12290{}&quot;,&quot;plainCitation&quot;:&quot;劉小楓：“歷史玩完了？”，《漢語基督教文化研究所》，2001年5月3日，http://www. iscs.org.hk/article18.htm。&quot;,&quot;noteIndex&quot;:42},&quot;citationItems&quot;:[{&quot;id&quot;:179,&quot;uris&quot;:[&quot;http://zotero.org/users/4857872/items/7GZ9RT3F&quot;],&quot;uri&quot;:[&quot;http://zotero.org/users/4857872/items/7GZ9RT3F&quot;],&quot;itemData&quot;:{&quot;id&quot;:179,&quot;type&quot;:&quot;webpage&quot;,&quot;container-title&quot;:&quot;漢語基督教文化研究所&quot;,&quot;language&quot;:&quot;zh-CN&quot;,&quot;title&quot;:&quot;歷史玩完了？&quot;,&quot;URL&quot;:&quot;http://www. iscs.org.hk/article18.htm&quot;,&quot;author&quot;:[{&quot;literal&quot;:&quot;劉小楓&quot;}],&quot;accessed&quot;:{&quot;date-parts&quot;:[[&quot;2002&quot;,8,5]]},&quot;issued&quot;:{&quot;date-parts&quot;:[[&quot;2001&quot;,5,3]]}}}],&quot;schema&quot;:&quot;https://github.com/citation-style-language/schema/raw/master/csl-citation.json&quot;} RNDCsE114Z035"/></text:p></text:note-body></text:note></text:span><text:span text:style-name="T1"> </text:span><text:span text:style-name="T1"><text:note text:id="ftn43" text:note-class="footnote"><text:note-citation>43</text:note-citation><text:note-body><text:p text:style-name="Footnote"><text:reference-mark-start text:name="ZOTERO_ITEM CSL_CITATION {&quot;citationID&quot;:&quot;rtdbr7sR&quot;,&quot;properties&quot;:{&quot;formattedCitation&quot;:&quot;\\uc0\\u21129{}\\uc0\\u23567{}\\uc0\\u26963{}\\uc0\\u65306{}\\uc0\\u8220{}\\uc0\\u27511{}\\uc0\\u21490{}\\uc0\\u29609{}\\uc0\\u23436{}\\uc0\\u20102{}\\uc0\\u65311{}\\uc0\\u8221{}\\uc0\\u12290{}&quot;,&quot;plainCitation&quot;:&quot;劉小楓：“歷史玩完了？”。&quot;,&quot;noteIndex&quot;:43},&quot;citationItems&quot;:[{&quot;id&quot;:179,&quot;uris&quot;:[&quot;http://zotero.org/users/4857872/items/7GZ9RT3F&quot;],&quot;uri&quot;:[&quot;http://zotero.org/users/4857872/items/7GZ9RT3F&quot;],&quot;itemData&quot;:{&quot;id&quot;:179,&quot;type&quot;:&quot;webpage&quot;,&quot;container-title&quot;:&quot;漢語基督教文化研究所&quot;,&quot;language&quot;:&quot;zh-CN&quot;,&quot;title&quot;:&quot;歷史玩完了？&quot;,&quot;URL&quot;:&quot;http://www. iscs.org.hk/article18.htm&quot;,&quot;author&quot;:[{&quot;literal&quot;:&quot;劉小楓&quot;}],&quot;accessed&quot;:{&quot;date-parts&quot;:[[&quot;2002&quot;,8,5]]},&quot;issued&quot;:{&quot;date-parts&quot;:[[&quot;2001&quot;,5,3]]}}}],&quot;schema&quot;:&quot;https://github.com/citation-style-language/schema/raw/master/csl-citation.json&quot;} RNDFKxTqbo7fo"/><text:span text:style-name="T4">劉小楓：“歷史玩完了？”。</text:span><text:reference-mark-end text:name="ZOTERO_ITEM CSL_CITATION {&quot;citationID&quot;:&quot;rtdbr7sR&quot;,&quot;properties&quot;:{&quot;formattedCitation&quot;:&quot;\\uc0\\u21129{}\\uc0\\u23567{}\\uc0\\u26963{}\\uc0\\u65306{}\\uc0\\u8220{}\\uc0\\u27511{}\\uc0\\u21490{}\\uc0\\u29609{}\\uc0\\u23436{}\\uc0\\u20102{}\\uc0\\u65311{}\\uc0\\u8221{}\\uc0\\u12290{}&quot;,&quot;plainCitation&quot;:&quot;劉小楓：“歷史玩完了？”。&quot;,&quot;noteIndex&quot;:43},&quot;citationItems&quot;:[{&quot;id&quot;:179,&quot;uris&quot;:[&quot;http://zotero.org/users/4857872/items/7GZ9RT3F&quot;],&quot;uri&quot;:[&quot;http://zotero.org/users/4857872/items/7GZ9RT3F&quot;],&quot;itemData&quot;:{&quot;id&quot;:179,&quot;type&quot;:&quot;webpage&quot;,&quot;container-title&quot;:&quot;漢語基督教文化研究所&quot;,&quot;language&quot;:&quot;zh-CN&quot;,&quot;title&quot;:&quot;歷史玩完了？&quot;,&quot;URL&quot;:&quot;http://www. iscs.org.hk/article18.htm&quot;,&quot;author&quot;:[{&quot;literal&quot;:&quot;劉小楓&quot;}],&quot;accessed&quot;:{&quot;date-parts&quot;:[[&quot;2002&quot;,8,5]]},&quot;issued&quot;:{&quot;date-parts&quot;:[[&quot;2001&quot;,5,3]]}}}],&quot;schema&quot;:&quot;https://github.com/citation-style-language/schema/raw/master/csl-citation.json&quot;} RNDFKxTqbo7fo"/></text:p></text:note-body></text:not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参考书目</text:p>
      <text:p text:style-name="P1"/>
      <text:section text:style-name="Sect1" text:name="ZOTERO_BIBL {&quot;uncited&quot;:[],&quot;omitted&quot;:[],&quot;custom&quot;:[]} CSL_BIBLIOGRAPHY RNDOWB2Mseypm">
        <text:p text:style-name="Bibliography_20_1">奧古斯丁：《上帝之城》。王曉朝译。共三册。歷代基督教思想學術文庫古代系列。香港：道風書社，2004。</text:p>
        <text:p text:style-name="Bibliography_20_1">鮑維鈞、黃錫木、羅慶才、張略和岑少麟：《聖經正典與經外文獻導論》。聖經導論叢書。香港：基道，2001。</text:p>
        <text:p text:style-name="Bibliography_20_1">曹雪芹：《紅樓夢》。Kindle版。Czech Republic：藝雅，2017。</text:p>
        <text:p text:style-name="Bibliography_20_1">陳惠榮编：“文士”。页1022–1024于《證主聖經百科全書》第二册。共三册。香港：福音證主協會，1995。</text:p>
        <text:p text:style-name="Bibliography_20_1">杜德民、張愛楊和陳豐裕：《雨過天晴》。新加坡：和聯出版社，2003。</text:p>
        <text:p text:style-name="Bibliography_20_1">馮來平：“基督的寬容”。页25–26于《世界神學辭典》第三册。邱宋恩编。共四册。上海：展徒出版社，1990。</text:p>
        <text:p text:style-name="Bibliography_20_1">貴鉤利：“人的造成10.2”。页19–20于《東方教父選集》。章文新编。沈鮮維幀、都孟高、馬葆煉和謝扶雅译。第二版。香港：基督教文藝，1989。</text:p>
        <text:p text:style-name="Bibliography_20_1">何衛中：《牧養神的群羊》。香港：金燈台，2010。http://www.goldenlampstand.org/download/GL217A_Pastoral_TC.pdf。</text:p>
        <text:p text:style-name="Bibliography_20_1">黄二冬：“天下一家”。页335–350于《地球村的演變》。千百文编。厦門：漢陽出版社，2003。</text:p>
        <text:p text:style-name="Bibliography_20_1">黃朱倫：《腓立比書：僕友的生命與事奉》。明道研經叢書50。香港：明道社，2006。</text:p>
        <text:p text:style-name="Bibliography_20_1">李三谷编：《舊約小品》。台北：校園出版社，2003。</text:p>
        <text:p text:style-name="Bibliography_20_1">李少秋：“認識教義與靈命成長”。页2080–2081于《聖經研讀版 - 新譯本》。高明發和張達民编。第二版。香港：環球聖經公會，2011。</text:p>
        <text:p text:style-name="Bibliography_20_1">劉小楓：“歷史玩完了？”。《漢語基督教文化研究所》。2001年5月3日。http://www. iscs.org.hk/article18.htm。</text:p>
        <text:p text:style-name="Bibliography_20_1">劉庸：“基督教教育在南非華人教會群體中的發展模式”。博士論文，太平洋天國神學院，2000。</text:p>
        <text:p text:style-name="Bibliography_20_1">馬丁路德：“在信心中的祈禱”。页183–190于《屬靈操練之旅》。傅士德和史雅各编。袁達志和陶婉儀译。香港：天道書樓，2004。</text:p>
        <text:p text:style-name="Bibliography_20_1">史馨：“馬克龍民望回升反擊黃背心之亂”，《亞洲週刊》33.12（2019）：36–37。</text:p>
        <text:p text:style-name="Bibliography_20_1">吳立樂编：《浸會在華佈道百年史略》。修訂版。香港：浸信會出版部，1970。</text:p>
        <text:p text:style-name="Bibliography_20_1">謝木水：“神學如何失去靈性？”。新加坡神學院益道論述會上發表之專文。新加坡，2010年10月4日。</text:p>
        <text:p text:style-name="Bibliography_20_1">楊柏滿：《復興的使命群體》語音錄音。http://www.church.com.hk/acms/content.asp?site=cdc&amp;op=show&amp;type=product&amp;code=019300&amp;layout=sermon。</text:p>
        <text:p text:style-name="Bibliography_20_1"><text:soft-page-break/>楊牧谷：《淚眼先知耶利米》。台北：校園出版社，2003。</text:p>
        <text:p text:style-name="Bibliography_20_1">楊品通：“神學的本質探討”，《教會神學期刊》14（2003）：19–24。</text:p>
        <text:p text:style-name="Bibliography_20_1">楊慶球：“路德與加爾文的社會政治思想”，《教會》69（2018）：29–42。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.423cm" style:contextual-spacing="false" style:line-height-at-least="0.423cm" fo:text-indent="-1.27cm" style:auto-text-indent="false">
        <style:tab-stops/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28T10:05:00</meta:creation-date>
    <meta:initial-creator>Brown Andrew</meta:initial-creator>
    <dc:date>2021-02-27T09:57:16.716000000</dc:date>
    <meta:editing-duration>PT9H19M10S</meta:editing-duration>
    <meta:editing-cycles>12</meta:editing-cycles>
    <meta:generator>LibreOffice/7.0.0.3$Windows_X86_64 LibreOffice_project/8061b3e9204bef6b321a21033174034a5e2ea88e</meta:generator>
    <meta:document-statistic meta:table-count="0" meta:image-count="0" meta:object-count="0" meta:page-count="4" meta:paragraph-count="88" meta:word-count="2219" meta:character-count="2987" meta:non-whitespace-character-count="2955"/>
    <meta:user-defined meta:name="ZOTERO_PREF_1">&lt;data data-version="3" zotero-version="5.0.89"&gt;&lt;session id="Tboq5CxJ"/&gt;&lt;style id="http://www.zotero.org/styles/melbourne-school-of-theology-chinese" hasBibliography="1" bibliographyStyleHasBeenSet="1"/&gt;&lt;prefs&gt;&lt;pref name="fieldType" value="ReferenceMark"/&gt;</meta:user-defined>
    <meta:user-defined meta:name="ZOTERO_PREF_2">&lt;pref name="automaticJournalAbbreviations" value="true"/&gt;&lt;pref name="noteType" value="1"/&gt;&lt;/prefs&gt;&lt;/data&gt;</meta:user-defined>
  </office:meta>
</office:document-meta>
</file>